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49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S3-1_gpu" table:style-name="ta1">
        <table:shapes>
          <draw:frame draw:z-index="0" draw:style-name="gr1" draw:text-style-name="P1" svg:width="453.51pt" svg:height="255.09pt" svg:x="22.68pt" svg:y="205.99pt">
            <loext:p draw:notify-on-update-of-ranges="'PS3-1_gpu'.A3:'PS3-1_gpu'.A38 'PS3-1_gpu'.R2:'PS3-1_gpu'.R2 'PS3-1_gpu'.R3:'PS3-1_gpu'.R33 'PS3-1_gpu'.S2:'PS3-1_gpu'.S2 'PS3-1_gpu'.S3:'PS3-1_gpu'.S33 'PS3-1_gpu'.T2:'PS3-1_gpu'.T2 'PS3-1_gpu'.T3:'PS3-1_gpu'.T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3pt" svg:height="255.15pt" svg:x="500.09pt" svg:y="206.59pt">
            <loext:p draw:notify-on-update-of-ranges="'PS3-1_gpu'.A3:'PS3-1_gpu'.A33 'PS3-1_gpu'.L2:'PS3-1_gpu'.L2 'PS3-1_gpu'.L3:'PS3-1_gpu'.L33 'PS3-1_gpu'.M2:'PS3-1_gpu'.M2 'PS3-1_gpu'.M3:'PS3-1_gpu'.M33 'PS3-1_gpu'.N2:'PS3-1_gpu'.N2 'PS3-1_gpu'.N3:'PS3-1_gpu'.N33 'PS3-1_gpu'.O2:'PS3-1_gpu'.O2 'PS3-1_gpu'.O3:'PS3-1_gpu'.O33 'PS3-1_gpu'.P2:'PS3-1_gpu'.P2 'PS3-1_gpu'.P3:'PS3-1_gpu'.P33 'PS3-1_gpu'.Q2:'PS3-1_gpu'.Q2 'PS3-1_gpu'.Q3:'PS3-1_gpu'.Q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tmp</text:p>
          </table:table-cell>
          <table:table-cell office:value-type="string" calcext:value-type="string">
            <text:p>read tmp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0x write</text:p>
          </table:table-cell>
          <table:table-cell office:value-type="string" calcext:value-type="string">
            <text:p>100x read</text:p>
          </table:table-cell>
          <table:table-cell office:value-type="string" calcext:value-type="string">
            <text:p>1000x write</text:p>
          </table:table-cell>
          <table:table-cell office:value-type="string" calcext:value-type="string">
            <text:p>1000x read</text:p>
          </table:table-cell>
          <table:table-cell office:value-type="string" calcext:value-type="string">
            <text:p>10000x write</text:p>
          </table:table-cell>
          <table:table-cell office:value-type="string" calcext:value-type="string">
            <text:p>10000x read</text:p>
          </table:table-cell>
          <table:table-cell office:value-type="string" calcext:value-type="string">
            <text:p>100x kernel</text:p>
          </table:table-cell>
          <table:table-cell office:value-type="string" calcext:value-type="string">
            <text:p>1000x kernel</text:p>
          </table:table-cell>
          <table:table-cell office:value-type="string" calcext:value-type="string">
            <text:p>10000x kernel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001024" calcext:value-type="float">
            <text:p>0.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008" calcext:value-type="float">
            <text:p>0.095008</text:p>
          </table:table-cell>
          <table:table-cell office:value-type="float" office:value="0.075264" calcext:value-type="float">
            <text:p>0.075264</text:p>
          </table:table-cell>
          <table:table-cell office:value-type="float" office:value="0" calcext:value-type="float">
            <text:p>0</text:p>
          </table:table-cell>
          <table:table-cell table:formula="of:=[.D3]+[.F3]+[.H3]" office:value-type="float" office:value="0.076288" calcext:value-type="float">
            <text:p>0.076288</text:p>
          </table:table-cell>
          <table:table-cell table:formula="of:=[.E3]+[.G3]+[.I3]" office:value-type="float" office:value="0.095008" calcext:value-type="float">
            <text:p>0.095008</text:p>
          </table:table-cell>
          <table:table-cell table:formula="of:=[.J3]" office:value-type="float" office:value="0.076288" calcext:value-type="float">
            <text:p>0.076288</text:p>
          </table:table-cell>
          <table:table-cell table:formula="of:=[.K3]" office:value-type="float" office:value="0.095008" calcext:value-type="float">
            <text:p>0.095008</text:p>
          </table:table-cell>
          <table:table-cell table:formula="of:=[.J4]" office:value-type="float" office:value="0.73392" calcext:value-type="float">
            <text:p>0.73392</text:p>
          </table:table-cell>
          <table:table-cell table:formula="of:=[.K4]" office:value-type="float" office:value="0.952576" calcext:value-type="float">
            <text:p>0.952576</text:p>
          </table:table-cell>
          <table:table-cell table:formula="of:=[.J5]" office:value-type="float" office:value="7.42579" calcext:value-type="float">
            <text:p>7.42579</text:p>
          </table:table-cell>
          <table:table-cell table:formula="of:=[.K5]" office:value-type="float" office:value="9.37552" calcext:value-type="float">
            <text:p>9.37552</text:p>
          </table:table-cell>
          <table:table-cell table:formula="of:=[.C3]" office:value-type="float" office:value="0.6384" calcext:value-type="float">
            <text:p>0.6384</text:p>
          </table:table-cell>
          <table:table-cell table:formula="of:=[.C4]" office:value-type="float" office:value="7.17648" calcext:value-type="float">
            <text:p>7.17648</text:p>
          </table:table-cell>
          <table:table-cell table:formula="of:=[.C5]" office:value-type="float" office:value="58.9271" calcext:value-type="float">
            <text:p>58.9271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7.17648" calcext:value-type="float">
            <text:p>7.17648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952576" calcext:value-type="float">
            <text:p>0.952576</text:p>
          </table:table-cell>
          <table:table-cell office:value-type="float" office:value="0.731872" calcext:value-type="float">
            <text:p>0.731872</text:p>
          </table:table-cell>
          <table:table-cell office:value-type="float" office:value="0" calcext:value-type="float">
            <text:p>0</text:p>
          </table:table-cell>
          <table:table-cell table:formula="of:=[.D4]+[.F4]+[.H4]" office:value-type="float" office:value="0.73392" calcext:value-type="float">
            <text:p>0.73392</text:p>
          </table:table-cell>
          <table:table-cell table:formula="of:=[.E4]+[.G4]+[.I4]" office:value-type="float" office:value="0.952576" calcext:value-type="float">
            <text:p>0.95257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58.9271" calcext:value-type="float">
            <text:p>58.9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9.37552" calcext:value-type="float">
            <text:p>9.37552</text:p>
          </table:table-cell>
          <table:table-cell office:value-type="float" office:value="7.42483" calcext:value-type="float">
            <text:p>7.42483</text:p>
          </table:table-cell>
          <table:table-cell office:value-type="float" office:value="0" calcext:value-type="float">
            <text:p>0</text:p>
          </table:table-cell>
          <table:table-cell table:formula="of:=[.D5]+[.F5]+[.H5]" office:value-type="float" office:value="7.42579" calcext:value-type="float">
            <text:p>7.42579</text:p>
          </table:table-cell>
          <table:table-cell table:formula="of:=[.E5]+[.G5]+[.I5]" office:value-type="float" office:value="9.37552" calcext:value-type="float">
            <text:p>9.37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59.4186" calcext:value-type="float">
            <text:p>59.418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92608" calcext:value-type="float">
            <text:p>0.092608</text:p>
          </table:table-cell>
          <table:table-cell office:value-type="float" office:value="0.075488" calcext:value-type="float">
            <text:p>0.075488</text:p>
          </table:table-cell>
          <table:table-cell office:value-type="float" office:value="0" calcext:value-type="float">
            <text:p>0</text:p>
          </table:table-cell>
          <table:table-cell table:formula="of:=[.D6]+[.F6]+[.H6]" office:value-type="float" office:value="0.077536" calcext:value-type="float">
            <text:p>0.077536</text:p>
          </table:table-cell>
          <table:table-cell table:formula="of:=[.E6]+[.G6]+[.I6]" office:value-type="float" office:value="0.092608" calcext:value-type="float">
            <text:p>0.092608</text:p>
          </table:table-cell>
          <table:table-cell table:formula="of:=[.J6]" office:value-type="float" office:value="0.077536" calcext:value-type="float">
            <text:p>0.077536</text:p>
          </table:table-cell>
          <table:table-cell table:formula="of:=[.K6]" office:value-type="float" office:value="0.092608" calcext:value-type="float">
            <text:p>0.092608</text:p>
          </table:table-cell>
          <table:table-cell table:formula="of:=[.J7]" office:value-type="float" office:value="0.770048" calcext:value-type="float">
            <text:p>0.770048</text:p>
          </table:table-cell>
          <table:table-cell table:formula="of:=[.K7]" office:value-type="float" office:value="0.939072" calcext:value-type="float">
            <text:p>0.939072</text:p>
          </table:table-cell>
          <table:table-cell table:formula="of:=[.J8]" office:value-type="float" office:value="7.592544" calcext:value-type="float">
            <text:p>7.592544</text:p>
          </table:table-cell>
          <table:table-cell table:formula="of:=[.K8]" office:value-type="float" office:value="9.45466" calcext:value-type="float">
            <text:p>9.45466</text:p>
          </table:table-cell>
          <table:table-cell table:formula="of:=[.C6]" office:value-type="float" office:value="59.4186" calcext:value-type="float">
            <text:p>59.4186</text:p>
          </table:table-cell>
          <table:table-cell table:formula="of:=[.C7]" office:value-type="float" office:value="64.4186" calcext:value-type="float">
            <text:p>64.4186</text:p>
          </table:table-cell>
          <table:table-cell table:formula="of:=[.C8]" office:value-type="float" office:value="113.846" calcext:value-type="float">
            <text:p>113.846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64.4186" calcext:value-type="float">
            <text:p>64.4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939072" calcext:value-type="float">
            <text:p>0.939072</text:p>
          </table:table-cell>
          <table:table-cell office:value-type="float" office:value="0.769024" calcext:value-type="float">
            <text:p>0.769024</text:p>
          </table:table-cell>
          <table:table-cell office:value-type="float" office:value="0" calcext:value-type="float">
            <text:p>0</text:p>
          </table:table-cell>
          <table:table-cell table:formula="of:=[.D7]+[.F7]+[.H7]" office:value-type="float" office:value="0.770048" calcext:value-type="float">
            <text:p>0.770048</text:p>
          </table:table-cell>
          <table:table-cell table:formula="of:=[.E7]+[.G7]+[.I7]" office:value-type="float" office:value="0.939072" calcext:value-type="float">
            <text:p>0.93907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113.846" calcext:value-type="float">
            <text:p>113.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9.45466" calcext:value-type="float">
            <text:p>9.45466</text:p>
          </table:table-cell>
          <table:table-cell office:value-type="float" office:value="7.59152" calcext:value-type="float">
            <text:p>7.59152</text:p>
          </table:table-cell>
          <table:table-cell office:value-type="float" office:value="0" calcext:value-type="float">
            <text:p>0</text:p>
          </table:table-cell>
          <table:table-cell table:formula="of:=[.D8]+[.F8]+[.H8]" office:value-type="float" office:value="7.592544" calcext:value-type="float">
            <text:p>7.592544</text:p>
          </table:table-cell>
          <table:table-cell table:formula="of:=[.E8]+[.G8]+[.I8]" office:value-type="float" office:value="9.45466" calcext:value-type="float">
            <text:p>9.45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114.362" calcext:value-type="float">
            <text:p>114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99072" calcext:value-type="float">
            <text:p>0.099072</text:p>
          </table:table-cell>
          <table:table-cell office:value-type="float" office:value="0.077024" calcext:value-type="float">
            <text:p>0.077024</text:p>
          </table:table-cell>
          <table:table-cell office:value-type="float" office:value="0" calcext:value-type="float">
            <text:p>0</text:p>
          </table:table-cell>
          <table:table-cell table:formula="of:=[.D9]+[.F9]+[.H9]" office:value-type="float" office:value="0.078048" calcext:value-type="float">
            <text:p>0.078048</text:p>
          </table:table-cell>
          <table:table-cell table:formula="of:=[.E9]+[.G9]+[.I9]" office:value-type="float" office:value="0.099072" calcext:value-type="float">
            <text:p>0.099072</text:p>
          </table:table-cell>
          <table:table-cell table:formula="of:=[.J9]" office:value-type="float" office:value="0.078048" calcext:value-type="float">
            <text:p>0.078048</text:p>
          </table:table-cell>
          <table:table-cell table:formula="of:=[.K9]" office:value-type="float" office:value="0.099072" calcext:value-type="float">
            <text:p>0.099072</text:p>
          </table:table-cell>
          <table:table-cell table:formula="of:=[.J10]" office:value-type="float" office:value="0.827456" calcext:value-type="float">
            <text:p>0.827456</text:p>
          </table:table-cell>
          <table:table-cell table:formula="of:=[.K10]" office:value-type="float" office:value="0.97264" calcext:value-type="float">
            <text:p>0.97264</text:p>
          </table:table-cell>
          <table:table-cell table:formula="of:=[.J11]" office:value-type="float" office:value="8.275134" calcext:value-type="float">
            <text:p>8.275134</text:p>
          </table:table-cell>
          <table:table-cell table:formula="of:=[.K11]" office:value-type="float" office:value="9.65312" calcext:value-type="float">
            <text:p>9.65312</text:p>
          </table:table-cell>
          <table:table-cell table:formula="of:=[.C9]" office:value-type="float" office:value="114.362" calcext:value-type="float">
            <text:p>114.362</text:p>
          </table:table-cell>
          <table:table-cell table:formula="of:=[.C10]" office:value-type="float" office:value="119.524" calcext:value-type="float">
            <text:p>119.524</text:p>
          </table:table-cell>
          <table:table-cell table:formula="of:=[.C11]" office:value-type="float" office:value="171.047" calcext:value-type="float">
            <text:p>171.047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119.524" calcext:value-type="float">
            <text:p>119.524</text:p>
          </table:table-cell>
          <table:table-cell office:value-type="float" office:value="0.001024" calcext:value-type="float">
            <text:p>0.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264" calcext:value-type="float">
            <text:p>0.97264</text:p>
          </table:table-cell>
          <table:table-cell office:value-type="float" office:value="0.826432" calcext:value-type="float">
            <text:p>0.826432</text:p>
          </table:table-cell>
          <table:table-cell office:value-type="float" office:value="0" calcext:value-type="float">
            <text:p>0</text:p>
          </table:table-cell>
          <table:table-cell table:formula="of:=[.D10]+[.F10]+[.H10]" office:value-type="float" office:value="0.827456" calcext:value-type="float">
            <text:p>0.827456</text:p>
          </table:table-cell>
          <table:table-cell table:formula="of:=[.E10]+[.G10]+[.I10]" office:value-type="float" office:value="0.97264" calcext:value-type="float">
            <text:p>0.9726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171.047" calcext:value-type="float">
            <text:p>171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9.65312" calcext:value-type="float">
            <text:p>9.65312</text:p>
          </table:table-cell>
          <table:table-cell office:value-type="float" office:value="8.27411" calcext:value-type="float">
            <text:p>8.27411</text:p>
          </table:table-cell>
          <table:table-cell office:value-type="float" office:value="0" calcext:value-type="float">
            <text:p>0</text:p>
          </table:table-cell>
          <table:table-cell table:formula="of:=[.D11]+[.F11]+[.H11]" office:value-type="float" office:value="8.275134" calcext:value-type="float">
            <text:p>8.275134</text:p>
          </table:table-cell>
          <table:table-cell table:formula="of:=[.E11]+[.G11]+[.I11]" office:value-type="float" office:value="9.65312" calcext:value-type="float">
            <text:p>9.653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171.603" calcext:value-type="float">
            <text:p>171.603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107008" calcext:value-type="float">
            <text:p>0.107008</text:p>
          </table:table-cell>
          <table:table-cell office:value-type="float" office:value="0.10848" calcext:value-type="float">
            <text:p>0.10848</text:p>
          </table:table-cell>
          <table:table-cell office:value-type="float" office:value="0" calcext:value-type="float">
            <text:p>0</text:p>
          </table:table-cell>
          <table:table-cell table:formula="of:=[.D12]+[.F12]+[.H12]" office:value-type="float" office:value="0.110528" calcext:value-type="float">
            <text:p>0.110528</text:p>
          </table:table-cell>
          <table:table-cell table:formula="of:=[.E12]+[.G12]+[.I12]" office:value-type="float" office:value="0.107008" calcext:value-type="float">
            <text:p>0.107008</text:p>
          </table:table-cell>
          <table:table-cell table:formula="of:=[.J12]" office:value-type="float" office:value="0.110528" calcext:value-type="float">
            <text:p>0.110528</text:p>
          </table:table-cell>
          <table:table-cell table:formula="of:=[.K12]" office:value-type="float" office:value="0.107008" calcext:value-type="float">
            <text:p>0.107008</text:p>
          </table:table-cell>
          <table:table-cell table:formula="of:=[.J13]" office:value-type="float" office:value="1.085698" calcext:value-type="float">
            <text:p>1.085698</text:p>
          </table:table-cell>
          <table:table-cell table:formula="of:=[.K13]" office:value-type="float" office:value="1.06646" calcext:value-type="float">
            <text:p>1.06646</text:p>
          </table:table-cell>
          <table:table-cell table:formula="of:=[.J14]" office:value-type="float" office:value="10.956816" calcext:value-type="float">
            <text:p>10.956816</text:p>
          </table:table-cell>
          <table:table-cell table:formula="of:=[.K14]" office:value-type="float" office:value="10.6897" calcext:value-type="float">
            <text:p>10.6897</text:p>
          </table:table-cell>
          <table:table-cell table:formula="of:=[.C12]" office:value-type="float" office:value="171.603" calcext:value-type="float">
            <text:p>171.603</text:p>
          </table:table-cell>
          <table:table-cell table:formula="of:=[.C13]" office:value-type="float" office:value="176.997" calcext:value-type="float">
            <text:p>176.997</text:p>
          </table:table-cell>
          <table:table-cell table:formula="of:=[.C14]" office:value-type="float" office:value="232.343" calcext:value-type="float">
            <text:p>232.343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176.997" calcext:value-type="float">
            <text:p>176.997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1.06646" calcext:value-type="float">
            <text:p>1.06646</text:p>
          </table:table-cell>
          <table:table-cell office:value-type="float" office:value="1.08365" calcext:value-type="float">
            <text:p>1.08365</text:p>
          </table:table-cell>
          <table:table-cell office:value-type="float" office:value="0" calcext:value-type="float">
            <text:p>0</text:p>
          </table:table-cell>
          <table:table-cell table:formula="of:=[.D13]+[.F13]+[.H13]" office:value-type="float" office:value="1.085698" calcext:value-type="float">
            <text:p>1.085698</text:p>
          </table:table-cell>
          <table:table-cell table:formula="of:=[.E13]+[.G13]+[.I13]" office:value-type="float" office:value="1.06646" calcext:value-type="float">
            <text:p>1.0664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232.343" calcext:value-type="float">
            <text:p>232.343</text:p>
          </table:table-cell>
          <table:table-cell office:value-type="float" office:value="0.001792" calcext:value-type="float">
            <text:p>0.001792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10.6897" calcext:value-type="float">
            <text:p>10.6897</text:p>
          </table:table-cell>
          <table:table-cell office:value-type="float" office:value="10.954" calcext:value-type="float">
            <text:p>10.954</text:p>
          </table:table-cell>
          <table:table-cell office:value-type="float" office:value="0" calcext:value-type="float">
            <text:p>0</text:p>
          </table:table-cell>
          <table:table-cell table:formula="of:=[.D14]+[.F14]+[.H14]" office:value-type="float" office:value="10.956816" calcext:value-type="float">
            <text:p>10.956816</text:p>
          </table:table-cell>
          <table:table-cell table:formula="of:=[.E14]+[.G14]+[.I14]" office:value-type="float" office:value="10.6897" calcext:value-type="float">
            <text:p>10.6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233.215" calcext:value-type="float">
            <text:p>233.215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287904" calcext:value-type="float">
            <text:p>0.287904</text:p>
          </table:table-cell>
          <table:table-cell office:value-type="float" office:value="0.227328" calcext:value-type="float">
            <text:p>0.227328</text:p>
          </table:table-cell>
          <table:table-cell office:value-type="float" office:value="0" calcext:value-type="float">
            <text:p>0</text:p>
          </table:table-cell>
          <table:table-cell table:formula="of:=[.D15]+[.F15]+[.H15]" office:value-type="float" office:value="0.231424" calcext:value-type="float">
            <text:p>0.231424</text:p>
          </table:table-cell>
          <table:table-cell table:formula="of:=[.E15]+[.G15]+[.I15]" office:value-type="float" office:value="0.287904" calcext:value-type="float">
            <text:p>0.287904</text:p>
          </table:table-cell>
          <table:table-cell table:formula="of:=[.J15]" office:value-type="float" office:value="0.231424" calcext:value-type="float">
            <text:p>0.231424</text:p>
          </table:table-cell>
          <table:table-cell table:formula="of:=[.K15]" office:value-type="float" office:value="0.287904" calcext:value-type="float">
            <text:p>0.287904</text:p>
          </table:table-cell>
          <table:table-cell table:formula="of:=[.J16]" office:value-type="float" office:value="2.237436" calcext:value-type="float">
            <text:p>2.237436</text:p>
          </table:table-cell>
          <table:table-cell table:formula="of:=[.K16]" office:value-type="float" office:value="2.88976" calcext:value-type="float">
            <text:p>2.88976</text:p>
          </table:table-cell>
          <table:table-cell table:formula="of:=[.J17]" office:value-type="float" office:value="22.348896" calcext:value-type="float">
            <text:p>22.348896</text:p>
          </table:table-cell>
          <table:table-cell table:formula="of:=[.K17]" office:value-type="float" office:value="28.775" calcext:value-type="float">
            <text:p>28.775</text:p>
          </table:table-cell>
          <table:table-cell table:formula="of:=[.C15]" office:value-type="float" office:value="233.215" calcext:value-type="float">
            <text:p>233.215</text:p>
          </table:table-cell>
          <table:table-cell table:formula="of:=[.C16]" office:value-type="float" office:value="240.679" calcext:value-type="float">
            <text:p>240.679</text:p>
          </table:table-cell>
          <table:table-cell table:formula="of:=[.C17]" office:value-type="float" office:value="309.142" calcext:value-type="float">
            <text:p>309.142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240.679" calcext:value-type="float">
            <text:p>240.679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2.88976" calcext:value-type="float">
            <text:p>2.88976</text:p>
          </table:table-cell>
          <table:table-cell office:value-type="float" office:value="2.23334" calcext:value-type="float">
            <text:p>2.23334</text:p>
          </table:table-cell>
          <table:table-cell office:value-type="float" office:value="0" calcext:value-type="float">
            <text:p>0</text:p>
          </table:table-cell>
          <table:table-cell table:formula="of:=[.D16]+[.F16]+[.H16]" office:value-type="float" office:value="2.237436" calcext:value-type="float">
            <text:p>2.237436</text:p>
          </table:table-cell>
          <table:table-cell table:formula="of:=[.E16]+[.G16]+[.I16]" office:value-type="float" office:value="2.88976" calcext:value-type="float">
            <text:p>2.8897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9.142" calcext:value-type="float">
            <text:p>309.142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28.775" calcext:value-type="float">
            <text:p>28.775</text:p>
          </table:table-cell>
          <table:table-cell office:value-type="float" office:value="22.3448" calcext:value-type="float">
            <text:p>22.3448</text:p>
          </table:table-cell>
          <table:table-cell office:value-type="float" office:value="0" calcext:value-type="float">
            <text:p>0</text:p>
          </table:table-cell>
          <table:table-cell table:formula="of:=[.D17]+[.F17]+[.H17]" office:value-type="float" office:value="22.348896" calcext:value-type="float">
            <text:p>22.348896</text:p>
          </table:table-cell>
          <table:table-cell table:formula="of:=[.E17]+[.G17]+[.I17]" office:value-type="float" office:value="28.775" calcext:value-type="float">
            <text:p>28.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310.389" calcext:value-type="float">
            <text:p>310.389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1.05738" calcext:value-type="float">
            <text:p>1.05738</text:p>
          </table:table-cell>
          <table:table-cell office:value-type="float" office:value="0.959488" calcext:value-type="float">
            <text:p>0.959488</text:p>
          </table:table-cell>
          <table:table-cell office:value-type="float" office:value="0" calcext:value-type="float">
            <text:p>0</text:p>
          </table:table-cell>
          <table:table-cell table:formula="of:=[.D18]+[.F18]+[.H18]" office:value-type="float" office:value="0.97792" calcext:value-type="float">
            <text:p>0.97792</text:p>
          </table:table-cell>
          <table:table-cell table:formula="of:=[.E18]+[.G18]+[.I18]" office:value-type="float" office:value="1.05738" calcext:value-type="float">
            <text:p>1.05738</text:p>
          </table:table-cell>
          <table:table-cell table:formula="of:=[.J18]" office:value-type="float" office:value="0.97792" calcext:value-type="float">
            <text:p>0.97792</text:p>
          </table:table-cell>
          <table:table-cell table:formula="of:=[.K18]" office:value-type="float" office:value="1.05738" calcext:value-type="float">
            <text:p>1.05738</text:p>
          </table:table-cell>
          <table:table-cell table:formula="of:=[.J19]" office:value-type="float" office:value="9.423842" calcext:value-type="float">
            <text:p>9.423842</text:p>
          </table:table-cell>
          <table:table-cell table:formula="of:=[.K19]" office:value-type="float" office:value="10.4948" calcext:value-type="float">
            <text:p>10.4948</text:p>
          </table:table-cell>
          <table:table-cell table:formula="of:=[.J20]" office:value-type="float" office:value="94.386156" calcext:value-type="float">
            <text:p>94.386156</text:p>
          </table:table-cell>
          <table:table-cell table:formula="of:=[.K20]" office:value-type="float" office:value="104.323" calcext:value-type="float">
            <text:p>104.323</text:p>
          </table:table-cell>
          <table:table-cell table:formula="of:=[.C18]" office:value-type="float" office:value="310.389" calcext:value-type="float">
            <text:p>310.389</text:p>
          </table:table-cell>
          <table:table-cell table:formula="of:=[.C19]" office:value-type="float" office:value="322.579" calcext:value-type="float">
            <text:p>322.579</text:p>
          </table:table-cell>
          <table:table-cell table:formula="of:=[.C20]" office:value-type="float" office:value="444.899" calcext:value-type="float">
            <text:p>444.899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322.579" calcext:value-type="float">
            <text:p>322.579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10.4948" calcext:value-type="float">
            <text:p>10.4948</text:p>
          </table:table-cell>
          <table:table-cell office:value-type="float" office:value="9.40541" calcext:value-type="float">
            <text:p>9.40541</text:p>
          </table:table-cell>
          <table:table-cell office:value-type="float" office:value="0" calcext:value-type="float">
            <text:p>0</text:p>
          </table:table-cell>
          <table:table-cell table:formula="of:=[.D19]+[.F19]+[.H19]" office:value-type="float" office:value="9.423842" calcext:value-type="float">
            <text:p>9.423842</text:p>
          </table:table-cell>
          <table:table-cell table:formula="of:=[.E19]+[.G19]+[.I19]" office:value-type="float" office:value="10.4948" calcext:value-type="float">
            <text:p>10.494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44.899" calcext:value-type="float">
            <text:p>444.899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104.323" calcext:value-type="float">
            <text:p>104.323</text:p>
          </table:table-cell>
          <table:table-cell office:value-type="float" office:value="94.3667" calcext:value-type="float">
            <text:p>94.3667</text:p>
          </table:table-cell>
          <table:table-cell office:value-type="float" office:value="0" calcext:value-type="float">
            <text:p>0</text:p>
          </table:table-cell>
          <table:table-cell table:formula="of:=[.D20]+[.F20]+[.H20]" office:value-type="float" office:value="94.386156" calcext:value-type="float">
            <text:p>94.386156</text:p>
          </table:table-cell>
          <table:table-cell table:formula="of:=[.E20]+[.G20]+[.I20]" office:value-type="float" office:value="104.323" calcext:value-type="float">
            <text:p>104.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448.586" calcext:value-type="float">
            <text:p>448.586</text:p>
          </table:table-cell>
          <table:table-cell office:value-type="float" office:value="0.050752" calcext:value-type="float">
            <text:p>0.050752</text:p>
          </table:table-cell>
          <table:table-cell office:value-type="float" office:value="0" calcext:value-type="float">
            <text:p>0</text:p>
          </table:table-cell>
          <table:table-cell office:value-type="float" office:value="0.048928" calcext:value-type="float">
            <text:p>0.048928</text:p>
          </table:table-cell>
          <table:table-cell office:value-type="float" office:value="4.06605" calcext:value-type="float">
            <text:p>4.06605</text:p>
          </table:table-cell>
          <table:table-cell office:value-type="float" office:value="4.94582" calcext:value-type="float">
            <text:p>4.94582</text:p>
          </table:table-cell>
          <table:table-cell office:value-type="float" office:value="0" calcext:value-type="float">
            <text:p>0</text:p>
          </table:table-cell>
          <table:table-cell table:formula="of:=[.D21]+[.F21]+[.H21]" office:value-type="float" office:value="5.0455" calcext:value-type="float">
            <text:p>5.0455</text:p>
          </table:table-cell>
          <table:table-cell table:formula="of:=[.E21]+[.G21]+[.I21]" office:value-type="float" office:value="4.06605" calcext:value-type="float">
            <text:p>4.06605</text:p>
          </table:table-cell>
          <table:table-cell table:formula="of:=[.J21]" office:value-type="float" office:value="5.0455" calcext:value-type="float">
            <text:p>5.0455</text:p>
          </table:table-cell>
          <table:table-cell table:formula="of:=[.K21]" office:value-type="float" office:value="4.06605" calcext:value-type="float">
            <text:p>4.06605</text:p>
          </table:table-cell>
          <table:table-cell table:formula="of:=[.J22]" office:value-type="float" office:value="48.810008" calcext:value-type="float">
            <text:p>48.810008</text:p>
          </table:table-cell>
          <table:table-cell table:formula="of:=[.K22]" office:value-type="float" office:value="40.5474" calcext:value-type="float">
            <text:p>40.5474</text:p>
          </table:table-cell>
          <table:table-cell table:formula="of:=[.J23]" office:value-type="float" office:value="486.608536" calcext:value-type="float">
            <text:p>486.608536</text:p>
          </table:table-cell>
          <table:table-cell table:formula="of:=[.K23]" office:value-type="float" office:value="412.178" calcext:value-type="float">
            <text:p>412.178</text:p>
          </table:table-cell>
          <table:table-cell table:formula="of:=[.C21]" office:value-type="float" office:value="448.586" calcext:value-type="float">
            <text:p>448.586</text:p>
          </table:table-cell>
          <table:table-cell table:formula="of:=[.C22]" office:value-type="float" office:value="486.103" calcext:value-type="float">
            <text:p>486.103</text:p>
          </table:table-cell>
          <table:table-cell table:formula="of:=[.C23]" office:value-type="float" office:value="851.697" calcext:value-type="float">
            <text:p>851.697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486.103" calcext:value-type="float">
            <text:p>486.103</text:p>
          </table:table-cell>
          <table:table-cell office:value-type="float" office:value="0.048736" calcext:value-type="float">
            <text:p>0.048736</text:p>
          </table:table-cell>
          <table:table-cell office:value-type="float" office:value="0" calcext:value-type="float">
            <text:p>0</text:p>
          </table:table-cell>
          <table:table-cell office:value-type="float" office:value="0.048672" calcext:value-type="float">
            <text:p>0.048672</text:p>
          </table:table-cell>
          <table:table-cell office:value-type="float" office:value="40.5474" calcext:value-type="float">
            <text:p>40.5474</text:p>
          </table:table-cell>
          <table:table-cell office:value-type="float" office:value="48.7126" calcext:value-type="float">
            <text:p>48.7126</text:p>
          </table:table-cell>
          <table:table-cell office:value-type="float" office:value="0" calcext:value-type="float">
            <text:p>0</text:p>
          </table:table-cell>
          <table:table-cell table:formula="of:=[.D22]+[.F22]+[.H22]" office:value-type="float" office:value="48.810008" calcext:value-type="float">
            <text:p>48.810008</text:p>
          </table:table-cell>
          <table:table-cell table:formula="of:=[.E22]+[.G22]+[.I22]" office:value-type="float" office:value="40.5474" calcext:value-type="float">
            <text:p>40.547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851.697" calcext:value-type="float">
            <text:p>851.697</text:p>
          </table:table-cell>
          <table:table-cell office:value-type="float" office:value="0.048832" calcext:value-type="float">
            <text:p>0.048832</text:p>
          </table:table-cell>
          <table:table-cell office:value-type="float" office:value="0" calcext:value-type="float">
            <text:p>0</text:p>
          </table:table-cell>
          <table:table-cell office:value-type="float" office:value="0.048704" calcext:value-type="float">
            <text:p>0.048704</text:p>
          </table:table-cell>
          <table:table-cell office:value-type="float" office:value="412.178" calcext:value-type="float">
            <text:p>412.178</text:p>
          </table:table-cell>
          <table:table-cell office:value-type="float" office:value="486.511" calcext:value-type="float">
            <text:p>486.511</text:p>
          </table:table-cell>
          <table:table-cell office:value-type="float" office:value="0" calcext:value-type="float">
            <text:p>0</text:p>
          </table:table-cell>
          <table:table-cell table:formula="of:=[.D23]+[.F23]+[.H23]" office:value-type="float" office:value="486.608536" calcext:value-type="float">
            <text:p>486.608536</text:p>
          </table:table-cell>
          <table:table-cell table:formula="of:=[.E23]+[.G23]+[.I23]" office:value-type="float" office:value="412.178" calcext:value-type="float">
            <text:p>412.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864.982" calcext:value-type="float">
            <text:p>864.982</text:p>
          </table:table-cell>
          <table:table-cell office:value-type="float" office:value="0.191232" calcext:value-type="float">
            <text:p>0.191232</text:p>
          </table:table-cell>
          <table:table-cell office:value-type="float" office:value="0" calcext:value-type="float">
            <text:p>0</text:p>
          </table:table-cell>
          <table:table-cell office:value-type="float" office:value="0.190272" calcext:value-type="float">
            <text:p>0.190272</text:p>
          </table:table-cell>
          <table:table-cell office:value-type="float" office:value="16.3186" calcext:value-type="float">
            <text:p>16.3186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0" calcext:value-type="float">
            <text:p>0</text:p>
          </table:table-cell>
          <table:table-cell table:formula="of:=[.D24]+[.F24]+[.H24]" office:value-type="float" office:value="19.583704" calcext:value-type="float">
            <text:p>19.583704</text:p>
          </table:table-cell>
          <table:table-cell table:formula="of:=[.E24]+[.G24]+[.I24]" office:value-type="float" office:value="16.3186" calcext:value-type="float">
            <text:p>16.3186</text:p>
          </table:table-cell>
          <table:table-cell table:formula="of:=[.J24]" office:value-type="float" office:value="19.583704" calcext:value-type="float">
            <text:p>19.583704</text:p>
          </table:table-cell>
          <table:table-cell table:formula="of:=[.K24]" office:value-type="float" office:value="16.3186" calcext:value-type="float">
            <text:p>16.3186</text:p>
          </table:table-cell>
          <table:table-cell table:formula="of:=[.J25]" office:value-type="float" office:value="190.857024" calcext:value-type="float">
            <text:p>190.857024</text:p>
          </table:table-cell>
          <table:table-cell table:formula="of:=[.K25]" office:value-type="float" office:value="163.482" calcext:value-type="float">
            <text:p>163.482</text:p>
          </table:table-cell>
          <table:table-cell table:formula="of:=[.J26]" office:value-type="float" office:value="1902.551184" calcext:value-type="float">
            <text:p>1902.551184</text:p>
          </table:table-cell>
          <table:table-cell table:formula="of:=[.K26]" office:value-type="float" office:value="1632.33" calcext:value-type="float">
            <text:p>1632.33</text:p>
          </table:table-cell>
          <table:table-cell table:formula="of:=[.C24]" office:value-type="float" office:value="864.982" calcext:value-type="float">
            <text:p>864.982</text:p>
          </table:table-cell>
          <table:table-cell table:formula="of:=[.C25]" office:value-type="float" office:value="997.449" calcext:value-type="float">
            <text:p>997.449</text:p>
          </table:table-cell>
          <table:table-cell table:formula="of:=[.C26]" office:value-type="float" office:value="2322.53" calcext:value-type="float">
            <text:p>2322.53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997.449" calcext:value-type="float">
            <text:p>997.449</text:p>
          </table:table-cell>
          <table:table-cell office:value-type="float" office:value="0.18992" calcext:value-type="float">
            <text:p>0.18992</text:p>
          </table:table-cell>
          <table:table-cell office:value-type="float" office:value="0" calcext:value-type="float">
            <text:p>0</text:p>
          </table:table-cell>
          <table:table-cell office:value-type="float" office:value="0.191104" calcext:value-type="float">
            <text:p>0.191104</text:p>
          </table:table-cell>
          <table:table-cell office:value-type="float" office:value="163.482" calcext:value-type="float">
            <text:p>163.482</text:p>
          </table:table-cell>
          <table:table-cell office:value-type="float" office:value="190.476" calcext:value-type="float">
            <text:p>190.476</text:p>
          </table:table-cell>
          <table:table-cell office:value-type="float" office:value="0" calcext:value-type="float">
            <text:p>0</text:p>
          </table:table-cell>
          <table:table-cell table:formula="of:=[.D25]+[.F25]+[.H25]" office:value-type="float" office:value="190.857024" calcext:value-type="float">
            <text:p>190.857024</text:p>
          </table:table-cell>
          <table:table-cell table:formula="of:=[.E25]+[.G25]+[.I25]" office:value-type="float" office:value="163.482" calcext:value-type="float">
            <text:p>163.48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2322.53" calcext:value-type="float">
            <text:p>2322.53</text:p>
          </table:table-cell>
          <table:table-cell office:value-type="float" office:value="0.191136" calcext:value-type="float">
            <text:p>0.191136</text:p>
          </table:table-cell>
          <table:table-cell office:value-type="float" office:value="0" calcext:value-type="float">
            <text:p>0</text:p>
          </table:table-cell>
          <table:table-cell office:value-type="float" office:value="0.190048" calcext:value-type="float">
            <text:p>0.190048</text:p>
          </table:table-cell>
          <table:table-cell office:value-type="float" office:value="1632.33" calcext:value-type="float">
            <text:p>1632.33</text:p>
          </table:table-cell>
          <table:table-cell office:value-type="float" office:value="1902.17" calcext:value-type="float">
            <text:p>1902.17</text:p>
          </table:table-cell>
          <table:table-cell office:value-type="float" office:value="0" calcext:value-type="float">
            <text:p>0</text:p>
          </table:table-cell>
          <table:table-cell table:formula="of:=[.D26]+[.F26]+[.H26]" office:value-type="float" office:value="1902.551184" calcext:value-type="float">
            <text:p>1902.551184</text:p>
          </table:table-cell>
          <table:table-cell table:formula="of:=[.E26]+[.G26]+[.I26]" office:value-type="float" office:value="1632.33" calcext:value-type="float">
            <text:p>1632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2371.6" calcext:value-type="float">
            <text:p>2371.6</text:p>
          </table:table-cell>
          <table:table-cell office:value-type="float" office:value="1.17405" calcext:value-type="float">
            <text:p>1.17405</text:p>
          </table:table-cell>
          <table:table-cell office:value-type="float" office:value="0" calcext:value-type="float">
            <text:p>0</text:p>
          </table:table-cell>
          <table:table-cell office:value-type="float" office:value="1.19264" calcext:value-type="float">
            <text:p>1.19264</text:p>
          </table:table-cell>
          <table:table-cell office:value-type="float" office:value="101.14" calcext:value-type="float">
            <text:p>101.14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0" calcext:value-type="float">
            <text:p>0</text:p>
          </table:table-cell>
          <table:table-cell table:formula="of:=[.D27]+[.F27]+[.H27]" office:value-type="float" office:value="115.89869" calcext:value-type="float">
            <text:p>115.89869</text:p>
          </table:table-cell>
          <table:table-cell table:formula="of:=[.E27]+[.G27]+[.I27]" office:value-type="float" office:value="101.14" calcext:value-type="float">
            <text:p>101.14</text:p>
          </table:table-cell>
          <table:table-cell table:formula="of:=[.J27]" office:value-type="float" office:value="115.89869" calcext:value-type="float">
            <text:p>115.89869</text:p>
          </table:table-cell>
          <table:table-cell table:formula="of:=[.K27]" office:value-type="float" office:value="101.14" calcext:value-type="float">
            <text:p>101.14</text:p>
          </table:table-cell>
          <table:table-cell table:formula="of:=[.J28]" office:value-type="float" office:value="1131.55968" calcext:value-type="float">
            <text:p>1131.55968</text:p>
          </table:table-cell>
          <table:table-cell table:formula="of:=[.K28]" office:value-type="float" office:value="1001.61" calcext:value-type="float">
            <text:p>1001.61</text:p>
          </table:table-cell>
          <table:table-cell table:formula="of:=[.J29]" office:value-type="float" office:value="11311.53184" calcext:value-type="float">
            <text:p>11311.53184</text:p>
          </table:table-cell>
          <table:table-cell table:formula="of:=[.K29]" office:value-type="float" office:value="10058.4" calcext:value-type="float">
            <text:p>10058.4</text:p>
          </table:table-cell>
          <table:table-cell table:formula="of:=[.C27]" office:value-type="float" office:value="2371.6" calcext:value-type="float">
            <text:p>2371.6</text:p>
          </table:table-cell>
          <table:table-cell table:formula="of:=[.C28]" office:value-type="float" office:value="2859.82" calcext:value-type="float">
            <text:p>2859.82</text:p>
          </table:table-cell>
          <table:table-cell table:formula="of:=[.C29]" office:value-type="float" office:value="7173.95" calcext:value-type="float">
            <text:p>7173.95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859.82" calcext:value-type="float">
            <text:p>2859.82</text:p>
          </table:table-cell>
          <table:table-cell office:value-type="float" office:value="1.14122" calcext:value-type="float">
            <text:p>1.14122</text:p>
          </table:table-cell>
          <table:table-cell office:value-type="float" office:value="0" calcext:value-type="float">
            <text:p>0</text:p>
          </table:table-cell>
          <table:table-cell office:value-type="float" office:value="1.13846" calcext:value-type="float">
            <text:p>1.13846</text:p>
          </table:table-cell>
          <table:table-cell office:value-type="float" office:value="1001.61" calcext:value-type="float">
            <text:p>1001.61</text:p>
          </table:table-cell>
          <table:table-cell office:value-type="float" office:value="1129.28" calcext:value-type="float">
            <text:p>1129.28</text:p>
          </table:table-cell>
          <table:table-cell office:value-type="float" office:value="0" calcext:value-type="float">
            <text:p>0</text:p>
          </table:table-cell>
          <table:table-cell table:formula="of:=[.D28]+[.F28]+[.H28]" office:value-type="float" office:value="1131.55968" calcext:value-type="float">
            <text:p>1131.55968</text:p>
          </table:table-cell>
          <table:table-cell table:formula="of:=[.E28]+[.G28]+[.I28]" office:value-type="float" office:value="1001.61" calcext:value-type="float">
            <text:p>1001.6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7173.95" calcext:value-type="float">
            <text:p>7173.95</text:p>
          </table:table-cell>
          <table:table-cell office:value-type="float" office:value="1.11821" calcext:value-type="float">
            <text:p>1.11821</text:p>
          </table:table-cell>
          <table:table-cell office:value-type="float" office:value="0" calcext:value-type="float">
            <text:p>0</text:p>
          </table:table-cell>
          <table:table-cell office:value-type="float" office:value="1.11363" calcext:value-type="float">
            <text:p>1.11363</text:p>
          </table:table-cell>
          <table:table-cell office:value-type="float" office:value="10058.4" calcext:value-type="float">
            <text:p>10058.4</text:p>
          </table:table-cell>
          <table:table-cell office:value-type="float" office:value="11309.3" calcext:value-type="float">
            <text:p>11309.3</text:p>
          </table:table-cell>
          <table:table-cell office:value-type="float" office:value="0" calcext:value-type="float">
            <text:p>0</text:p>
          </table:table-cell>
          <table:table-cell table:formula="of:=[.D29]+[.F29]+[.H29]" office:value-type="float" office:value="11311.53184" calcext:value-type="float">
            <text:p>11311.53184</text:p>
          </table:table-cell>
          <table:table-cell table:formula="of:=[.E29]+[.G29]+[.I29]" office:value-type="float" office:value="10058.4" calcext:value-type="float">
            <text:p>10058.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" calcext:value-type="float">
            <text:p>100</text:p>
          </table:table-cell>
          <table:table-cell office:value-type="float" office:value="7329.51" calcext:value-type="float">
            <text:p>7329.51</text:p>
          </table:table-cell>
          <table:table-cell office:value-type="float" office:value="4.90032" calcext:value-type="float">
            <text:p>4.90032</text:p>
          </table:table-cell>
          <table:table-cell office:value-type="float" office:value="0" calcext:value-type="float">
            <text:p>0</text:p>
          </table:table-cell>
          <table:table-cell office:value-type="float" office:value="5.29866" calcext:value-type="float">
            <text:p>5.29866</text:p>
          </table:table-cell>
          <table:table-cell office:value-type="float" office:value="515.365" calcext:value-type="float">
            <text:p>515.365</text:p>
          </table:table-cell>
          <table:table-cell office:value-type="float" office:value="493.94" calcext:value-type="float">
            <text:p>493.94</text:p>
          </table:table-cell>
          <table:table-cell office:value-type="float" office:value="0" calcext:value-type="float">
            <text:p>0</text:p>
          </table:table-cell>
          <table:table-cell table:formula="of:=[.D30]+[.F30]+[.H30]" office:value-type="float" office:value="504.13898" calcext:value-type="float">
            <text:p>504.13898</text:p>
          </table:table-cell>
          <table:table-cell table:formula="of:=[.E30]+[.G30]+[.I30]" office:value-type="float" office:value="515.365" calcext:value-type="float">
            <text:p>515.365</text:p>
          </table:table-cell>
          <table:table-cell table:formula="of:=[.J30]" office:value-type="float" office:value="504.13898" calcext:value-type="float">
            <text:p>504.13898</text:p>
          </table:table-cell>
          <table:table-cell table:formula="of:=[.K30]" office:value-type="float" office:value="515.365" calcext:value-type="float">
            <text:p>515.365</text:p>
          </table:table-cell>
          <table:table-cell table:formula="of:=[.J31]" office:value-type="float" office:value="4865.26047" calcext:value-type="float">
            <text:p>4865.26047</text:p>
          </table:table-cell>
          <table:table-cell table:formula="of:=[.K31]" office:value-type="float" office:value="4744.81" calcext:value-type="float">
            <text:p>4744.81</text:p>
          </table:table-cell>
          <table:table-cell table:formula="of:=[.J32]" office:value-type="float" office:value="48426.49696" calcext:value-type="float">
            <text:p>48426.49696</text:p>
          </table:table-cell>
          <table:table-cell table:formula="of:=[.K32]" office:value-type="float" office:value="47245.4" calcext:value-type="float">
            <text:p>47245.4</text:p>
          </table:table-cell>
          <table:table-cell table:formula="of:=[.C30]" office:value-type="float" office:value="7329.51" calcext:value-type="float">
            <text:p>7329.51</text:p>
          </table:table-cell>
          <table:table-cell table:formula="of:=[.C31]" office:value-type="float" office:value="8889.86" calcext:value-type="float">
            <text:p>8889.86</text:p>
          </table:table-cell>
          <table:table-cell table:formula="of:=[.C32]" office:value-type="float" office:value="24526.8" calcext:value-type="float">
            <text:p>24526.8</text:p>
          </table:table-cell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" calcext:value-type="float">
            <text:p>1000</text:p>
          </table:table-cell>
          <table:table-cell office:value-type="float" office:value="8889.86" calcext:value-type="float">
            <text:p>8889.86</text:p>
          </table:table-cell>
          <table:table-cell office:value-type="float" office:value="5.0985" calcext:value-type="float">
            <text:p>5.0985</text:p>
          </table:table-cell>
          <table:table-cell office:value-type="float" office:value="0" calcext:value-type="float">
            <text:p>0</text:p>
          </table:table-cell>
          <table:table-cell office:value-type="float" office:value="5.01197" calcext:value-type="float">
            <text:p>5.01197</text:p>
          </table:table-cell>
          <table:table-cell office:value-type="float" office:value="4744.81" calcext:value-type="float">
            <text:p>4744.81</text:p>
          </table:table-cell>
          <table:table-cell office:value-type="float" office:value="4855.15" calcext:value-type="float">
            <text:p>4855.15</text:p>
          </table:table-cell>
          <table:table-cell office:value-type="float" office:value="0" calcext:value-type="float">
            <text:p>0</text:p>
          </table:table-cell>
          <table:table-cell table:formula="of:=[.D31]+[.F31]+[.H31]" office:value-type="float" office:value="4865.26047" calcext:value-type="float">
            <text:p>4865.26047</text:p>
          </table:table-cell>
          <table:table-cell table:formula="of:=[.E31]+[.G31]+[.I31]" office:value-type="float" office:value="4744.81" calcext:value-type="float">
            <text:p>4744.8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4526.8" calcext:value-type="float">
            <text:p>24526.8</text:p>
          </table:table-cell>
          <table:table-cell office:value-type="float" office:value="4.84221" calcext:value-type="float">
            <text:p>4.84221</text:p>
          </table:table-cell>
          <table:table-cell office:value-type="float" office:value="0" calcext:value-type="float">
            <text:p>0</text:p>
          </table:table-cell>
          <table:table-cell office:value-type="float" office:value="5.05475" calcext:value-type="float">
            <text:p>5.05475</text:p>
          </table:table-cell>
          <table:table-cell office:value-type="float" office:value="47245.4" calcext:value-type="float">
            <text:p>47245.4</text:p>
          </table:table-cell>
          <table:table-cell office:value-type="float" office:value="48416.6" calcext:value-type="float">
            <text:p>48416.6</text:p>
          </table:table-cell>
          <table:table-cell office:value-type="float" office:value="0" calcext:value-type="float">
            <text:p>0</text:p>
          </table:table-cell>
          <table:table-cell table:formula="of:=[.D32]+[.F32]+[.H32]" office:value-type="float" office:value="48426.49696" calcext:value-type="float">
            <text:p>48426.49696</text:p>
          </table:table-cell>
          <table:table-cell table:formula="of:=[.E32]+[.G32]+[.I32]" office:value-type="float" office:value="47245.4" calcext:value-type="float">
            <text:p>47245.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" calcext:value-type="float">
            <text:p>100</text:p>
          </table:table-cell>
          <table:table-cell office:value-type="float" office:value="25399.6" calcext:value-type="float">
            <text:p>25399.6</text:p>
          </table:table-cell>
          <table:table-cell office:value-type="float" office:value="19.339" calcext:value-type="float">
            <text:p>19.339</text:p>
          </table:table-cell>
          <table:table-cell office:value-type="float" office:value="0" calcext:value-type="float">
            <text:p>0</text:p>
          </table:table-cell>
          <table:table-cell office:value-type="float" office:value="19.7609" calcext:value-type="float">
            <text:p>19.7609</text:p>
          </table:table-cell>
          <table:table-cell office:value-type="float" office:value="2139.54" calcext:value-type="float">
            <text:p>2139.54</text:p>
          </table:table-cell>
          <table:table-cell office:value-type="float" office:value="1953.13" calcext:value-type="float">
            <text:p>1953.13</text:p>
          </table:table-cell>
          <table:table-cell office:value-type="float" office:value="0" calcext:value-type="float">
            <text:p>0</text:p>
          </table:table-cell>
          <table:table-cell table:formula="of:=[.D33]+[.F33]+[.H33]" office:value-type="float" office:value="1992.2299" calcext:value-type="float">
            <text:p>1992.2299</text:p>
          </table:table-cell>
          <table:table-cell table:formula="of:=[.E33]+[.G33]+[.I33]" office:value-type="float" office:value="2139.54" calcext:value-type="float">
            <text:p>2139.54</text:p>
          </table:table-cell>
          <table:table-cell table:formula="of:=[.J33]" office:value-type="float" office:value="1992.2299" calcext:value-type="float">
            <text:p>1992.2299</text:p>
          </table:table-cell>
          <table:table-cell table:formula="of:=[.K33]" office:value-type="float" office:value="2139.54" calcext:value-type="float">
            <text:p>2139.54</text:p>
          </table:table-cell>
          <table:table-cell table:formula="of:=[.J34]" office:value-type="float" office:value="19408.8541" calcext:value-type="float">
            <text:p>19408.8541</text:p>
          </table:table-cell>
          <table:table-cell table:formula="of:=[.K34]" office:value-type="float" office:value="21302.9" calcext:value-type="float">
            <text:p>21302.9</text:p>
          </table:table-cell>
          <table:table-cell table:formula="of:=[.J35]" office:value-type="float" office:value="39.199648" calcext:value-type="float">
            <text:p>39.199648</text:p>
          </table:table-cell>
          <table:table-cell table:formula="of:=[.K35]" office:value-type="float" office:value="28.7882" calcext:value-type="float">
            <text:p>28.7882</text:p>
          </table:table-cell>
          <table:table-cell table:formula="of:=[.C33]" office:value-type="float" office:value="25399.6" calcext:value-type="float">
            <text:p>25399.6</text:p>
          </table:table-cell>
          <table:table-cell table:formula="of:=[.C34]" office:value-type="float" office:value="34494.4" calcext:value-type="float">
            <text:p>34494.4</text:p>
          </table:table-cell>
          <table:table-cell table:formula="of:=[.C35]" office:value-type="float" office:value="24446.8" calcext:value-type="float">
            <text:p>24446.8</text:p>
          </table:table-cell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" calcext:value-type="float">
            <text:p>1000</text:p>
          </table:table-cell>
          <table:table-cell office:value-type="float" office:value="34494.4" calcext:value-type="float">
            <text:p>34494.4</text:p>
          </table:table-cell>
          <table:table-cell office:value-type="float" office:value="19.545" calcext:value-type="float">
            <text:p>19.545</text:p>
          </table:table-cell>
          <table:table-cell office:value-type="float" office:value="0" calcext:value-type="float">
            <text:p>0</text:p>
          </table:table-cell>
          <table:table-cell office:value-type="float" office:value="20.3091" calcext:value-type="float">
            <text:p>20.3091</text:p>
          </table:table-cell>
          <table:table-cell office:value-type="float" office:value="21302.9" calcext:value-type="float">
            <text:p>21302.9</text:p>
          </table:table-cell>
          <table:table-cell office:value-type="float" office:value="19369" calcext:value-type="float">
            <text:p>19369</text:p>
          </table:table-cell>
          <table:table-cell office:value-type="float" office:value="0" calcext:value-type="float">
            <text:p>0</text:p>
          </table:table-cell>
          <table:table-cell table:formula="of:=[.D34]+[.F34]+[.H34]" office:value-type="float" office:value="19408.8541" calcext:value-type="float">
            <text:p>19408.8541</text:p>
          </table:table-cell>
          <table:table-cell table:formula="of:=[.E34]+[.G34]+[.I34]" office:value-type="float" office:value="21302.9" calcext:value-type="float">
            <text:p>21302.9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4446.8" calcext:value-type="float">
            <text:p>24446.8</text:p>
          </table:table-cell>
          <table:table-cell office:value-type="float" office:value="19.6889" calcext:value-type="float">
            <text:p>19.6889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19.5087" calcext:value-type="float">
            <text:p>19.5087</text:p>
          </table:table-cell>
          <table:table-cell office:value-type="float" office:value="28.7882" calcext:value-type="float">
            <text:p>28.7882</text:p>
          </table:table-cell>
          <table:table-cell table:formula="of:=[.D35]+[.F35]+[.H35]" office:value-type="float" office:value="39.199648" calcext:value-type="float">
            <text:p>39.199648</text:p>
          </table:table-cell>
          <table:table-cell table:formula="of:=[.E35]+[.G35]+[.I35]" office:value-type="float" office:value="28.7882" calcext:value-type="float">
            <text:p>28.7882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7"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10"/>
        </table:table-row>
      </table:table>
      <table:table table:name="PS3-1_cpu" table:style-name="ta1">
        <table:shapes>
          <draw:frame draw:z-index="0" draw:style-name="gr1" draw:text-style-name="P1" svg:width="453.51pt" svg:height="255.09pt" svg:x="27.44pt" svg:y="206.73pt">
            <loext:p draw:notify-on-update-of-ranges="'PS3-1_cpu'.A3:'PS3-1_cpu'.A27 'PS3-1_cpu'.R2:'PS3-1_cpu'.R2 'PS3-1_cpu'.R3:'PS3-1_cpu'.R27 'PS3-1_cpu'.S2:'PS3-1_cpu'.S2 'PS3-1_cpu'.S3:'PS3-1_cpu'.S27 'PS3-1_cpu'.T2:'PS3-1_cpu'.T2 'PS3-1_cpu'.T3:'PS3-1_cpu'.T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23pt" svg:height="255.15pt" svg:x="498.39pt" svg:y="207.33pt">
            <loext:p draw:notify-on-update-of-ranges="'PS3-1_cpu'.A3:'PS3-1_cpu'.A27 'PS3-1_cpu'.L2:'PS3-1_cpu'.L2 'PS3-1_cpu'.L3:'PS3-1_cpu'.L33 'PS3-1_cpu'.M2:'PS3-1_cpu'.M2 'PS3-1_cpu'.M3:'PS3-1_cpu'.M33 'PS3-1_cpu'.N2:'PS3-1_cpu'.N2 'PS3-1_cpu'.N3:'PS3-1_cpu'.N33 'PS3-1_cpu'.O2:'PS3-1_cpu'.O2 'PS3-1_cpu'.O3:'PS3-1_cpu'.O33 'PS3-1_cpu'.P2:'PS3-1_cpu'.P2 'PS3-1_cpu'.P3:'PS3-1_cpu'.P33 'PS3-1_cpu'.Q2:'PS3-1_cpu'.Q2 'PS3-1_cpu'.Q3:'PS3-1_cpu'.Q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tmp</text:p>
          </table:table-cell>
          <table:table-cell office:value-type="string" calcext:value-type="string">
            <text:p>read tmp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0x write</text:p>
          </table:table-cell>
          <table:table-cell office:value-type="string" calcext:value-type="string">
            <text:p>100x read</text:p>
          </table:table-cell>
          <table:table-cell office:value-type="string" calcext:value-type="string">
            <text:p>1000x write</text:p>
          </table:table-cell>
          <table:table-cell office:value-type="string" calcext:value-type="string">
            <text:p>1000x read</text:p>
          </table:table-cell>
          <table:table-cell office:value-type="string" calcext:value-type="string">
            <text:p>10000x write</text:p>
          </table:table-cell>
          <table:table-cell office:value-type="string" calcext:value-type="string">
            <text:p>10000x read</text:p>
          </table:table-cell>
          <table:table-cell office:value-type="string" calcext:value-type="string">
            <text:p>100x kernel</text:p>
          </table:table-cell>
          <table:table-cell office:value-type="string" calcext:value-type="string">
            <text:p>1000x kernel</text:p>
          </table:table-cell>
          <table:table-cell office:value-type="string" calcext:value-type="string">
            <text:p>10000x kernel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648329" calcext:value-type="float">
            <text:p>0.648329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" calcext:value-type="float">
            <text:p>0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0.883307" calcext:value-type="float">
            <text:p>0.883307</text:p>
          </table:table-cell>
          <table:table-cell office:value-type="float" office:value="0.086826" calcext:value-type="float">
            <text:p>0.086826</text:p>
          </table:table-cell>
          <table:table-cell office:value-type="float" office:value="0" calcext:value-type="float">
            <text:p>0</text:p>
          </table:table-cell>
          <table:table-cell table:formula="of:=[.D3]+[.F3]+[.H3]" office:value-type="float" office:value="0.08965" calcext:value-type="float">
            <text:p>0.08965</text:p>
          </table:table-cell>
          <table:table-cell table:formula="of:=[.E3]+[.G3]+[.I3]" office:value-type="float" office:value="0.883307" calcext:value-type="float">
            <text:p>0.883307</text:p>
          </table:table-cell>
          <table:table-cell table:formula="of:=[.J3]" office:value-type="float" office:value="0.08965" calcext:value-type="float">
            <text:p>0.08965</text:p>
          </table:table-cell>
          <table:table-cell table:formula="of:=[.K3]" office:value-type="float" office:value="0.883307" calcext:value-type="float">
            <text:p>0.883307</text:p>
          </table:table-cell>
          <table:table-cell table:formula="of:=[.J4]" office:value-type="float" office:value="0.741816" calcext:value-type="float">
            <text:p>0.741816</text:p>
          </table:table-cell>
          <table:table-cell table:formula="of:=[.K4]" office:value-type="float" office:value="2.47725" calcext:value-type="float">
            <text:p>2.47725</text:p>
          </table:table-cell>
          <table:table-cell table:formula="of:=[.J5]" office:value-type="float" office:value="6.99775" calcext:value-type="float">
            <text:p>6.99775</text:p>
          </table:table-cell>
          <table:table-cell table:formula="of:=[.K5]" office:value-type="float" office:value="18.0549" calcext:value-type="float">
            <text:p>18.0549</text:p>
          </table:table-cell>
          <table:table-cell table:formula="of:=[.C3]" office:value-type="float" office:value="0.648329" calcext:value-type="float">
            <text:p>0.648329</text:p>
          </table:table-cell>
          <table:table-cell table:formula="of:=[.C4]" office:value-type="float" office:value="10.4032" calcext:value-type="float">
            <text:p>10.4032</text:p>
          </table:table-cell>
          <table:table-cell table:formula="of:=[.C5]" office:value-type="float" office:value="75.5813" calcext:value-type="float">
            <text:p>75.5813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10.4032" calcext:value-type="float">
            <text:p>10.4032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" calcext:value-type="float">
            <text:p>0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2.47725" calcext:value-type="float">
            <text:p>2.47725</text:p>
          </table:table-cell>
          <table:table-cell office:value-type="float" office:value="0.739349" calcext:value-type="float">
            <text:p>0.739349</text:p>
          </table:table-cell>
          <table:table-cell office:value-type="float" office:value="0" calcext:value-type="float">
            <text:p>0</text:p>
          </table:table-cell>
          <table:table-cell table:formula="of:=[.D4]+[.F4]+[.H4]" office:value-type="float" office:value="0.741816" calcext:value-type="float">
            <text:p>0.741816</text:p>
          </table:table-cell>
          <table:table-cell table:formula="of:=[.E4]+[.G4]+[.I4]" office:value-type="float" office:value="2.47725" calcext:value-type="float">
            <text:p>2.47725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75.5813" calcext:value-type="float">
            <text:p>75.581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8.0549" calcext:value-type="float">
            <text:p>18.0549</text:p>
          </table:table-cell>
          <table:table-cell office:value-type="float" office:value="6.99562" calcext:value-type="float">
            <text:p>6.99562</text:p>
          </table:table-cell>
          <table:table-cell office:value-type="float" office:value="0" calcext:value-type="float">
            <text:p>0</text:p>
          </table:table-cell>
          <table:table-cell table:formula="of:=[.D5]+[.F5]+[.H5]" office:value-type="float" office:value="6.99775" calcext:value-type="float">
            <text:p>6.99775</text:p>
          </table:table-cell>
          <table:table-cell table:formula="of:=[.E5]+[.G5]+[.I5]" office:value-type="float" office:value="18.0549" calcext:value-type="float">
            <text:p>18.05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76.2334" calcext:value-type="float">
            <text:p>76.2334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" calcext:value-type="float">
            <text:p>0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65163" calcext:value-type="float">
            <text:p>0.065163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" calcext:value-type="float">
            <text:p>0</text:p>
          </table:table-cell>
          <table:table-cell table:formula="of:=[.D6]+[.F6]+[.H6]" office:value-type="float" office:value="0.064136" calcext:value-type="float">
            <text:p>0.064136</text:p>
          </table:table-cell>
          <table:table-cell table:formula="of:=[.E6]+[.G6]+[.I6]" office:value-type="float" office:value="0.065163" calcext:value-type="float">
            <text:p>0.065163</text:p>
          </table:table-cell>
          <table:table-cell table:formula="of:=[.J6]" office:value-type="float" office:value="0.064136" calcext:value-type="float">
            <text:p>0.064136</text:p>
          </table:table-cell>
          <table:table-cell table:formula="of:=[.K6]" office:value-type="float" office:value="0.065163" calcext:value-type="float">
            <text:p>0.065163</text:p>
          </table:table-cell>
          <table:table-cell table:formula="of:=[.J7]" office:value-type="float" office:value="0.62924" calcext:value-type="float">
            <text:p>0.62924</text:p>
          </table:table-cell>
          <table:table-cell table:formula="of:=[.K7]" office:value-type="float" office:value="0.663229" calcext:value-type="float">
            <text:p>0.663229</text:p>
          </table:table-cell>
          <table:table-cell table:formula="of:=[.J8]" office:value-type="float" office:value="7.402626" calcext:value-type="float">
            <text:p>7.402626</text:p>
          </table:table-cell>
          <table:table-cell table:formula="of:=[.K8]" office:value-type="float" office:value="11.0712" calcext:value-type="float">
            <text:p>11.0712</text:p>
          </table:table-cell>
          <table:table-cell table:formula="of:=[.C6]" office:value-type="float" office:value="76.2334" calcext:value-type="float">
            <text:p>76.2334</text:p>
          </table:table-cell>
          <table:table-cell table:formula="of:=[.C7]" office:value-type="float" office:value="82.7109" calcext:value-type="float">
            <text:p>82.7109</text:p>
          </table:table-cell>
          <table:table-cell table:formula="of:=[.C8]" office:value-type="float" office:value="155.72" calcext:value-type="float">
            <text:p>155.72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82.7109" calcext:value-type="float">
            <text:p>82.7109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" calcext:value-type="float">
            <text:p>0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663229" calcext:value-type="float">
            <text:p>0.663229</text:p>
          </table:table-cell>
          <table:table-cell office:value-type="float" office:value="0.626364" calcext:value-type="float">
            <text:p>0.626364</text:p>
          </table:table-cell>
          <table:table-cell office:value-type="float" office:value="0" calcext:value-type="float">
            <text:p>0</text:p>
          </table:table-cell>
          <table:table-cell table:formula="of:=[.D7]+[.F7]+[.H7]" office:value-type="float" office:value="0.62924" calcext:value-type="float">
            <text:p>0.62924</text:p>
          </table:table-cell>
          <table:table-cell table:formula="of:=[.E7]+[.G7]+[.I7]" office:value-type="float" office:value="0.663229" calcext:value-type="float">
            <text:p>0.663229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155.72" calcext:value-type="float">
            <text:p>155.72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" calcext:value-type="float">
            <text:p>0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11.0712" calcext:value-type="float">
            <text:p>11.0712</text:p>
          </table:table-cell>
          <table:table-cell office:value-type="float" office:value="7.40001" calcext:value-type="float">
            <text:p>7.40001</text:p>
          </table:table-cell>
          <table:table-cell office:value-type="float" office:value="0" calcext:value-type="float">
            <text:p>0</text:p>
          </table:table-cell>
          <table:table-cell table:formula="of:=[.D8]+[.F8]+[.H8]" office:value-type="float" office:value="7.402626" calcext:value-type="float">
            <text:p>7.402626</text:p>
          </table:table-cell>
          <table:table-cell table:formula="of:=[.E8]+[.G8]+[.I8]" office:value-type="float" office:value="11.0712" calcext:value-type="float">
            <text:p>11.0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156.498" calcext:value-type="float">
            <text:p>156.498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" calcext:value-type="float">
            <text:p>0</text:p>
          </table:table-cell>
          <table:table-cell office:value-type="float" office:value="0.001669" calcext:value-type="float">
            <text:p>0.001669</text:p>
          </table:table-cell>
          <table:table-cell office:value-type="float" office:value="0.081331" calcext:value-type="float">
            <text:p>0.081331</text:p>
          </table:table-cell>
          <table:table-cell office:value-type="float" office:value="0.074083" calcext:value-type="float">
            <text:p>0.074083</text:p>
          </table:table-cell>
          <table:table-cell office:value-type="float" office:value="0" calcext:value-type="float">
            <text:p>0</text:p>
          </table:table-cell>
          <table:table-cell table:formula="of:=[.D9]+[.F9]+[.H9]" office:value-type="float" office:value="0.077214" calcext:value-type="float">
            <text:p>0.077214</text:p>
          </table:table-cell>
          <table:table-cell table:formula="of:=[.E9]+[.G9]+[.I9]" office:value-type="float" office:value="0.081331" calcext:value-type="float">
            <text:p>0.081331</text:p>
          </table:table-cell>
          <table:table-cell table:formula="of:=[.J9]" office:value-type="float" office:value="0.077214" calcext:value-type="float">
            <text:p>0.077214</text:p>
          </table:table-cell>
          <table:table-cell table:formula="of:=[.K9]" office:value-type="float" office:value="0.081331" calcext:value-type="float">
            <text:p>0.081331</text:p>
          </table:table-cell>
          <table:table-cell table:formula="of:=[.J10]" office:value-type="float" office:value="0.7414" calcext:value-type="float">
            <text:p>0.7414</text:p>
          </table:table-cell>
          <table:table-cell table:formula="of:=[.K10]" office:value-type="float" office:value="0.785902" calcext:value-type="float">
            <text:p>0.785902</text:p>
          </table:table-cell>
          <table:table-cell table:formula="of:=[.J11]" office:value-type="float" office:value="17.218279" calcext:value-type="float">
            <text:p>17.218279</text:p>
          </table:table-cell>
          <table:table-cell table:formula="of:=[.K11]" office:value-type="float" office:value="8.29663" calcext:value-type="float">
            <text:p>8.29663</text:p>
          </table:table-cell>
          <table:table-cell table:formula="of:=[.C9]" office:value-type="float" office:value="156.498" calcext:value-type="float">
            <text:p>156.498</text:p>
          </table:table-cell>
          <table:table-cell table:formula="of:=[.C10]" office:value-type="float" office:value="164.35" calcext:value-type="float">
            <text:p>164.35</text:p>
          </table:table-cell>
          <table:table-cell table:formula="of:=[.C11]" office:value-type="float" office:value="244.784" calcext:value-type="float">
            <text:p>244.784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164.35" calcext:value-type="float">
            <text:p>164.35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" calcext:value-type="float">
            <text:p>0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785902" calcext:value-type="float">
            <text:p>0.785902</text:p>
          </table:table-cell>
          <table:table-cell office:value-type="float" office:value="0.738557" calcext:value-type="float">
            <text:p>0.738557</text:p>
          </table:table-cell>
          <table:table-cell office:value-type="float" office:value="0" calcext:value-type="float">
            <text:p>0</text:p>
          </table:table-cell>
          <table:table-cell table:formula="of:=[.D10]+[.F10]+[.H10]" office:value-type="float" office:value="0.7414" calcext:value-type="float">
            <text:p>0.7414</text:p>
          </table:table-cell>
          <table:table-cell table:formula="of:=[.E10]+[.G10]+[.I10]" office:value-type="float" office:value="0.785902" calcext:value-type="float">
            <text:p>0.78590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244.784" calcext:value-type="float">
            <text:p>244.784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" calcext:value-type="float">
            <text:p>0</text:p>
          </table:table-cell>
          <table:table-cell office:value-type="float" office:value="0.001527" calcext:value-type="float">
            <text:p>0.001527</text:p>
          </table:table-cell>
          <table:table-cell office:value-type="float" office:value="8.29663" calcext:value-type="float">
            <text:p>8.29663</text:p>
          </table:table-cell>
          <table:table-cell office:value-type="float" office:value="17.2156" calcext:value-type="float">
            <text:p>17.2156</text:p>
          </table:table-cell>
          <table:table-cell office:value-type="float" office:value="0" calcext:value-type="float">
            <text:p>0</text:p>
          </table:table-cell>
          <table:table-cell table:formula="of:=[.D11]+[.F11]+[.H11]" office:value-type="float" office:value="17.218279" calcext:value-type="float">
            <text:p>17.218279</text:p>
          </table:table-cell>
          <table:table-cell table:formula="of:=[.E11]+[.G11]+[.I11]" office:value-type="float" office:value="8.29663" calcext:value-type="float">
            <text:p>8.29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245.96" calcext:value-type="float">
            <text:p>245.96</text:p>
          </table:table-cell>
          <table:table-cell office:value-type="float" office:value="0.001539" calcext:value-type="float">
            <text:p>0.001539</text:p>
          </table:table-cell>
          <table:table-cell office:value-type="float" office:value="0" calcext:value-type="float">
            <text:p>0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0.107562" calcext:value-type="float">
            <text:p>0.107562</text:p>
          </table:table-cell>
          <table:table-cell office:value-type="float" office:value="0.104304" calcext:value-type="float">
            <text:p>0.104304</text:p>
          </table:table-cell>
          <table:table-cell office:value-type="float" office:value="0" calcext:value-type="float">
            <text:p>0</text:p>
          </table:table-cell>
          <table:table-cell table:formula="of:=[.D12]+[.F12]+[.H12]" office:value-type="float" office:value="0.107042" calcext:value-type="float">
            <text:p>0.107042</text:p>
          </table:table-cell>
          <table:table-cell table:formula="of:=[.E12]+[.G12]+[.I12]" office:value-type="float" office:value="0.107562" calcext:value-type="float">
            <text:p>0.107562</text:p>
          </table:table-cell>
          <table:table-cell table:formula="of:=[.J12]" office:value-type="float" office:value="0.107042" calcext:value-type="float">
            <text:p>0.107042</text:p>
          </table:table-cell>
          <table:table-cell table:formula="of:=[.K12]" office:value-type="float" office:value="0.107562" calcext:value-type="float">
            <text:p>0.107562</text:p>
          </table:table-cell>
          <table:table-cell table:formula="of:=[.J13]" office:value-type="float" office:value="1.047101" calcext:value-type="float">
            <text:p>1.047101</text:p>
          </table:table-cell>
          <table:table-cell table:formula="of:=[.K13]" office:value-type="float" office:value="1.04807" calcext:value-type="float">
            <text:p>1.04807</text:p>
          </table:table-cell>
          <table:table-cell table:formula="of:=[.J14]" office:value-type="float" office:value="11.214769" calcext:value-type="float">
            <text:p>11.214769</text:p>
          </table:table-cell>
          <table:table-cell table:formula="of:=[.K14]" office:value-type="float" office:value="10.6474" calcext:value-type="float">
            <text:p>10.6474</text:p>
          </table:table-cell>
          <table:table-cell table:formula="of:=[.C12]" office:value-type="float" office:value="245.96" calcext:value-type="float">
            <text:p>245.96</text:p>
          </table:table-cell>
          <table:table-cell table:formula="of:=[.C13]" office:value-type="float" office:value="257.788" calcext:value-type="float">
            <text:p>257.788</text:p>
          </table:table-cell>
          <table:table-cell table:formula="of:=[.C14]" office:value-type="float" office:value="388.809" calcext:value-type="float">
            <text:p>388.809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257.788" calcext:value-type="float">
            <text:p>257.788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0" calcext:value-type="float">
            <text:p>0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1.04807" calcext:value-type="float">
            <text:p>1.04807</text:p>
          </table:table-cell>
          <table:table-cell office:value-type="float" office:value="1.04386" calcext:value-type="float">
            <text:p>1.04386</text:p>
          </table:table-cell>
          <table:table-cell office:value-type="float" office:value="0" calcext:value-type="float">
            <text:p>0</text:p>
          </table:table-cell>
          <table:table-cell table:formula="of:=[.D13]+[.F13]+[.H13]" office:value-type="float" office:value="1.047101" calcext:value-type="float">
            <text:p>1.047101</text:p>
          </table:table-cell>
          <table:table-cell table:formula="of:=[.E13]+[.G13]+[.I13]" office:value-type="float" office:value="1.04807" calcext:value-type="float">
            <text:p>1.04807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388.809" calcext:value-type="float">
            <text:p>388.809</text:p>
          </table:table-cell>
          <table:table-cell office:value-type="float" office:value="0.001497" calcext:value-type="float">
            <text:p>0.001497</text:p>
          </table:table-cell>
          <table:table-cell office:value-type="float" office:value="0" calcext:value-type="float">
            <text:p>0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10.6474" calcext:value-type="float">
            <text:p>10.6474</text:p>
          </table:table-cell>
          <table:table-cell office:value-type="float" office:value="11.2122" calcext:value-type="float">
            <text:p>11.2122</text:p>
          </table:table-cell>
          <table:table-cell office:value-type="float" office:value="0" calcext:value-type="float">
            <text:p>0</text:p>
          </table:table-cell>
          <table:table-cell table:formula="of:=[.D14]+[.F14]+[.H14]" office:value-type="float" office:value="11.214769" calcext:value-type="float">
            <text:p>11.214769</text:p>
          </table:table-cell>
          <table:table-cell table:formula="of:=[.E14]+[.G14]+[.I14]" office:value-type="float" office:value="10.6474" calcext:value-type="float">
            <text:p>10.6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391.16" calcext:value-type="float">
            <text:p>391.16</text:p>
          </table:table-cell>
          <table:table-cell office:value-type="float" office:value="0.010437" calcext:value-type="float">
            <text:p>0.010437</text:p>
          </table:table-cell>
          <table:table-cell office:value-type="float" office:value="0" calcext:value-type="float">
            <text:p>0</text:p>
          </table:table-cell>
          <table:table-cell office:value-type="float" office:value="0.010704" calcext:value-type="float">
            <text:p>0.010704</text:p>
          </table:table-cell>
          <table:table-cell office:value-type="float" office:value="0.216961" calcext:value-type="float">
            <text:p>0.216961</text:p>
          </table:table-cell>
          <table:table-cell office:value-type="float" office:value="0.23455" calcext:value-type="float">
            <text:p>0.23455</text:p>
          </table:table-cell>
          <table:table-cell office:value-type="float" office:value="0" calcext:value-type="float">
            <text:p>0</text:p>
          </table:table-cell>
          <table:table-cell table:formula="of:=[.D15]+[.F15]+[.H15]" office:value-type="float" office:value="0.255691" calcext:value-type="float">
            <text:p>0.255691</text:p>
          </table:table-cell>
          <table:table-cell table:formula="of:=[.E15]+[.G15]+[.I15]" office:value-type="float" office:value="0.216961" calcext:value-type="float">
            <text:p>0.216961</text:p>
          </table:table-cell>
          <table:table-cell table:formula="of:=[.J15]" office:value-type="float" office:value="0.255691" calcext:value-type="float">
            <text:p>0.255691</text:p>
          </table:table-cell>
          <table:table-cell table:formula="of:=[.K15]" office:value-type="float" office:value="0.216961" calcext:value-type="float">
            <text:p>0.216961</text:p>
          </table:table-cell>
          <table:table-cell table:formula="of:=[.J16]" office:value-type="float" office:value="2.804302" calcext:value-type="float">
            <text:p>2.804302</text:p>
          </table:table-cell>
          <table:table-cell table:formula="of:=[.K16]" office:value-type="float" office:value="2.01657" calcext:value-type="float">
            <text:p>2.01657</text:p>
          </table:table-cell>
          <table:table-cell table:formula="of:=[.J17]" office:value-type="float" office:value="22.768574" calcext:value-type="float">
            <text:p>22.768574</text:p>
          </table:table-cell>
          <table:table-cell table:formula="of:=[.K17]" office:value-type="float" office:value="20.5694" calcext:value-type="float">
            <text:p>20.5694</text:p>
          </table:table-cell>
          <table:table-cell table:formula="of:=[.C15]" office:value-type="float" office:value="391.16" calcext:value-type="float">
            <text:p>391.16</text:p>
          </table:table-cell>
          <table:table-cell table:formula="of:=[.C16]" office:value-type="float" office:value="414.256" calcext:value-type="float">
            <text:p>414.256</text:p>
          </table:table-cell>
          <table:table-cell table:formula="of:=[.C17]" office:value-type="float" office:value="660.436" calcext:value-type="float">
            <text:p>660.436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414.256" calcext:value-type="float">
            <text:p>414.256</text:p>
          </table:table-cell>
          <table:table-cell office:value-type="float" office:value="0.009939" calcext:value-type="float">
            <text:p>0.009939</text:p>
          </table:table-cell>
          <table:table-cell office:value-type="float" office:value="0" calcext:value-type="float">
            <text:p>0</text:p>
          </table:table-cell>
          <table:table-cell office:value-type="float" office:value="0.009333" calcext:value-type="float">
            <text:p>0.009333</text:p>
          </table:table-cell>
          <table:table-cell office:value-type="float" office:value="2.01657" calcext:value-type="float">
            <text:p>2.01657</text:p>
          </table:table-cell>
          <table:table-cell office:value-type="float" office:value="2.78503" calcext:value-type="float">
            <text:p>2.78503</text:p>
          </table:table-cell>
          <table:table-cell office:value-type="float" office:value="0" calcext:value-type="float">
            <text:p>0</text:p>
          </table:table-cell>
          <table:table-cell table:formula="of:=[.D16]+[.F16]+[.H16]" office:value-type="float" office:value="2.804302" calcext:value-type="float">
            <text:p>2.804302</text:p>
          </table:table-cell>
          <table:table-cell table:formula="of:=[.E16]+[.G16]+[.I16]" office:value-type="float" office:value="2.01657" calcext:value-type="float">
            <text:p>2.01657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660.436" calcext:value-type="float">
            <text:p>660.436</text:p>
          </table:table-cell>
          <table:table-cell office:value-type="float" office:value="0.010194" calcext:value-type="float">
            <text:p>0.010194</text:p>
          </table:table-cell>
          <table:table-cell office:value-type="float" office:value="0" calcext:value-type="float">
            <text:p>0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20.5694" calcext:value-type="float">
            <text:p>20.5694</text:p>
          </table:table-cell>
          <table:table-cell office:value-type="float" office:value="22.7497" calcext:value-type="float">
            <text:p>22.7497</text:p>
          </table:table-cell>
          <table:table-cell office:value-type="float" office:value="0" calcext:value-type="float">
            <text:p>0</text:p>
          </table:table-cell>
          <table:table-cell table:formula="of:=[.D17]+[.F17]+[.H17]" office:value-type="float" office:value="22.768574" calcext:value-type="float">
            <text:p>22.768574</text:p>
          </table:table-cell>
          <table:table-cell table:formula="of:=[.E17]+[.G17]+[.I17]" office:value-type="float" office:value="20.5694" calcext:value-type="float">
            <text:p>20.5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666.676" calcext:value-type="float">
            <text:p>666.676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0" calcext:value-type="float">
            <text:p>0</text:p>
          </table:table-cell>
          <table:table-cell office:value-type="float" office:value="0.048518" calcext:value-type="float">
            <text:p>0.048518</text:p>
          </table:table-cell>
          <table:table-cell office:value-type="float" office:value="0.656617" calcext:value-type="float">
            <text:p>0.656617</text:p>
          </table:table-cell>
          <table:table-cell office:value-type="float" office:value="0.705952" calcext:value-type="float">
            <text:p>0.705952</text:p>
          </table:table-cell>
          <table:table-cell office:value-type="float" office:value="0" calcext:value-type="float">
            <text:p>0</text:p>
          </table:table-cell>
          <table:table-cell table:formula="of:=[.D18]+[.F18]+[.H18]" office:value-type="float" office:value="0.787866" calcext:value-type="float">
            <text:p>0.787866</text:p>
          </table:table-cell>
          <table:table-cell table:formula="of:=[.E18]+[.G18]+[.I18]" office:value-type="float" office:value="0.656617" calcext:value-type="float">
            <text:p>0.656617</text:p>
          </table:table-cell>
          <table:table-cell table:formula="of:=[.J18]" office:value-type="float" office:value="0.787866" calcext:value-type="float">
            <text:p>0.787866</text:p>
          </table:table-cell>
          <table:table-cell table:formula="of:=[.K18]" office:value-type="float" office:value="0.656617" calcext:value-type="float">
            <text:p>0.656617</text:p>
          </table:table-cell>
          <table:table-cell table:formula="of:=[.J19]" office:value-type="float" office:value="6.83068" calcext:value-type="float">
            <text:p>6.83068</text:p>
          </table:table-cell>
          <table:table-cell table:formula="of:=[.K19]" office:value-type="float" office:value="6.16026" calcext:value-type="float">
            <text:p>6.16026</text:p>
          </table:table-cell>
          <table:table-cell table:formula="of:=[.J20]" office:value-type="float" office:value="68.31351" calcext:value-type="float">
            <text:p>68.31351</text:p>
          </table:table-cell>
          <table:table-cell table:formula="of:=[.K20]" office:value-type="float" office:value="62.5032" calcext:value-type="float">
            <text:p>62.5032</text:p>
          </table:table-cell>
          <table:table-cell table:formula="of:=[.C18]" office:value-type="float" office:value="666.676" calcext:value-type="float">
            <text:p>666.676</text:p>
          </table:table-cell>
          <table:table-cell table:formula="of:=[.C19]" office:value-type="float" office:value="729.664" calcext:value-type="float">
            <text:p>729.664</text:p>
          </table:table-cell>
          <table:table-cell table:formula="of:=[.C20]" office:value-type="float" office:value="1388.35" calcext:value-type="float">
            <text:p>1388.35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729.664" calcext:value-type="float">
            <text:p>729.664</text:p>
          </table:table-cell>
          <table:table-cell office:value-type="float" office:value="0.032593" calcext:value-type="float">
            <text:p>0.032593</text:p>
          </table:table-cell>
          <table:table-cell office:value-type="float" office:value="0" calcext:value-type="float">
            <text:p>0</text:p>
          </table:table-cell>
          <table:table-cell office:value-type="float" office:value="0.025507" calcext:value-type="float">
            <text:p>0.025507</text:p>
          </table:table-cell>
          <table:table-cell office:value-type="float" office:value="6.16026" calcext:value-type="float">
            <text:p>6.16026</text:p>
          </table:table-cell>
          <table:table-cell office:value-type="float" office:value="6.77258" calcext:value-type="float">
            <text:p>6.77258</text:p>
          </table:table-cell>
          <table:table-cell office:value-type="float" office:value="0" calcext:value-type="float">
            <text:p>0</text:p>
          </table:table-cell>
          <table:table-cell table:formula="of:=[.D19]+[.F19]+[.H19]" office:value-type="float" office:value="6.83068" calcext:value-type="float">
            <text:p>6.83068</text:p>
          </table:table-cell>
          <table:table-cell table:formula="of:=[.E19]+[.G19]+[.I19]" office:value-type="float" office:value="6.16026" calcext:value-type="float">
            <text:p>6.1602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388.35" calcext:value-type="float">
            <text:p>1388.35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" calcext:value-type="float">
            <text:p>0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62.5032" calcext:value-type="float">
            <text:p>62.5032</text:p>
          </table:table-cell>
          <table:table-cell office:value-type="float" office:value="68.2571" calcext:value-type="float">
            <text:p>68.2571</text:p>
          </table:table-cell>
          <table:table-cell office:value-type="float" office:value="0" calcext:value-type="float">
            <text:p>0</text:p>
          </table:table-cell>
          <table:table-cell table:formula="of:=[.D20]+[.F20]+[.H20]" office:value-type="float" office:value="68.31351" calcext:value-type="float">
            <text:p>68.31351</text:p>
          </table:table-cell>
          <table:table-cell table:formula="of:=[.E20]+[.G20]+[.I20]" office:value-type="float" office:value="62.5032" calcext:value-type="float">
            <text:p>62.5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1412.36" calcext:value-type="float">
            <text:p>1412.36</text:p>
          </table:table-cell>
          <table:table-cell office:value-type="float" office:value="0.095393" calcext:value-type="float">
            <text:p>0.095393</text:p>
          </table:table-cell>
          <table:table-cell office:value-type="float" office:value="0" calcext:value-type="float">
            <text:p>0</text:p>
          </table:table-cell>
          <table:table-cell office:value-type="float" office:value="0.095495" calcext:value-type="float">
            <text:p>0.095495</text:p>
          </table:table-cell>
          <table:table-cell office:value-type="float" office:value="2.47531" calcext:value-type="float">
            <text:p>2.47531</text:p>
          </table:table-cell>
          <table:table-cell office:value-type="float" office:value="2.53285" calcext:value-type="float">
            <text:p>2.53285</text:p>
          </table:table-cell>
          <table:table-cell office:value-type="float" office:value="0" calcext:value-type="float">
            <text:p>0</text:p>
          </table:table-cell>
          <table:table-cell table:formula="of:=[.D21]+[.F21]+[.H21]" office:value-type="float" office:value="2.723738" calcext:value-type="float">
            <text:p>2.723738</text:p>
          </table:table-cell>
          <table:table-cell table:formula="of:=[.E21]+[.G21]+[.I21]" office:value-type="float" office:value="2.47531" calcext:value-type="float">
            <text:p>2.47531</text:p>
          </table:table-cell>
          <table:table-cell table:formula="of:=[.J21]" office:value-type="float" office:value="2.723738" calcext:value-type="float">
            <text:p>2.723738</text:p>
          </table:table-cell>
          <table:table-cell table:formula="of:=[.K21]" office:value-type="float" office:value="2.47531" calcext:value-type="float">
            <text:p>2.47531</text:p>
          </table:table-cell>
          <table:table-cell table:formula="of:=[.J22]" office:value-type="float" office:value="25.25627" calcext:value-type="float">
            <text:p>25.25627</text:p>
          </table:table-cell>
          <table:table-cell table:formula="of:=[.K22]" office:value-type="float" office:value="23.5891" calcext:value-type="float">
            <text:p>23.5891</text:p>
          </table:table-cell>
          <table:table-cell table:formula="of:=[.J23]" office:value-type="float" office:value="251.052754" calcext:value-type="float">
            <text:p>251.052754</text:p>
          </table:table-cell>
          <table:table-cell table:formula="of:=[.K23]" office:value-type="float" office:value="237.518" calcext:value-type="float">
            <text:p>237.518</text:p>
          </table:table-cell>
          <table:table-cell table:formula="of:=[.C21]" office:value-type="float" office:value="1412.36" calcext:value-type="float">
            <text:p>1412.36</text:p>
          </table:table-cell>
          <table:table-cell table:formula="of:=[.C22]" office:value-type="float" office:value="1668.24" calcext:value-type="float">
            <text:p>1668.24</text:p>
          </table:table-cell>
          <table:table-cell table:formula="of:=[.C23]" office:value-type="float" office:value="4153.05" calcext:value-type="float">
            <text:p>4153.05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1668.24" calcext:value-type="float">
            <text:p>1668.24</text:p>
          </table:table-cell>
          <table:table-cell office:value-type="float" office:value="0.100536" calcext:value-type="float">
            <text:p>0.100536</text:p>
          </table:table-cell>
          <table:table-cell office:value-type="float" office:value="0" calcext:value-type="float">
            <text:p>0</text:p>
          </table:table-cell>
          <table:table-cell office:value-type="float" office:value="0.096334" calcext:value-type="float">
            <text:p>0.096334</text:p>
          </table:table-cell>
          <table:table-cell office:value-type="float" office:value="23.5891" calcext:value-type="float">
            <text:p>23.5891</text:p>
          </table:table-cell>
          <table:table-cell office:value-type="float" office:value="25.0594" calcext:value-type="float">
            <text:p>25.0594</text:p>
          </table:table-cell>
          <table:table-cell office:value-type="float" office:value="0" calcext:value-type="float">
            <text:p>0</text:p>
          </table:table-cell>
          <table:table-cell table:formula="of:=[.D22]+[.F22]+[.H22]" office:value-type="float" office:value="25.25627" calcext:value-type="float">
            <text:p>25.25627</text:p>
          </table:table-cell>
          <table:table-cell table:formula="of:=[.E22]+[.G22]+[.I22]" office:value-type="float" office:value="23.5891" calcext:value-type="float">
            <text:p>23.589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4153.05" calcext:value-type="float">
            <text:p>4153.05</text:p>
          </table:table-cell>
          <table:table-cell office:value-type="float" office:value="0.100908" calcext:value-type="float">
            <text:p>0.100908</text:p>
          </table:table-cell>
          <table:table-cell office:value-type="float" office:value="0" calcext:value-type="float">
            <text:p>0</text:p>
          </table:table-cell>
          <table:table-cell office:value-type="float" office:value="0.093846" calcext:value-type="float">
            <text:p>0.093846</text:p>
          </table:table-cell>
          <table:table-cell office:value-type="float" office:value="237.518" calcext:value-type="float">
            <text:p>237.518</text:p>
          </table:table-cell>
          <table:table-cell office:value-type="float" office:value="250.858" calcext:value-type="float">
            <text:p>250.858</text:p>
          </table:table-cell>
          <table:table-cell office:value-type="float" office:value="0" calcext:value-type="float">
            <text:p>0</text:p>
          </table:table-cell>
          <table:table-cell table:formula="of:=[.D23]+[.F23]+[.H23]" office:value-type="float" office:value="251.052754" calcext:value-type="float">
            <text:p>251.052754</text:p>
          </table:table-cell>
          <table:table-cell table:formula="of:=[.E23]+[.G23]+[.I23]" office:value-type="float" office:value="237.518" calcext:value-type="float">
            <text:p>237.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4365.28" calcext:value-type="float">
            <text:p>4365.28</text:p>
          </table:table-cell>
          <table:table-cell office:value-type="float" office:value="0.313754" calcext:value-type="float">
            <text:p>0.313754</text:p>
          </table:table-cell>
          <table:table-cell office:value-type="float" office:value="0" calcext:value-type="float">
            <text:p>0</text:p>
          </table:table-cell>
          <table:table-cell office:value-type="float" office:value="0.319909" calcext:value-type="float">
            <text:p>0.319909</text:p>
          </table:table-cell>
          <table:table-cell office:value-type="float" office:value="13.8673" calcext:value-type="float">
            <text:p>13.8673</text:p>
          </table:table-cell>
          <table:table-cell office:value-type="float" office:value="12.9227" calcext:value-type="float">
            <text:p>12.9227</text:p>
          </table:table-cell>
          <table:table-cell office:value-type="float" office:value="0" calcext:value-type="float">
            <text:p>0</text:p>
          </table:table-cell>
          <table:table-cell table:formula="of:=[.D24]+[.F24]+[.H24]" office:value-type="float" office:value="13.556363" calcext:value-type="float">
            <text:p>13.556363</text:p>
          </table:table-cell>
          <table:table-cell table:formula="of:=[.E24]+[.G24]+[.I24]" office:value-type="float" office:value="13.8673" calcext:value-type="float">
            <text:p>13.8673</text:p>
          </table:table-cell>
          <table:table-cell table:formula="of:=[.J24]" office:value-type="float" office:value="13.556363" calcext:value-type="float">
            <text:p>13.556363</text:p>
          </table:table-cell>
          <table:table-cell table:formula="of:=[.K24]" office:value-type="float" office:value="13.8673" calcext:value-type="float">
            <text:p>13.8673</text:p>
          </table:table-cell>
          <table:table-cell table:formula="of:=[.J25]" office:value-type="float" office:value="126.355093" calcext:value-type="float">
            <text:p>126.355093</text:p>
          </table:table-cell>
          <table:table-cell table:formula="of:=[.K25]" office:value-type="float" office:value="134.286" calcext:value-type="float">
            <text:p>134.286</text:p>
          </table:table-cell>
          <table:table-cell table:formula="of:=[.J26]" office:value-type="float" office:value="1430.730406" calcext:value-type="float">
            <text:p>1430.730406</text:p>
          </table:table-cell>
          <table:table-cell table:formula="of:=[.K26]" office:value-type="float" office:value="1483.5" calcext:value-type="float">
            <text:p>1483.5</text:p>
          </table:table-cell>
          <table:table-cell table:formula="of:=[.C24]" office:value-type="float" office:value="4365.28" calcext:value-type="float">
            <text:p>4365.28</text:p>
          </table:table-cell>
          <table:table-cell table:formula="of:=[.C25]" office:value-type="float" office:value="6327.78" calcext:value-type="float">
            <text:p>6327.78</text:p>
          </table:table-cell>
          <table:table-cell table:formula="of:=[.C26]" office:value-type="float" office:value="29660.4" calcext:value-type="float">
            <text:p>29660.4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6327.78" calcext:value-type="float">
            <text:p>6327.78</text:p>
          </table:table-cell>
          <table:table-cell office:value-type="float" office:value="0.374029" calcext:value-type="float">
            <text:p>0.374029</text:p>
          </table:table-cell>
          <table:table-cell office:value-type="float" office:value="0" calcext:value-type="float">
            <text:p>0</text:p>
          </table:table-cell>
          <table:table-cell office:value-type="float" office:value="0.373064" calcext:value-type="float">
            <text:p>0.373064</text:p>
          </table:table-cell>
          <table:table-cell office:value-type="float" office:value="134.286" calcext:value-type="float">
            <text:p>134.286</text:p>
          </table:table-cell>
          <table:table-cell office:value-type="float" office:value="125.608" calcext:value-type="float">
            <text:p>125.608</text:p>
          </table:table-cell>
          <table:table-cell office:value-type="float" office:value="0" calcext:value-type="float">
            <text:p>0</text:p>
          </table:table-cell>
          <table:table-cell table:formula="of:=[.D25]+[.F25]+[.H25]" office:value-type="float" office:value="126.355093" calcext:value-type="float">
            <text:p>126.355093</text:p>
          </table:table-cell>
          <table:table-cell table:formula="of:=[.E25]+[.G25]+[.I25]" office:value-type="float" office:value="134.286" calcext:value-type="float">
            <text:p>134.28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29660.4" calcext:value-type="float">
            <text:p>29660.4</text:p>
          </table:table-cell>
          <table:table-cell office:value-type="float" office:value="0.322528" calcext:value-type="float">
            <text:p>0.322528</text:p>
          </table:table-cell>
          <table:table-cell office:value-type="float" office:value="0" calcext:value-type="float">
            <text:p>0</text:p>
          </table:table-cell>
          <table:table-cell office:value-type="float" office:value="0.387878" calcext:value-type="float">
            <text:p>0.387878</text:p>
          </table:table-cell>
          <table:table-cell office:value-type="float" office:value="1483.5" calcext:value-type="float">
            <text:p>1483.5</text:p>
          </table:table-cell>
          <table:table-cell office:value-type="float" office:value="1430.02" calcext:value-type="float">
            <text:p>1430.02</text:p>
          </table:table-cell>
          <table:table-cell office:value-type="float" office:value="0" calcext:value-type="float">
            <text:p>0</text:p>
          </table:table-cell>
          <table:table-cell table:formula="of:=[.D26]+[.F26]+[.H26]" office:value-type="float" office:value="1430.730406" calcext:value-type="float">
            <text:p>1430.730406</text:p>
          </table:table-cell>
          <table:table-cell table:formula="of:=[.E26]+[.G26]+[.I26]" office:value-type="float" office:value="1483.5" calcext:value-type="float">
            <text:p>148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31409.7" calcext:value-type="float">
            <text:p>31409.7</text:p>
          </table:table-cell>
          <table:table-cell office:value-type="float" office:value="1.24041" calcext:value-type="float">
            <text:p>1.24041</text:p>
          </table:table-cell>
          <table:table-cell office:value-type="float" office:value="0" calcext:value-type="float">
            <text:p>0</text:p>
          </table:table-cell>
          <table:table-cell office:value-type="float" office:value="1.55987" calcext:value-type="float">
            <text:p>1.55987</text:p>
          </table:table-cell>
          <table:table-cell office:value-type="float" office:value="69.6982" calcext:value-type="float">
            <text:p>69.6982</text:p>
          </table:table-cell>
          <table:table-cell office:value-type="float" office:value="67.6213" calcext:value-type="float">
            <text:p>67.6213</text:p>
          </table:table-cell>
          <table:table-cell office:value-type="float" office:value="0" calcext:value-type="float">
            <text:p>0</text:p>
          </table:table-cell>
          <table:table-cell table:formula="of:=[.D27]+[.F27]+[.H27]" office:value-type="float" office:value="70.42158" calcext:value-type="float">
            <text:p>70.42158</text:p>
          </table:table-cell>
          <table:table-cell table:formula="of:=[.E27]+[.G27]+[.I27]" office:value-type="float" office:value="69.6982" calcext:value-type="float">
            <text:p>69.6982</text:p>
          </table:table-cell>
          <table:table-cell table:formula="of:=[.J27]" office:value-type="float" office:value="70.42158" calcext:value-type="float">
            <text:p>70.42158</text:p>
          </table:table-cell>
          <table:table-cell table:formula="of:=[.K27]" office:value-type="float" office:value="69.6982" calcext:value-type="float">
            <text:p>69.6982</text:p>
          </table:table-cell>
          <table:table-cell table:formula="of:=[.J28]" office:value-type="float" office:value="738.78199" calcext:value-type="float">
            <text:p>738.78199</text:p>
          </table:table-cell>
          <table:table-cell table:formula="of:=[.K28]" office:value-type="float" office:value="712.385" calcext:value-type="float">
            <text:p>712.385</text:p>
          </table:table-cell>
          <table:table-cell table:formula="of:=[.J29]" office:value-type="float" office:value="7275.92266" calcext:value-type="float">
            <text:p>7275.92266</text:p>
          </table:table-cell>
          <table:table-cell table:formula="of:=[.K29]" office:value-type="float" office:value="7022.43" calcext:value-type="float">
            <text:p>7022.43</text:p>
          </table:table-cell>
          <table:table-cell table:formula="of:=[.C27]" office:value-type="float" office:value="31409.7" calcext:value-type="float">
            <text:p>31409.7</text:p>
          </table:table-cell>
          <table:table-cell table:formula="of:=[.C28]" office:value-type="float" office:value="51870.4" calcext:value-type="float">
            <text:p>51870.4</text:p>
          </table:table-cell>
          <table:table-cell table:formula="of:=[.C29]" office:value-type="float" office:value="233754" calcext:value-type="float">
            <text:p>233754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51870.4" calcext:value-type="float">
            <text:p>51870.4</text:p>
          </table:table-cell>
          <table:table-cell office:value-type="float" office:value="1.41889" calcext:value-type="float">
            <text:p>1.41889</text:p>
          </table:table-cell>
          <table:table-cell office:value-type="float" office:value="0" calcext:value-type="float">
            <text:p>0</text:p>
          </table:table-cell>
          <table:table-cell office:value-type="float" office:value="1.6451" calcext:value-type="float">
            <text:p>1.6451</text:p>
          </table:table-cell>
          <table:table-cell office:value-type="float" office:value="712.385" calcext:value-type="float">
            <text:p>712.385</text:p>
          </table:table-cell>
          <table:table-cell office:value-type="float" office:value="735.718" calcext:value-type="float">
            <text:p>735.718</text:p>
          </table:table-cell>
          <table:table-cell office:value-type="float" office:value="0" calcext:value-type="float">
            <text:p>0</text:p>
          </table:table-cell>
          <table:table-cell table:formula="of:=[.D28]+[.F28]+[.H28]" office:value-type="float" office:value="738.78199" calcext:value-type="float">
            <text:p>738.78199</text:p>
          </table:table-cell>
          <table:table-cell table:formula="of:=[.E28]+[.G28]+[.I28]" office:value-type="float" office:value="712.385" calcext:value-type="float">
            <text:p>712.385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233754" calcext:value-type="float">
            <text:p>233754</text:p>
          </table:table-cell>
          <table:table-cell office:value-type="float" office:value="1.31362" calcext:value-type="float">
            <text:p>1.31362</text:p>
          </table:table-cell>
          <table:table-cell office:value-type="float" office:value="0" calcext:value-type="float">
            <text:p>0</text:p>
          </table:table-cell>
          <table:table-cell office:value-type="float" office:value="1.60904" calcext:value-type="float">
            <text:p>1.60904</text:p>
          </table:table-cell>
          <table:table-cell office:value-type="float" office:value="7022.43" calcext:value-type="float">
            <text:p>7022.43</text:p>
          </table:table-cell>
          <table:table-cell office:value-type="float" office:value="7273" calcext:value-type="float">
            <text:p>7273</text:p>
          </table:table-cell>
          <table:table-cell office:value-type="float" office:value="0" calcext:value-type="float">
            <text:p>0</text:p>
          </table:table-cell>
          <table:table-cell table:formula="of:=[.D29]+[.F29]+[.H29]" office:value-type="float" office:value="7275.92266" calcext:value-type="float">
            <text:p>7275.92266</text:p>
          </table:table-cell>
          <table:table-cell table:formula="of:=[.E29]+[.G29]+[.I29]" office:value-type="float" office:value="7022.43" calcext:value-type="float">
            <text:p>7022.43</text:p>
          </table:table-cell>
          <table:table-cell table:number-columns-repeated="9"/>
        </table:table-row>
        <table:table-row table:style-name="ro1" table:visibility="filter" table:number-rows-repeated="3">
          <table:table-cell table:number-columns-repeated="20"/>
        </table:table-row>
        <table:table-row table:style-name="ro1" table:visibility="filter">
          <table:table-cell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7"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10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7"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10"/>
        </table:table-row>
      </table:table>
      <table:table table:name="PS3-2_gpu" table:style-name="ta1">
        <table:shapes>
          <draw:frame draw:z-index="0" draw:style-name="gr1" draw:text-style-name="P1" svg:width="453.51pt" svg:height="255.09pt" svg:x="22.68pt" svg:y="205.99pt">
            <loext:p draw:notify-on-update-of-ranges="'PS3-2_gpu'.A3:'PS3-2_gpu'.A38 'PS3-2_gpu'.R2:'PS3-2_gpu'.R2 'PS3-2_gpu'.R3:'PS3-2_gpu'.R33 'PS3-2_gpu'.S2:'PS3-2_gpu'.S2 'PS3-2_gpu'.S3:'PS3-2_gpu'.S33 'PS3-2_gpu'.T2:'PS3-2_gpu'.T2 'PS3-2_gpu'.T3:'PS3-2_gpu'.T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3pt" svg:height="255.15pt" svg:x="500.09pt" svg:y="206.59pt">
            <loext:p draw:notify-on-update-of-ranges="'PS3-2_gpu'.A3:'PS3-2_gpu'.A33 'PS3-2_gpu'.L2:'PS3-2_gpu'.L2 'PS3-2_gpu'.L3:'PS3-2_gpu'.L33 'PS3-2_gpu'.M2:'PS3-2_gpu'.M2 'PS3-2_gpu'.M3:'PS3-2_gpu'.M33 'PS3-2_gpu'.N2:'PS3-2_gpu'.N2 'PS3-2_gpu'.N3:'PS3-2_gpu'.N33 'PS3-2_gpu'.O2:'PS3-2_gpu'.O2 'PS3-2_gpu'.O3:'PS3-2_gpu'.O33 'PS3-2_gpu'.P2:'PS3-2_gpu'.P2 'PS3-2_gpu'.P3:'PS3-2_gpu'.P33 'PS3-2_gpu'.Q2:'PS3-2_gpu'.Q2 'PS3-2_gpu'.Q3:'PS3-2_gpu'.Q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tmp</text:p>
          </table:table-cell>
          <table:table-cell office:value-type="string" calcext:value-type="string">
            <text:p>read tmp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0x write</text:p>
          </table:table-cell>
          <table:table-cell office:value-type="string" calcext:value-type="string">
            <text:p>100x read</text:p>
          </table:table-cell>
          <table:table-cell office:value-type="string" calcext:value-type="string">
            <text:p>1000x write</text:p>
          </table:table-cell>
          <table:table-cell office:value-type="string" calcext:value-type="string">
            <text:p>1000x read</text:p>
          </table:table-cell>
          <table:table-cell office:value-type="string" calcext:value-type="string">
            <text:p>10000x write</text:p>
          </table:table-cell>
          <table:table-cell office:value-type="string" calcext:value-type="string">
            <text:p>10000x read</text:p>
          </table:table-cell>
          <table:table-cell office:value-type="string" calcext:value-type="string">
            <text:p>100x kernel</text:p>
          </table:table-cell>
          <table:table-cell office:value-type="string" calcext:value-type="string">
            <text:p>1000x kernel</text:p>
          </table:table-cell>
          <table:table-cell office:value-type="string" calcext:value-type="string">
            <text:p>10000x kernel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323136" calcext:value-type="float">
            <text:p>0.32313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" calcext:value-type="float">
            <text:p>0</text:p>
          </table:table-cell>
          <table:table-cell table:formula="of:=[.D3]+[.F3]+[.H3]" office:value-type="float" office:value="0.002944" calcext:value-type="float">
            <text:p>0.002944</text:p>
          </table:table-cell>
          <table:table-cell table:formula="of:=[.E3]+[.G3]+[.I3]" office:value-type="float" office:value="0.00112" calcext:value-type="float">
            <text:p>0.00112</text:p>
          </table:table-cell>
          <table:table-cell table:formula="of:=[.J3]" office:value-type="float" office:value="0.002944" calcext:value-type="float">
            <text:p>0.002944</text:p>
          </table:table-cell>
          <table:table-cell table:formula="of:=[.K3]" office:value-type="float" office:value="0.00112" calcext:value-type="float">
            <text:p>0.00112</text:p>
          </table:table-cell>
          <table:table-cell table:formula="of:=[.J4]" office:value-type="float" office:value="0.003072" calcext:value-type="float">
            <text:p>0.003072</text:p>
          </table:table-cell>
          <table:table-cell table:formula="of:=[.K4]" office:value-type="float" office:value="0.001152" calcext:value-type="float">
            <text:p>0.001152</text:p>
          </table:table-cell>
          <table:table-cell table:formula="of:=[.J5]" office:value-type="float" office:value="0.003072" calcext:value-type="float">
            <text:p>0.003072</text:p>
          </table:table-cell>
          <table:table-cell table:formula="of:=[.K5]" office:value-type="float" office:value="0.001152" calcext:value-type="float">
            <text:p>0.001152</text:p>
          </table:table-cell>
          <table:table-cell table:formula="of:=[.C3]" office:value-type="float" office:value="0.323136" calcext:value-type="float">
            <text:p>0.323136</text:p>
          </table:table-cell>
          <table:table-cell table:formula="of:=[.C4]" office:value-type="float" office:value="4.45622" calcext:value-type="float">
            <text:p>4.45622</text:p>
          </table:table-cell>
          <table:table-cell table:formula="of:=[.C5]" office:value-type="float" office:value="35.8242" calcext:value-type="float">
            <text:p>35.8242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4.45622" calcext:value-type="float">
            <text:p>4.4562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table:formula="of:=[.D4]+[.F4]+[.H4]" office:value-type="float" office:value="0.003072" calcext:value-type="float">
            <text:p>0.003072</text:p>
          </table:table-cell>
          <table:table-cell table:formula="of:=[.E4]+[.G4]+[.I4]" office:value-type="float" office:value="0.001152" calcext:value-type="float">
            <text:p>0.00115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35.8242" calcext:value-type="float">
            <text:p>35.824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table:formula="of:=[.D5]+[.F5]+[.H5]" office:value-type="float" office:value="0.003072" calcext:value-type="float">
            <text:p>0.003072</text:p>
          </table:table-cell>
          <table:table-cell table:formula="of:=[.E5]+[.G5]+[.I5]" office:value-type="float" office:value="0.001152" calcext:value-type="float">
            <text:p>0.001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36.1532" calcext:value-type="float">
            <text:p>36.153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table:formula="of:=[.D6]+[.F6]+[.H6]" office:value-type="float" office:value="0.003072" calcext:value-type="float">
            <text:p>0.003072</text:p>
          </table:table-cell>
          <table:table-cell table:formula="of:=[.E6]+[.G6]+[.I6]" office:value-type="float" office:value="0.001184" calcext:value-type="float">
            <text:p>0.001184</text:p>
          </table:table-cell>
          <table:table-cell table:formula="of:=[.J6]" office:value-type="float" office:value="0.003072" calcext:value-type="float">
            <text:p>0.003072</text:p>
          </table:table-cell>
          <table:table-cell table:formula="of:=[.K6]" office:value-type="float" office:value="0.001184" calcext:value-type="float">
            <text:p>0.001184</text:p>
          </table:table-cell>
          <table:table-cell table:formula="of:=[.J7]" office:value-type="float" office:value="0.003072" calcext:value-type="float">
            <text:p>0.003072</text:p>
          </table:table-cell>
          <table:table-cell table:formula="of:=[.K7]" office:value-type="float" office:value="0.00096" calcext:value-type="float">
            <text:p>0.00096</text:p>
          </table:table-cell>
          <table:table-cell table:formula="of:=[.J8]" office:value-type="float" office:value="0.001856" calcext:value-type="float">
            <text:p>0.001856</text:p>
          </table:table-cell>
          <table:table-cell table:formula="of:=[.K8]" office:value-type="float" office:value="0.001152" calcext:value-type="float">
            <text:p>0.001152</text:p>
          </table:table-cell>
          <table:table-cell table:formula="of:=[.C6]" office:value-type="float" office:value="36.1532" calcext:value-type="float">
            <text:p>36.1532</text:p>
          </table:table-cell>
          <table:table-cell table:formula="of:=[.C7]" office:value-type="float" office:value="39.3406" calcext:value-type="float">
            <text:p>39.3406</text:p>
          </table:table-cell>
          <table:table-cell table:formula="of:=[.C8]" office:value-type="float" office:value="71.5549" calcext:value-type="float">
            <text:p>71.5549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39.3406" calcext:value-type="float">
            <text:p>39.340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table:formula="of:=[.D7]+[.F7]+[.H7]" office:value-type="float" office:value="0.003072" calcext:value-type="float">
            <text:p>0.003072</text:p>
          </table:table-cell>
          <table:table-cell table:formula="of:=[.E7]+[.G7]+[.I7]" office:value-type="float" office:value="0.00096" calcext:value-type="float">
            <text:p>0.0009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71.5549" calcext:value-type="float">
            <text:p>71.5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table:formula="of:=[.D8]+[.F8]+[.H8]" office:value-type="float" office:value="0.001856" calcext:value-type="float">
            <text:p>0.001856</text:p>
          </table:table-cell>
          <table:table-cell table:formula="of:=[.E8]+[.G8]+[.I8]" office:value-type="float" office:value="0.001152" calcext:value-type="float">
            <text:p>0.001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71.8897" calcext:value-type="float">
            <text:p>71.8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table:formula="of:=[.D9]+[.F9]+[.H9]" office:value-type="float" office:value="0.002016" calcext:value-type="float">
            <text:p>0.002016</text:p>
          </table:table-cell>
          <table:table-cell table:formula="of:=[.E9]+[.G9]+[.I9]" office:value-type="float" office:value="0.001152" calcext:value-type="float">
            <text:p>0.001152</text:p>
          </table:table-cell>
          <table:table-cell table:formula="of:=[.J9]" office:value-type="float" office:value="0.002016" calcext:value-type="float">
            <text:p>0.002016</text:p>
          </table:table-cell>
          <table:table-cell table:formula="of:=[.K9]" office:value-type="float" office:value="0.001152" calcext:value-type="float">
            <text:p>0.001152</text:p>
          </table:table-cell>
          <table:table-cell table:formula="of:=[.J10]" office:value-type="float" office:value="0.002048" calcext:value-type="float">
            <text:p>0.002048</text:p>
          </table:table-cell>
          <table:table-cell table:formula="of:=[.K10]" office:value-type="float" office:value="0.001536" calcext:value-type="float">
            <text:p>0.001536</text:p>
          </table:table-cell>
          <table:table-cell table:formula="of:=[.J11]" office:value-type="float" office:value="0.003072" calcext:value-type="float">
            <text:p>0.003072</text:p>
          </table:table-cell>
          <table:table-cell table:formula="of:=[.K11]" office:value-type="float" office:value="0.001184" calcext:value-type="float">
            <text:p>0.001184</text:p>
          </table:table-cell>
          <table:table-cell table:formula="of:=[.C9]" office:value-type="float" office:value="71.8897" calcext:value-type="float">
            <text:p>71.8897</text:p>
          </table:table-cell>
          <table:table-cell table:formula="of:=[.C10]" office:value-type="float" office:value="75.2273" calcext:value-type="float">
            <text:p>75.2273</text:p>
          </table:table-cell>
          <table:table-cell table:formula="of:=[.C11]" office:value-type="float" office:value="109.922" calcext:value-type="float">
            <text:p>109.922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75.2273" calcext:value-type="float">
            <text:p>75.2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table:formula="of:=[.D10]+[.F10]+[.H10]" office:value-type="float" office:value="0.002048" calcext:value-type="float">
            <text:p>0.002048</text:p>
          </table:table-cell>
          <table:table-cell table:formula="of:=[.E10]+[.G10]+[.I10]" office:value-type="float" office:value="0.001536" calcext:value-type="float">
            <text:p>0.00153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109.922" calcext:value-type="float">
            <text:p>109.92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table:formula="of:=[.D11]+[.F11]+[.H11]" office:value-type="float" office:value="0.003072" calcext:value-type="float">
            <text:p>0.003072</text:p>
          </table:table-cell>
          <table:table-cell table:formula="of:=[.E11]+[.G11]+[.I11]" office:value-type="float" office:value="0.001184" calcext:value-type="float">
            <text:p>0.001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110.295" calcext:value-type="float">
            <text:p>110.295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table:formula="of:=[.D12]+[.F12]+[.H12]" office:value-type="float" office:value="0.003072" calcext:value-type="float">
            <text:p>0.003072</text:p>
          </table:table-cell>
          <table:table-cell table:formula="of:=[.E12]+[.G12]+[.I12]" office:value-type="float" office:value="0.001248" calcext:value-type="float">
            <text:p>0.001248</text:p>
          </table:table-cell>
          <table:table-cell table:formula="of:=[.J12]" office:value-type="float" office:value="0.003072" calcext:value-type="float">
            <text:p>0.003072</text:p>
          </table:table-cell>
          <table:table-cell table:formula="of:=[.K12]" office:value-type="float" office:value="0.001248" calcext:value-type="float">
            <text:p>0.001248</text:p>
          </table:table-cell>
          <table:table-cell table:formula="of:=[.J13]" office:value-type="float" office:value="0.003744" calcext:value-type="float">
            <text:p>0.003744</text:p>
          </table:table-cell>
          <table:table-cell table:formula="of:=[.K13]" office:value-type="float" office:value="0.001376" calcext:value-type="float">
            <text:p>0.001376</text:p>
          </table:table-cell>
          <table:table-cell table:formula="of:=[.J14]" office:value-type="float" office:value="0.003008" calcext:value-type="float">
            <text:p>0.003008</text:p>
          </table:table-cell>
          <table:table-cell table:formula="of:=[.K14]" office:value-type="float" office:value="0.00128" calcext:value-type="float">
            <text:p>0.00128</text:p>
          </table:table-cell>
          <table:table-cell table:formula="of:=[.C12]" office:value-type="float" office:value="110.295" calcext:value-type="float">
            <text:p>110.295</text:p>
          </table:table-cell>
          <table:table-cell table:formula="of:=[.C13]" office:value-type="float" office:value="113.844" calcext:value-type="float">
            <text:p>113.844</text:p>
          </table:table-cell>
          <table:table-cell table:formula="of:=[.C14]" office:value-type="float" office:value="149.541" calcext:value-type="float">
            <text:p>149.541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113.844" calcext:value-type="float">
            <text:p>113.844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" calcext:value-type="float">
            <text:p>0</text:p>
          </table:table-cell>
          <table:table-cell table:formula="of:=[.D13]+[.F13]+[.H13]" office:value-type="float" office:value="0.003744" calcext:value-type="float">
            <text:p>0.003744</text:p>
          </table:table-cell>
          <table:table-cell table:formula="of:=[.E13]+[.G13]+[.I13]" office:value-type="float" office:value="0.001376" calcext:value-type="float">
            <text:p>0.00137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9.541" calcext:value-type="float">
            <text:p>149.541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table:formula="of:=[.D14]+[.F14]+[.H14]" office:value-type="float" office:value="0.003008" calcext:value-type="float">
            <text:p>0.003008</text:p>
          </table:table-cell>
          <table:table-cell table:formula="of:=[.E14]+[.G14]+[.I14]" office:value-type="float" office:value="0.00128" calcext:value-type="float">
            <text:p>0.00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150.034" calcext:value-type="float">
            <text:p>150.034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table:formula="of:=[.D15]+[.F15]+[.H15]" office:value-type="float" office:value="0.006144" calcext:value-type="float">
            <text:p>0.006144</text:p>
          </table:table-cell>
          <table:table-cell table:formula="of:=[.E15]+[.G15]+[.I15]" office:value-type="float" office:value="0.00304" calcext:value-type="float">
            <text:p>0.00304</text:p>
          </table:table-cell>
          <table:table-cell table:formula="of:=[.J15]" office:value-type="float" office:value="0.006144" calcext:value-type="float">
            <text:p>0.006144</text:p>
          </table:table-cell>
          <table:table-cell table:formula="of:=[.K15]" office:value-type="float" office:value="0.00304" calcext:value-type="float">
            <text:p>0.00304</text:p>
          </table:table-cell>
          <table:table-cell table:formula="of:=[.J16]" office:value-type="float" office:value="0.007168" calcext:value-type="float">
            <text:p>0.007168</text:p>
          </table:table-cell>
          <table:table-cell table:formula="of:=[.K16]" office:value-type="float" office:value="0.003264" calcext:value-type="float">
            <text:p>0.003264</text:p>
          </table:table-cell>
          <table:table-cell table:formula="of:=[.J17]" office:value-type="float" office:value="0.007168" calcext:value-type="float">
            <text:p>0.007168</text:p>
          </table:table-cell>
          <table:table-cell table:formula="of:=[.K17]" office:value-type="float" office:value="0.003104" calcext:value-type="float">
            <text:p>0.003104</text:p>
          </table:table-cell>
          <table:table-cell table:formula="of:=[.C15]" office:value-type="float" office:value="150.034" calcext:value-type="float">
            <text:p>150.034</text:p>
          </table:table-cell>
          <table:table-cell table:formula="of:=[.C16]" office:value-type="float" office:value="155.152" calcext:value-type="float">
            <text:p>155.152</text:p>
          </table:table-cell>
          <table:table-cell table:formula="of:=[.C17]" office:value-type="float" office:value="206.048" calcext:value-type="float">
            <text:p>206.048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155.152" calcext:value-type="float">
            <text:p>155.152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3264" calcext:value-type="float">
            <text:p>0.003264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table:formula="of:=[.D16]+[.F16]+[.H16]" office:value-type="float" office:value="0.007168" calcext:value-type="float">
            <text:p>0.007168</text:p>
          </table:table-cell>
          <table:table-cell table:formula="of:=[.E16]+[.G16]+[.I16]" office:value-type="float" office:value="0.003264" calcext:value-type="float">
            <text:p>0.00326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206.048" calcext:value-type="float">
            <text:p>206.048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table:formula="of:=[.D17]+[.F17]+[.H17]" office:value-type="float" office:value="0.007168" calcext:value-type="float">
            <text:p>0.007168</text:p>
          </table:table-cell>
          <table:table-cell table:formula="of:=[.E17]+[.G17]+[.I17]" office:value-type="float" office:value="0.003104" calcext:value-type="float">
            <text:p>0.003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207.162" calcext:value-type="float">
            <text:p>207.162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.010496" calcext:value-type="float">
            <text:p>0.010496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table:formula="of:=[.D18]+[.F18]+[.H18]" office:value-type="float" office:value="0.027648" calcext:value-type="float">
            <text:p>0.027648</text:p>
          </table:table-cell>
          <table:table-cell table:formula="of:=[.E18]+[.G18]+[.I18]" office:value-type="float" office:value="0.010496" calcext:value-type="float">
            <text:p>0.010496</text:p>
          </table:table-cell>
          <table:table-cell table:formula="of:=[.J18]" office:value-type="float" office:value="0.027648" calcext:value-type="float">
            <text:p>0.027648</text:p>
          </table:table-cell>
          <table:table-cell table:formula="of:=[.K18]" office:value-type="float" office:value="0.010496" calcext:value-type="float">
            <text:p>0.010496</text:p>
          </table:table-cell>
          <table:table-cell table:formula="of:=[.J19]" office:value-type="float" office:value="0.027648" calcext:value-type="float">
            <text:p>0.027648</text:p>
          </table:table-cell>
          <table:table-cell table:formula="of:=[.K19]" office:value-type="float" office:value="0.010848" calcext:value-type="float">
            <text:p>0.010848</text:p>
          </table:table-cell>
          <table:table-cell table:formula="of:=[.J20]" office:value-type="float" office:value="0.028672" calcext:value-type="float">
            <text:p>0.028672</text:p>
          </table:table-cell>
          <table:table-cell table:formula="of:=[.K20]" office:value-type="float" office:value="0.011264" calcext:value-type="float">
            <text:p>0.011264</text:p>
          </table:table-cell>
          <table:table-cell table:formula="of:=[.C18]" office:value-type="float" office:value="207.162" calcext:value-type="float">
            <text:p>207.162</text:p>
          </table:table-cell>
          <table:table-cell table:formula="of:=[.C19]" office:value-type="float" office:value="218.081" calcext:value-type="float">
            <text:p>218.081</text:p>
          </table:table-cell>
          <table:table-cell table:formula="of:=[.C20]" office:value-type="float" office:value="331.354" calcext:value-type="float">
            <text:p>331.354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218.081" calcext:value-type="float">
            <text:p>218.081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.010848" calcext:value-type="float">
            <text:p>0.010848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table:formula="of:=[.D19]+[.F19]+[.H19]" office:value-type="float" office:value="0.027648" calcext:value-type="float">
            <text:p>0.027648</text:p>
          </table:table-cell>
          <table:table-cell table:formula="of:=[.E19]+[.G19]+[.I19]" office:value-type="float" office:value="0.010848" calcext:value-type="float">
            <text:p>0.01084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331.354" calcext:value-type="float">
            <text:p>331.354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11264" calcext:value-type="float">
            <text:p>0.011264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table:formula="of:=[.D20]+[.F20]+[.H20]" office:value-type="float" office:value="0.028672" calcext:value-type="float">
            <text:p>0.028672</text:p>
          </table:table-cell>
          <table:table-cell table:formula="of:=[.E20]+[.G20]+[.I20]" office:value-type="float" office:value="0.011264" calcext:value-type="float">
            <text:p>0.0112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334.134" calcext:value-type="float">
            <text:p>334.134</text:p>
          </table:table-cell>
          <table:table-cell office:value-type="float" office:value="0.04976" calcext:value-type="float">
            <text:p>0.04976</text:p>
          </table:table-cell>
          <table:table-cell office:value-type="float" office:value="0" calcext:value-type="float">
            <text:p>0</text:p>
          </table:table-cell>
          <table:table-cell office:value-type="float" office:value="0.048704" calcext:value-type="float">
            <text:p>0.048704</text:p>
          </table:table-cell>
          <table:table-cell office:value-type="float" office:value="0.040576" calcext:value-type="float">
            <text:p>0.040576</text:p>
          </table:table-cell>
          <table:table-cell office:value-type="float" office:value="0.048896" calcext:value-type="float">
            <text:p>0.048896</text:p>
          </table:table-cell>
          <table:table-cell office:value-type="float" office:value="0" calcext:value-type="float">
            <text:p>0</text:p>
          </table:table-cell>
          <table:table-cell table:formula="of:=[.D21]+[.F21]+[.H21]" office:value-type="float" office:value="0.14736" calcext:value-type="float">
            <text:p>0.14736</text:p>
          </table:table-cell>
          <table:table-cell table:formula="of:=[.E21]+[.G21]+[.I21]" office:value-type="float" office:value="0.040576" calcext:value-type="float">
            <text:p>0.040576</text:p>
          </table:table-cell>
          <table:table-cell table:formula="of:=[.J21]" office:value-type="float" office:value="0.14736" calcext:value-type="float">
            <text:p>0.14736</text:p>
          </table:table-cell>
          <table:table-cell table:formula="of:=[.K21]" office:value-type="float" office:value="0.040576" calcext:value-type="float">
            <text:p>0.040576</text:p>
          </table:table-cell>
          <table:table-cell table:formula="of:=[.J22]" office:value-type="float" office:value="0.147072" calcext:value-type="float">
            <text:p>0.147072</text:p>
          </table:table-cell>
          <table:table-cell table:formula="of:=[.K22]" office:value-type="float" office:value="0.040352" calcext:value-type="float">
            <text:p>0.040352</text:p>
          </table:table-cell>
          <table:table-cell table:formula="of:=[.J23]" office:value-type="float" office:value="0.147968" calcext:value-type="float">
            <text:p>0.147968</text:p>
          </table:table-cell>
          <table:table-cell table:formula="of:=[.K23]" office:value-type="float" office:value="0.04032" calcext:value-type="float">
            <text:p>0.04032</text:p>
          </table:table-cell>
          <table:table-cell table:formula="of:=[.C21]" office:value-type="float" office:value="334.134" calcext:value-type="float">
            <text:p>334.134</text:p>
          </table:table-cell>
          <table:table-cell table:formula="of:=[.C22]" office:value-type="float" office:value="363.368" calcext:value-type="float">
            <text:p>363.368</text:p>
          </table:table-cell>
          <table:table-cell table:formula="of:=[.C23]" office:value-type="float" office:value="612.693" calcext:value-type="float">
            <text:p>612.693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363.368" calcext:value-type="float">
            <text:p>363.368</text:p>
          </table:table-cell>
          <table:table-cell office:value-type="float" office:value="0.049056" calcext:value-type="float">
            <text:p>0.049056</text:p>
          </table:table-cell>
          <table:table-cell office:value-type="float" office:value="0" calcext:value-type="float">
            <text:p>0</text:p>
          </table:table-cell>
          <table:table-cell office:value-type="float" office:value="0.048608" calcext:value-type="float">
            <text:p>0.048608</text:p>
          </table:table-cell>
          <table:table-cell office:value-type="float" office:value="0.040352" calcext:value-type="float">
            <text:p>0.040352</text:p>
          </table:table-cell>
          <table:table-cell office:value-type="float" office:value="0.049408" calcext:value-type="float">
            <text:p>0.049408</text:p>
          </table:table-cell>
          <table:table-cell office:value-type="float" office:value="0" calcext:value-type="float">
            <text:p>0</text:p>
          </table:table-cell>
          <table:table-cell table:formula="of:=[.D22]+[.F22]+[.H22]" office:value-type="float" office:value="0.147072" calcext:value-type="float">
            <text:p>0.147072</text:p>
          </table:table-cell>
          <table:table-cell table:formula="of:=[.E22]+[.G22]+[.I22]" office:value-type="float" office:value="0.040352" calcext:value-type="float">
            <text:p>0.04035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612.693" calcext:value-type="float">
            <text:p>612.693</text:p>
          </table:table-cell>
          <table:table-cell office:value-type="float" office:value="0.048992" calcext:value-type="float">
            <text:p>0.048992</text:p>
          </table:table-cell>
          <table:table-cell office:value-type="float" office:value="0" calcext:value-type="float">
            <text:p>0</text:p>
          </table:table-cell>
          <table:table-cell office:value-type="float" office:value="0.049184" calcext:value-type="float">
            <text:p>0.049184</text:p>
          </table:table-cell>
          <table:table-cell office:value-type="float" office:value="0.04032" calcext:value-type="float">
            <text:p>0.04032</text:p>
          </table:table-cell>
          <table:table-cell office:value-type="float" office:value="0.049792" calcext:value-type="float">
            <text:p>0.049792</text:p>
          </table:table-cell>
          <table:table-cell office:value-type="float" office:value="0" calcext:value-type="float">
            <text:p>0</text:p>
          </table:table-cell>
          <table:table-cell table:formula="of:=[.D23]+[.F23]+[.H23]" office:value-type="float" office:value="0.147968" calcext:value-type="float">
            <text:p>0.147968</text:p>
          </table:table-cell>
          <table:table-cell table:formula="of:=[.E23]+[.G23]+[.I23]" office:value-type="float" office:value="0.04032" calcext:value-type="float">
            <text:p>0.04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622.743" calcext:value-type="float">
            <text:p>622.743</text:p>
          </table:table-cell>
          <table:table-cell office:value-type="float" office:value="0.190912" calcext:value-type="float">
            <text:p>0.190912</text:p>
          </table:table-cell>
          <table:table-cell office:value-type="float" office:value="0" calcext:value-type="float">
            <text:p>0</text:p>
          </table:table-cell>
          <table:table-cell office:value-type="float" office:value="0.190144" calcext:value-type="float">
            <text:p>0.190144</text:p>
          </table:table-cell>
          <table:table-cell office:value-type="float" office:value="0.162048" calcext:value-type="float">
            <text:p>0.162048</text:p>
          </table:table-cell>
          <table:table-cell office:value-type="float" office:value="0.190944" calcext:value-type="float">
            <text:p>0.190944</text:p>
          </table:table-cell>
          <table:table-cell office:value-type="float" office:value="0" calcext:value-type="float">
            <text:p>0</text:p>
          </table:table-cell>
          <table:table-cell table:formula="of:=[.D24]+[.F24]+[.H24]" office:value-type="float" office:value="0.572" calcext:value-type="float">
            <text:p>0.572</text:p>
          </table:table-cell>
          <table:table-cell table:formula="of:=[.E24]+[.G24]+[.I24]" office:value-type="float" office:value="0.162048" calcext:value-type="float">
            <text:p>0.162048</text:p>
          </table:table-cell>
          <table:table-cell table:formula="of:=[.J24]" office:value-type="float" office:value="0.572" calcext:value-type="float">
            <text:p>0.572</text:p>
          </table:table-cell>
          <table:table-cell table:formula="of:=[.K24]" office:value-type="float" office:value="0.162048" calcext:value-type="float">
            <text:p>0.162048</text:p>
          </table:table-cell>
          <table:table-cell table:formula="of:=[.J25]" office:value-type="float" office:value="0.571136" calcext:value-type="float">
            <text:p>0.571136</text:p>
          </table:table-cell>
          <table:table-cell table:formula="of:=[.K25]" office:value-type="float" office:value="0.160064" calcext:value-type="float">
            <text:p>0.160064</text:p>
          </table:table-cell>
          <table:table-cell table:formula="of:=[.J26]" office:value-type="float" office:value="0.572128" calcext:value-type="float">
            <text:p>0.572128</text:p>
          </table:table-cell>
          <table:table-cell table:formula="of:=[.K26]" office:value-type="float" office:value="0.164384" calcext:value-type="float">
            <text:p>0.164384</text:p>
          </table:table-cell>
          <table:table-cell table:formula="of:=[.C24]" office:value-type="float" office:value="622.743" calcext:value-type="float">
            <text:p>622.743</text:p>
          </table:table-cell>
          <table:table-cell table:formula="of:=[.C25]" office:value-type="float" office:value="723.204" calcext:value-type="float">
            <text:p>723.204</text:p>
          </table:table-cell>
          <table:table-cell table:formula="of:=[.C26]" office:value-type="float" office:value="1730.66" calcext:value-type="float">
            <text:p>1730.66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723.204" calcext:value-type="float">
            <text:p>723.204</text:p>
          </table:table-cell>
          <table:table-cell office:value-type="float" office:value="0.19008" calcext:value-type="float">
            <text:p>0.19008</text:p>
          </table:table-cell>
          <table:table-cell office:value-type="float" office:value="0" calcext:value-type="float">
            <text:p>0</text:p>
          </table:table-cell>
          <table:table-cell office:value-type="float" office:value="0.190848" calcext:value-type="float">
            <text:p>0.190848</text:p>
          </table:table-cell>
          <table:table-cell office:value-type="float" office:value="0.160064" calcext:value-type="float">
            <text:p>0.160064</text:p>
          </table:table-cell>
          <table:table-cell office:value-type="float" office:value="0.190208" calcext:value-type="float">
            <text:p>0.190208</text:p>
          </table:table-cell>
          <table:table-cell office:value-type="float" office:value="0" calcext:value-type="float">
            <text:p>0</text:p>
          </table:table-cell>
          <table:table-cell table:formula="of:=[.D25]+[.F25]+[.H25]" office:value-type="float" office:value="0.571136" calcext:value-type="float">
            <text:p>0.571136</text:p>
          </table:table-cell>
          <table:table-cell table:formula="of:=[.E25]+[.G25]+[.I25]" office:value-type="float" office:value="0.160064" calcext:value-type="float">
            <text:p>0.16006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1730.66" calcext:value-type="float">
            <text:p>1730.66</text:p>
          </table:table-cell>
          <table:table-cell office:value-type="float" office:value="0.191232" calcext:value-type="float">
            <text:p>0.191232</text:p>
          </table:table-cell>
          <table:table-cell office:value-type="float" office:value="0" calcext:value-type="float">
            <text:p>0</text:p>
          </table:table-cell>
          <table:table-cell office:value-type="float" office:value="0.189984" calcext:value-type="float">
            <text:p>0.189984</text:p>
          </table:table-cell>
          <table:table-cell office:value-type="float" office:value="0.164384" calcext:value-type="float">
            <text:p>0.164384</text:p>
          </table:table-cell>
          <table:table-cell office:value-type="float" office:value="0.190912" calcext:value-type="float">
            <text:p>0.190912</text:p>
          </table:table-cell>
          <table:table-cell office:value-type="float" office:value="0" calcext:value-type="float">
            <text:p>0</text:p>
          </table:table-cell>
          <table:table-cell table:formula="of:=[.D26]+[.F26]+[.H26]" office:value-type="float" office:value="0.572128" calcext:value-type="float">
            <text:p>0.572128</text:p>
          </table:table-cell>
          <table:table-cell table:formula="of:=[.E26]+[.G26]+[.I26]" office:value-type="float" office:value="0.164384" calcext:value-type="float">
            <text:p>0.164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1769.99" calcext:value-type="float">
            <text:p>1769.99</text:p>
          </table:table-cell>
          <table:table-cell office:value-type="float" office:value="1.17827" calcext:value-type="float">
            <text:p>1.17827</text:p>
          </table:table-cell>
          <table:table-cell office:value-type="float" office:value="0" calcext:value-type="float">
            <text:p>0</text:p>
          </table:table-cell>
          <table:table-cell office:value-type="float" office:value="1.12746" calcext:value-type="float">
            <text:p>1.12746</text:p>
          </table:table-cell>
          <table:table-cell office:value-type="float" office:value="1.03744" calcext:value-type="float">
            <text:p>1.03744</text:p>
          </table:table-cell>
          <table:table-cell office:value-type="float" office:value="1.05645" calcext:value-type="float">
            <text:p>1.05645</text:p>
          </table:table-cell>
          <table:table-cell office:value-type="float" office:value="0" calcext:value-type="float">
            <text:p>0</text:p>
          </table:table-cell>
          <table:table-cell table:formula="of:=[.D27]+[.F27]+[.H27]" office:value-type="float" office:value="3.36218" calcext:value-type="float">
            <text:p>3.36218</text:p>
          </table:table-cell>
          <table:table-cell table:formula="of:=[.E27]+[.G27]+[.I27]" office:value-type="float" office:value="1.03744" calcext:value-type="float">
            <text:p>1.03744</text:p>
          </table:table-cell>
          <table:table-cell table:formula="of:=[.J27]" office:value-type="float" office:value="3.36218" calcext:value-type="float">
            <text:p>3.36218</text:p>
          </table:table-cell>
          <table:table-cell table:formula="of:=[.K27]" office:value-type="float" office:value="1.03744" calcext:value-type="float">
            <text:p>1.03744</text:p>
          </table:table-cell>
          <table:table-cell table:formula="of:=[.J28]" office:value-type="float" office:value="3.65828" calcext:value-type="float">
            <text:p>3.65828</text:p>
          </table:table-cell>
          <table:table-cell table:formula="of:=[.K28]" office:value-type="float" office:value="1.05306" calcext:value-type="float">
            <text:p>1.05306</text:p>
          </table:table-cell>
          <table:table-cell table:formula="of:=[.J29]" office:value-type="float" office:value="3.32259" calcext:value-type="float">
            <text:p>3.32259</text:p>
          </table:table-cell>
          <table:table-cell table:formula="of:=[.K29]" office:value-type="float" office:value="1.02957" calcext:value-type="float">
            <text:p>1.02957</text:p>
          </table:table-cell>
          <table:table-cell table:formula="of:=[.C27]" office:value-type="float" office:value="1769.99" calcext:value-type="float">
            <text:p>1769.99</text:p>
          </table:table-cell>
          <table:table-cell table:formula="of:=[.C28]" office:value-type="float" office:value="2163.51" calcext:value-type="float">
            <text:p>2163.51</text:p>
          </table:table-cell>
          <table:table-cell table:formula="of:=[.C29]" office:value-type="float" office:value="6100.09" calcext:value-type="float">
            <text:p>6100.09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163.51" calcext:value-type="float">
            <text:p>2163.51</text:p>
          </table:table-cell>
          <table:table-cell office:value-type="float" office:value="1.22426" calcext:value-type="float">
            <text:p>1.22426</text:p>
          </table:table-cell>
          <table:table-cell office:value-type="float" office:value="0" calcext:value-type="float">
            <text:p>0</text:p>
          </table:table-cell>
          <table:table-cell office:value-type="float" office:value="1.22256" calcext:value-type="float">
            <text:p>1.22256</text:p>
          </table:table-cell>
          <table:table-cell office:value-type="float" office:value="1.05306" calcext:value-type="float">
            <text:p>1.05306</text:p>
          </table:table-cell>
          <table:table-cell office:value-type="float" office:value="1.21146" calcext:value-type="float">
            <text:p>1.21146</text:p>
          </table:table-cell>
          <table:table-cell office:value-type="float" office:value="0" calcext:value-type="float">
            <text:p>0</text:p>
          </table:table-cell>
          <table:table-cell table:formula="of:=[.D28]+[.F28]+[.H28]" office:value-type="float" office:value="3.65828" calcext:value-type="float">
            <text:p>3.65828</text:p>
          </table:table-cell>
          <table:table-cell table:formula="of:=[.E28]+[.G28]+[.I28]" office:value-type="float" office:value="1.05306" calcext:value-type="float">
            <text:p>1.0530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6100.09" calcext:value-type="float">
            <text:p>6100.09</text:p>
          </table:table-cell>
          <table:table-cell office:value-type="float" office:value="1.13283" calcext:value-type="float">
            <text:p>1.13283</text:p>
          </table:table-cell>
          <table:table-cell office:value-type="float" office:value="0" calcext:value-type="float">
            <text:p>0</text:p>
          </table:table-cell>
          <table:table-cell office:value-type="float" office:value="1.12838" calcext:value-type="float">
            <text:p>1.12838</text:p>
          </table:table-cell>
          <table:table-cell office:value-type="float" office:value="1.02957" calcext:value-type="float">
            <text:p>1.02957</text:p>
          </table:table-cell>
          <table:table-cell office:value-type="float" office:value="1.06138" calcext:value-type="float">
            <text:p>1.06138</text:p>
          </table:table-cell>
          <table:table-cell office:value-type="float" office:value="0" calcext:value-type="float">
            <text:p>0</text:p>
          </table:table-cell>
          <table:table-cell table:formula="of:=[.D29]+[.F29]+[.H29]" office:value-type="float" office:value="3.32259" calcext:value-type="float">
            <text:p>3.32259</text:p>
          </table:table-cell>
          <table:table-cell table:formula="of:=[.E29]+[.G29]+[.I29]" office:value-type="float" office:value="1.02957" calcext:value-type="float">
            <text:p>1.02957</text:p>
          </table:table-cell>
          <table:table-cell table:number-columns-repeated="9"/>
        </table:table-row>
        <table:table-row table:style-name="ro1" table:visibility="filter">
          <table:table-cell table:number-columns-repeated="9"/>
          <table:table-cell table:formula="of:=[.D30]+[.F30]+[.H30]" office:value-type="float" office:value="0" calcext:value-type="float">
            <text:p>0</text:p>
          </table:table-cell>
          <table:table-cell table:formula="of:=[.E30]+[.G30]+[.I30]" office:value-type="float" office:value="0" calcext:value-type="float">
            <text:p>0</text:p>
          </table:table-cell>
          <table:table-cell table:formula="of:=[.J30]" office:value-type="float" office:value="0" calcext:value-type="float">
            <text:p>0</text:p>
          </table:table-cell>
          <table:table-cell table:formula="of:=[.K30]" office:value-type="float" office:value="0" calcext:value-type="float">
            <text:p>0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C30]" office:value-type="float" office:value="0" calcext:value-type="float">
            <text:p>0</text:p>
          </table:table-cell>
          <table:table-cell table:formula="of:=[.C31]" office:value-type="float" office:value="0" calcext:value-type="float">
            <text:p>0</text:p>
          </table:table-cell>
          <table:table-cell table:formula="of:=[.C3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9"/>
          <table:table-cell table:formula="of:=[.D31]+[.F31]+[.H31]" office:value-type="float" office:value="0" calcext:value-type="float">
            <text:p>0</text:p>
          </table:table-cell>
          <table:table-cell table:formula="of:=[.E31]+[.G31]+[.I31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table:number-columns-repeated="9"/>
          <table:table-cell table:formula="of:=[.D32]+[.F32]+[.H32]" office:value-type="float" office:value="0" calcext:value-type="float">
            <text:p>0</text:p>
          </table:table-cell>
          <table:table-cell table:formula="of:=[.E32]+[.G32]+[.I32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" calcext:value-type="float">
            <text:p>100</text:p>
          </table:table-cell>
          <table:table-cell office:value-type="float" office:value="25399.6" calcext:value-type="float">
            <text:p>25399.6</text:p>
          </table:table-cell>
          <table:table-cell office:value-type="float" office:value="19.339" calcext:value-type="float">
            <text:p>19.339</text:p>
          </table:table-cell>
          <table:table-cell office:value-type="float" office:value="0" calcext:value-type="float">
            <text:p>0</text:p>
          </table:table-cell>
          <table:table-cell office:value-type="float" office:value="19.7609" calcext:value-type="float">
            <text:p>19.7609</text:p>
          </table:table-cell>
          <table:table-cell office:value-type="float" office:value="2139.54" calcext:value-type="float">
            <text:p>2139.54</text:p>
          </table:table-cell>
          <table:table-cell office:value-type="float" office:value="1953.13" calcext:value-type="float">
            <text:p>1953.13</text:p>
          </table:table-cell>
          <table:table-cell office:value-type="float" office:value="0" calcext:value-type="float">
            <text:p>0</text:p>
          </table:table-cell>
          <table:table-cell table:formula="of:=[.D33]+[.F33]+[.H33]" office:value-type="float" office:value="1992.2299" calcext:value-type="float">
            <text:p>1992.2299</text:p>
          </table:table-cell>
          <table:table-cell table:formula="of:=[.E33]+[.G33]+[.I33]" office:value-type="float" office:value="2139.54" calcext:value-type="float">
            <text:p>2139.54</text:p>
          </table:table-cell>
          <table:table-cell table:formula="of:=[.J33]" office:value-type="float" office:value="1992.2299" calcext:value-type="float">
            <text:p>1992.2299</text:p>
          </table:table-cell>
          <table:table-cell table:formula="of:=[.K33]" office:value-type="float" office:value="2139.54" calcext:value-type="float">
            <text:p>2139.54</text:p>
          </table:table-cell>
          <table:table-cell table:formula="of:=[.J34]" office:value-type="float" office:value="19408.8541" calcext:value-type="float">
            <text:p>19408.8541</text:p>
          </table:table-cell>
          <table:table-cell table:formula="of:=[.K34]" office:value-type="float" office:value="21302.9" calcext:value-type="float">
            <text:p>21302.9</text:p>
          </table:table-cell>
          <table:table-cell table:formula="of:=[.J35]" office:value-type="float" office:value="39.199648" calcext:value-type="float">
            <text:p>39.199648</text:p>
          </table:table-cell>
          <table:table-cell table:formula="of:=[.K35]" office:value-type="float" office:value="28.7882" calcext:value-type="float">
            <text:p>28.7882</text:p>
          </table:table-cell>
          <table:table-cell table:formula="of:=[.C33]" office:value-type="float" office:value="25399.6" calcext:value-type="float">
            <text:p>25399.6</text:p>
          </table:table-cell>
          <table:table-cell table:formula="of:=[.C34]" office:value-type="float" office:value="34494.4" calcext:value-type="float">
            <text:p>34494.4</text:p>
          </table:table-cell>
          <table:table-cell table:formula="of:=[.C35]" office:value-type="float" office:value="24446.8" calcext:value-type="float">
            <text:p>24446.8</text:p>
          </table:table-cell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" calcext:value-type="float">
            <text:p>1000</text:p>
          </table:table-cell>
          <table:table-cell office:value-type="float" office:value="34494.4" calcext:value-type="float">
            <text:p>34494.4</text:p>
          </table:table-cell>
          <table:table-cell office:value-type="float" office:value="19.545" calcext:value-type="float">
            <text:p>19.545</text:p>
          </table:table-cell>
          <table:table-cell office:value-type="float" office:value="0" calcext:value-type="float">
            <text:p>0</text:p>
          </table:table-cell>
          <table:table-cell office:value-type="float" office:value="20.3091" calcext:value-type="float">
            <text:p>20.3091</text:p>
          </table:table-cell>
          <table:table-cell office:value-type="float" office:value="21302.9" calcext:value-type="float">
            <text:p>21302.9</text:p>
          </table:table-cell>
          <table:table-cell office:value-type="float" office:value="19369" calcext:value-type="float">
            <text:p>19369</text:p>
          </table:table-cell>
          <table:table-cell office:value-type="float" office:value="0" calcext:value-type="float">
            <text:p>0</text:p>
          </table:table-cell>
          <table:table-cell table:formula="of:=[.D34]+[.F34]+[.H34]" office:value-type="float" office:value="19408.8541" calcext:value-type="float">
            <text:p>19408.8541</text:p>
          </table:table-cell>
          <table:table-cell table:formula="of:=[.E34]+[.G34]+[.I34]" office:value-type="float" office:value="21302.9" calcext:value-type="float">
            <text:p>21302.9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4446.8" calcext:value-type="float">
            <text:p>24446.8</text:p>
          </table:table-cell>
          <table:table-cell office:value-type="float" office:value="19.6889" calcext:value-type="float">
            <text:p>19.6889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19.5087" calcext:value-type="float">
            <text:p>19.5087</text:p>
          </table:table-cell>
          <table:table-cell office:value-type="float" office:value="28.7882" calcext:value-type="float">
            <text:p>28.7882</text:p>
          </table:table-cell>
          <table:table-cell table:formula="of:=[.D35]+[.F35]+[.H35]" office:value-type="float" office:value="39.199648" calcext:value-type="float">
            <text:p>39.199648</text:p>
          </table:table-cell>
          <table:table-cell table:formula="of:=[.E35]+[.G35]+[.I35]" office:value-type="float" office:value="28.7882" calcext:value-type="float">
            <text:p>28.7882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7"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6"/>
          <table:table-cell table:style-name="ce1"/>
          <table:table-cell table:number-columns-repeated="3"/>
        </table:table-row>
      </table:table>
      <table:table table:name="PS3-2_cpu" table:style-name="ta1">
        <table:shapes>
          <draw:frame draw:z-index="0" draw:style-name="gr1" draw:text-style-name="P1" svg:width="453.51pt" svg:height="255.09pt" svg:x="27.44pt" svg:y="206.73pt">
            <loext:p draw:notify-on-update-of-ranges="'PS3-2_cpu'.A3:'PS3-2_cpu'.A27 'PS3-2_cpu'.R2:'PS3-2_cpu'.R2 'PS3-2_cpu'.R3:'PS3-2_cpu'.R27 'PS3-2_cpu'.S2:'PS3-2_cpu'.S2 'PS3-2_cpu'.S3:'PS3-2_cpu'.S27 'PS3-2_cpu'.T2:'PS3-2_cpu'.T2 'PS3-2_cpu'.T3:'PS3-2_cpu'.T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23pt" svg:height="255.15pt" svg:x="498.39pt" svg:y="207.33pt">
            <loext:p draw:notify-on-update-of-ranges="'PS3-2_cpu'.A3:'PS3-2_cpu'.A33 'PS3-2_cpu'.L2:'PS3-2_cpu'.L2 'PS3-2_cpu'.L3:'PS3-2_cpu'.L33 'PS3-2_cpu'.M2:'PS3-2_cpu'.M2 'PS3-2_cpu'.M3:'PS3-2_cpu'.M33 'PS3-2_cpu'.N2:'PS3-2_cpu'.N2 'PS3-2_cpu'.N3:'PS3-2_cpu'.N33 'PS3-2_cpu'.O2:'PS3-2_cpu'.O2 'PS3-2_cpu'.O3:'PS3-2_cpu'.O33 'PS3-2_cpu'.P2:'PS3-2_cpu'.P2 'PS3-2_cpu'.P3:'PS3-2_cpu'.P33 'PS3-2_cpu'.Q2:'PS3-2_cpu'.Q2 'PS3-2_cpu'.Q3:'PS3-2_cpu'.Q3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tmp</text:p>
          </table:table-cell>
          <table:table-cell office:value-type="string" calcext:value-type="string">
            <text:p>read tmp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0x write</text:p>
          </table:table-cell>
          <table:table-cell office:value-type="string" calcext:value-type="string">
            <text:p>100x read</text:p>
          </table:table-cell>
          <table:table-cell office:value-type="string" calcext:value-type="string">
            <text:p>1000x write</text:p>
          </table:table-cell>
          <table:table-cell office:value-type="string" calcext:value-type="string">
            <text:p>1000x read</text:p>
          </table:table-cell>
          <table:table-cell office:value-type="string" calcext:value-type="string">
            <text:p>10000x write</text:p>
          </table:table-cell>
          <table:table-cell office:value-type="string" calcext:value-type="string">
            <text:p>10000x read</text:p>
          </table:table-cell>
          <table:table-cell office:value-type="string" calcext:value-type="string">
            <text:p>100x kernel</text:p>
          </table:table-cell>
          <table:table-cell office:value-type="string" calcext:value-type="string">
            <text:p>1000x kernel</text:p>
          </table:table-cell>
          <table:table-cell office:value-type="string" calcext:value-type="string">
            <text:p>10000x kernel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844391" calcext:value-type="float">
            <text:p>0.844391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" calcext:value-type="float">
            <text:p>0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.002313" calcext:value-type="float">
            <text:p>0.002313</text:p>
          </table:table-cell>
          <table:table-cell office:value-type="float" office:value="0" calcext:value-type="float">
            <text:p>0</text:p>
          </table:table-cell>
          <table:table-cell table:formula="of:=[.D3]+[.F3]+[.H3]" office:value-type="float" office:value="0.008375" calcext:value-type="float">
            <text:p>0.008375</text:p>
          </table:table-cell>
          <table:table-cell table:formula="of:=[.E3]+[.G3]+[.I3]" office:value-type="float" office:value="0.002389" calcext:value-type="float">
            <text:p>0.002389</text:p>
          </table:table-cell>
          <table:table-cell table:formula="of:=[.J3]" office:value-type="float" office:value="0.008375" calcext:value-type="float">
            <text:p>0.008375</text:p>
          </table:table-cell>
          <table:table-cell table:formula="of:=[.K3]" office:value-type="float" office:value="0.002389" calcext:value-type="float">
            <text:p>0.002389</text:p>
          </table:table-cell>
          <table:table-cell table:formula="of:=[.J4]" office:value-type="float" office:value="0.004064" calcext:value-type="float">
            <text:p>0.004064</text:p>
          </table:table-cell>
          <table:table-cell table:formula="of:=[.K4]" office:value-type="float" office:value="0.00228" calcext:value-type="float">
            <text:p>0.00228</text:p>
          </table:table-cell>
          <table:table-cell table:formula="of:=[.J5]" office:value-type="float" office:value="0.005245" calcext:value-type="float">
            <text:p>0.005245</text:p>
          </table:table-cell>
          <table:table-cell table:formula="of:=[.K5]" office:value-type="float" office:value="0.002323" calcext:value-type="float">
            <text:p>0.002323</text:p>
          </table:table-cell>
          <table:table-cell table:formula="of:=[.C3]" office:value-type="float" office:value="0.844391" calcext:value-type="float">
            <text:p>0.844391</text:p>
          </table:table-cell>
          <table:table-cell table:formula="of:=[.C4]" office:value-type="float" office:value="15.2526" calcext:value-type="float">
            <text:p>15.2526</text:p>
          </table:table-cell>
          <table:table-cell table:formula="of:=[.C5]" office:value-type="float" office:value="110.396" calcext:value-type="float">
            <text:p>110.396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15.2526" calcext:value-type="float">
            <text:p>15.2526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" calcext:value-type="float">
            <text:p>0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" calcext:value-type="float">
            <text:p>0</text:p>
          </table:table-cell>
          <table:table-cell table:formula="of:=[.D4]+[.F4]+[.H4]" office:value-type="float" office:value="0.004064" calcext:value-type="float">
            <text:p>0.004064</text:p>
          </table:table-cell>
          <table:table-cell table:formula="of:=[.E4]+[.G4]+[.I4]" office:value-type="float" office:value="0.00228" calcext:value-type="float">
            <text:p>0.0022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110.396" calcext:value-type="float">
            <text:p>110.396</text:p>
          </table:table-cell>
          <table:table-cell office:value-type="float" office:value="0.002927" calcext:value-type="float">
            <text:p>0.002927</text:p>
          </table:table-cell>
          <table:table-cell office:value-type="float" office:value="0" calcext:value-type="float">
            <text:p>0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" calcext:value-type="float">
            <text:p>0</text:p>
          </table:table-cell>
          <table:table-cell table:formula="of:=[.D5]+[.F5]+[.H5]" office:value-type="float" office:value="0.005245" calcext:value-type="float">
            <text:p>0.005245</text:p>
          </table:table-cell>
          <table:table-cell table:formula="of:=[.E5]+[.G5]+[.I5]" office:value-type="float" office:value="0.002323" calcext:value-type="float">
            <text:p>0.002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112.32" calcext:value-type="float">
            <text:p>112.32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" calcext:value-type="float">
            <text:p>0</text:p>
          </table:table-cell>
          <table:table-cell office:value-type="float" office:value="0.001227" calcext:value-type="float">
            <text:p>0.001227</text:p>
          </table:table-cell>
          <table:table-cell office:value-type="float" office:value="0.002171" calcext:value-type="float">
            <text:p>0.002171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0" calcext:value-type="float">
            <text:p>0</text:p>
          </table:table-cell>
          <table:table-cell table:formula="of:=[.D6]+[.F6]+[.H6]" office:value-type="float" office:value="0.004117" calcext:value-type="float">
            <text:p>0.004117</text:p>
          </table:table-cell>
          <table:table-cell table:formula="of:=[.E6]+[.G6]+[.I6]" office:value-type="float" office:value="0.002171" calcext:value-type="float">
            <text:p>0.002171</text:p>
          </table:table-cell>
          <table:table-cell table:formula="of:=[.J6]" office:value-type="float" office:value="0.004117" calcext:value-type="float">
            <text:p>0.004117</text:p>
          </table:table-cell>
          <table:table-cell table:formula="of:=[.K6]" office:value-type="float" office:value="0.002171" calcext:value-type="float">
            <text:p>0.002171</text:p>
          </table:table-cell>
          <table:table-cell table:formula="of:=[.J7]" office:value-type="float" office:value="0.004108" calcext:value-type="float">
            <text:p>0.004108</text:p>
          </table:table-cell>
          <table:table-cell table:formula="of:=[.K7]" office:value-type="float" office:value="0.002613" calcext:value-type="float">
            <text:p>0.002613</text:p>
          </table:table-cell>
          <table:table-cell table:formula="of:=[.J8]" office:value-type="float" office:value="0.005632" calcext:value-type="float">
            <text:p>0.005632</text:p>
          </table:table-cell>
          <table:table-cell table:formula="of:=[.K8]" office:value-type="float" office:value="0.002291" calcext:value-type="float">
            <text:p>0.002291</text:p>
          </table:table-cell>
          <table:table-cell table:formula="of:=[.C6]" office:value-type="float" office:value="112.32" calcext:value-type="float">
            <text:p>112.32</text:p>
          </table:table-cell>
          <table:table-cell table:formula="of:=[.C7]" office:value-type="float" office:value="125.803" calcext:value-type="float">
            <text:p>125.803</text:p>
          </table:table-cell>
          <table:table-cell table:formula="of:=[.C8]" office:value-type="float" office:value="269.59" calcext:value-type="float">
            <text:p>269.59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125.803" calcext:value-type="float">
            <text:p>125.803</text:p>
          </table:table-cell>
          <table:table-cell office:value-type="float" office:value="0.001542" calcext:value-type="float">
            <text:p>0.001542</text:p>
          </table:table-cell>
          <table:table-cell office:value-type="float" office:value="0" calcext:value-type="float">
            <text:p>0</text:p>
          </table:table-cell>
          <table:table-cell office:value-type="float" office:value="0.001353" calcext:value-type="float">
            <text:p>0.001353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" calcext:value-type="float">
            <text:p>0</text:p>
          </table:table-cell>
          <table:table-cell table:formula="of:=[.D7]+[.F7]+[.H7]" office:value-type="float" office:value="0.004108" calcext:value-type="float">
            <text:p>0.004108</text:p>
          </table:table-cell>
          <table:table-cell table:formula="of:=[.E7]+[.G7]+[.I7]" office:value-type="float" office:value="0.002613" calcext:value-type="float">
            <text:p>0.002613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269.59" calcext:value-type="float">
            <text:p>269.59</text:p>
          </table:table-cell>
          <table:table-cell office:value-type="float" office:value="0.002129" calcext:value-type="float">
            <text:p>0.002129</text:p>
          </table:table-cell>
          <table:table-cell office:value-type="float" office:value="0" calcext:value-type="float">
            <text:p>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" calcext:value-type="float">
            <text:p>0</text:p>
          </table:table-cell>
          <table:table-cell table:formula="of:=[.D8]+[.F8]+[.H8]" office:value-type="float" office:value="0.005632" calcext:value-type="float">
            <text:p>0.005632</text:p>
          </table:table-cell>
          <table:table-cell table:formula="of:=[.E8]+[.G8]+[.I8]" office:value-type="float" office:value="0.002291" calcext:value-type="float">
            <text:p>0.002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271.767" calcext:value-type="float">
            <text:p>271.767</text:p>
          </table:table-cell>
          <table:table-cell office:value-type="float" office:value="0.001764" calcext:value-type="float">
            <text:p>0.001764</text:p>
          </table:table-cell>
          <table:table-cell office:value-type="float" office:value="0" calcext:value-type="float">
            <text:p>0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" calcext:value-type="float">
            <text:p>0</text:p>
          </table:table-cell>
          <table:table-cell table:formula="of:=[.D9]+[.F9]+[.H9]" office:value-type="float" office:value="0.004472" calcext:value-type="float">
            <text:p>0.004472</text:p>
          </table:table-cell>
          <table:table-cell table:formula="of:=[.E9]+[.G9]+[.I9]" office:value-type="float" office:value="0.002228" calcext:value-type="float">
            <text:p>0.002228</text:p>
          </table:table-cell>
          <table:table-cell table:formula="of:=[.J9]" office:value-type="float" office:value="0.004472" calcext:value-type="float">
            <text:p>0.004472</text:p>
          </table:table-cell>
          <table:table-cell table:formula="of:=[.K9]" office:value-type="float" office:value="0.002228" calcext:value-type="float">
            <text:p>0.002228</text:p>
          </table:table-cell>
          <table:table-cell table:formula="of:=[.J10]" office:value-type="float" office:value="0.00505" calcext:value-type="float">
            <text:p>0.00505</text:p>
          </table:table-cell>
          <table:table-cell table:formula="of:=[.K10]" office:value-type="float" office:value="0.002501" calcext:value-type="float">
            <text:p>0.002501</text:p>
          </table:table-cell>
          <table:table-cell table:formula="of:=[.J11]" office:value-type="float" office:value="0.005414" calcext:value-type="float">
            <text:p>0.005414</text:p>
          </table:table-cell>
          <table:table-cell table:formula="of:=[.K11]" office:value-type="float" office:value="0.002426" calcext:value-type="float">
            <text:p>0.002426</text:p>
          </table:table-cell>
          <table:table-cell table:formula="of:=[.C9]" office:value-type="float" office:value="271.767" calcext:value-type="float">
            <text:p>271.767</text:p>
          </table:table-cell>
          <table:table-cell table:formula="of:=[.C10]" office:value-type="float" office:value="292.168" calcext:value-type="float">
            <text:p>292.168</text:p>
          </table:table-cell>
          <table:table-cell table:formula="of:=[.C11]" office:value-type="float" office:value="517.087" calcext:value-type="float">
            <text:p>517.087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292.168" calcext:value-type="float">
            <text:p>292.168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" calcext:value-type="float">
            <text:p>0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0.002501" calcext:value-type="float">
            <text:p>0.002501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" calcext:value-type="float">
            <text:p>0</text:p>
          </table:table-cell>
          <table:table-cell table:formula="of:=[.D10]+[.F10]+[.H10]" office:value-type="float" office:value="0.00505" calcext:value-type="float">
            <text:p>0.00505</text:p>
          </table:table-cell>
          <table:table-cell table:formula="of:=[.E10]+[.G10]+[.I10]" office:value-type="float" office:value="0.002501" calcext:value-type="float">
            <text:p>0.00250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517.087" calcext:value-type="float">
            <text:p>517.087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0" calcext:value-type="float">
            <text:p>0</text:p>
          </table:table-cell>
          <table:table-cell office:value-type="float" office:value="0.001944" calcext:value-type="float">
            <text:p>0.001944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.001471" calcext:value-type="float">
            <text:p>0.001471</text:p>
          </table:table-cell>
          <table:table-cell office:value-type="float" office:value="0" calcext:value-type="float">
            <text:p>0</text:p>
          </table:table-cell>
          <table:table-cell table:formula="of:=[.D11]+[.F11]+[.H11]" office:value-type="float" office:value="0.005414" calcext:value-type="float">
            <text:p>0.005414</text:p>
          </table:table-cell>
          <table:table-cell table:formula="of:=[.E11]+[.G11]+[.I11]" office:value-type="float" office:value="0.002426" calcext:value-type="float">
            <text:p>0.002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520.347" calcext:value-type="float">
            <text:p>520.347</text:p>
          </table:table-cell>
          <table:table-cell office:value-type="float" office:value="0.002804" calcext:value-type="float">
            <text:p>0.002804</text:p>
          </table:table-cell>
          <table:table-cell office:value-type="float" office:value="0" calcext:value-type="float">
            <text:p>0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" calcext:value-type="float">
            <text:p>0</text:p>
          </table:table-cell>
          <table:table-cell table:formula="of:=[.D12]+[.F12]+[.H12]" office:value-type="float" office:value="0.006465" calcext:value-type="float">
            <text:p>0.006465</text:p>
          </table:table-cell>
          <table:table-cell table:formula="of:=[.E12]+[.G12]+[.I12]" office:value-type="float" office:value="0.002849" calcext:value-type="float">
            <text:p>0.002849</text:p>
          </table:table-cell>
          <table:table-cell table:formula="of:=[.J12]" office:value-type="float" office:value="0.006465" calcext:value-type="float">
            <text:p>0.006465</text:p>
          </table:table-cell>
          <table:table-cell table:formula="of:=[.K12]" office:value-type="float" office:value="0.002849" calcext:value-type="float">
            <text:p>0.002849</text:p>
          </table:table-cell>
          <table:table-cell table:formula="of:=[.J13]" office:value-type="float" office:value="0.007037" calcext:value-type="float">
            <text:p>0.007037</text:p>
          </table:table-cell>
          <table:table-cell table:formula="of:=[.K13]" office:value-type="float" office:value="0.002601" calcext:value-type="float">
            <text:p>0.002601</text:p>
          </table:table-cell>
          <table:table-cell table:formula="of:=[.J14]" office:value-type="float" office:value="0.004844" calcext:value-type="float">
            <text:p>0.004844</text:p>
          </table:table-cell>
          <table:table-cell table:formula="of:=[.K14]" office:value-type="float" office:value="0.00264" calcext:value-type="float">
            <text:p>0.00264</text:p>
          </table:table-cell>
          <table:table-cell table:formula="of:=[.C12]" office:value-type="float" office:value="520.347" calcext:value-type="float">
            <text:p>520.347</text:p>
          </table:table-cell>
          <table:table-cell table:formula="of:=[.C13]" office:value-type="float" office:value="546.873" calcext:value-type="float">
            <text:p>546.873</text:p>
          </table:table-cell>
          <table:table-cell table:formula="of:=[.C14]" office:value-type="float" office:value="904.243" calcext:value-type="float">
            <text:p>904.243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546.873" calcext:value-type="float">
            <text:p>546.873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" calcext:value-type="float">
            <text:p>0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" calcext:value-type="float">
            <text:p>0</text:p>
          </table:table-cell>
          <table:table-cell table:formula="of:=[.D13]+[.F13]+[.H13]" office:value-type="float" office:value="0.007037" calcext:value-type="float">
            <text:p>0.007037</text:p>
          </table:table-cell>
          <table:table-cell table:formula="of:=[.E13]+[.G13]+[.I13]" office:value-type="float" office:value="0.002601" calcext:value-type="float">
            <text:p>0.00260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904.243" calcext:value-type="float">
            <text:p>904.243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" calcext:value-type="float">
            <text:p>0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2207" calcext:value-type="float">
            <text:p>0.002207</text:p>
          </table:table-cell>
          <table:table-cell office:value-type="float" office:value="0" calcext:value-type="float">
            <text:p>0</text:p>
          </table:table-cell>
          <table:table-cell table:formula="of:=[.D14]+[.F14]+[.H14]" office:value-type="float" office:value="0.004844" calcext:value-type="float">
            <text:p>0.004844</text:p>
          </table:table-cell>
          <table:table-cell table:formula="of:=[.E14]+[.G14]+[.I14]" office:value-type="float" office:value="0.00264" calcext:value-type="float">
            <text:p>0.002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910.137" calcext:value-type="float">
            <text:p>910.137</text:p>
          </table:table-cell>
          <table:table-cell office:value-type="float" office:value="0.014826" calcext:value-type="float">
            <text:p>0.014826</text:p>
          </table:table-cell>
          <table:table-cell office:value-type="float" office:value="0" calcext:value-type="float">
            <text:p>0</text:p>
          </table:table-cell>
          <table:table-cell office:value-type="float" office:value="0.013659" calcext:value-type="float">
            <text:p>0.013659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0.011301" calcext:value-type="float">
            <text:p>0.011301</text:p>
          </table:table-cell>
          <table:table-cell office:value-type="float" office:value="0" calcext:value-type="float">
            <text:p>0</text:p>
          </table:table-cell>
          <table:table-cell table:formula="of:=[.D15]+[.F15]+[.H15]" office:value-type="float" office:value="0.039786" calcext:value-type="float">
            <text:p>0.039786</text:p>
          </table:table-cell>
          <table:table-cell table:formula="of:=[.E15]+[.G15]+[.I15]" office:value-type="float" office:value="0.005226" calcext:value-type="float">
            <text:p>0.005226</text:p>
          </table:table-cell>
          <table:table-cell table:formula="of:=[.J15]" office:value-type="float" office:value="0.039786" calcext:value-type="float">
            <text:p>0.039786</text:p>
          </table:table-cell>
          <table:table-cell table:formula="of:=[.K15]" office:value-type="float" office:value="0.005226" calcext:value-type="float">
            <text:p>0.005226</text:p>
          </table:table-cell>
          <table:table-cell table:formula="of:=[.J16]" office:value-type="float" office:value="0.040499" calcext:value-type="float">
            <text:p>0.040499</text:p>
          </table:table-cell>
          <table:table-cell table:formula="of:=[.K16]" office:value-type="float" office:value="0.004159" calcext:value-type="float">
            <text:p>0.004159</text:p>
          </table:table-cell>
          <table:table-cell table:formula="of:=[.J17]" office:value-type="float" office:value="0.038003" calcext:value-type="float">
            <text:p>0.038003</text:p>
          </table:table-cell>
          <table:table-cell table:formula="of:=[.K17]" office:value-type="float" office:value="0.004887" calcext:value-type="float">
            <text:p>0.004887</text:p>
          </table:table-cell>
          <table:table-cell table:formula="of:=[.C15]" office:value-type="float" office:value="910.137" calcext:value-type="float">
            <text:p>910.137</text:p>
          </table:table-cell>
          <table:table-cell table:formula="of:=[.C16]" office:value-type="float" office:value="975.508" calcext:value-type="float">
            <text:p>975.508</text:p>
          </table:table-cell>
          <table:table-cell table:formula="of:=[.C17]" office:value-type="float" office:value="1515.51" calcext:value-type="float">
            <text:p>1515.51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975.508" calcext:value-type="float">
            <text:p>975.508</text:p>
          </table:table-cell>
          <table:table-cell office:value-type="float" office:value="0.012534" calcext:value-type="float">
            <text:p>0.012534</text:p>
          </table:table-cell>
          <table:table-cell office:value-type="float" office:value="0" calcext:value-type="float">
            <text:p>0</text:p>
          </table:table-cell>
          <table:table-cell office:value-type="float" office:value="0.016259" calcext:value-type="float">
            <text:p>0.016259</text:p>
          </table:table-cell>
          <table:table-cell office:value-type="float" office:value="0.004159" calcext:value-type="float">
            <text:p>0.004159</text:p>
          </table:table-cell>
          <table:table-cell office:value-type="float" office:value="0.011706" calcext:value-type="float">
            <text:p>0.011706</text:p>
          </table:table-cell>
          <table:table-cell office:value-type="float" office:value="0" calcext:value-type="float">
            <text:p>0</text:p>
          </table:table-cell>
          <table:table-cell table:formula="of:=[.D16]+[.F16]+[.H16]" office:value-type="float" office:value="0.040499" calcext:value-type="float">
            <text:p>0.040499</text:p>
          </table:table-cell>
          <table:table-cell table:formula="of:=[.E16]+[.G16]+[.I16]" office:value-type="float" office:value="0.004159" calcext:value-type="float">
            <text:p>0.004159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1515.51" calcext:value-type="float">
            <text:p>1515.51</text:p>
          </table:table-cell>
          <table:table-cell office:value-type="float" office:value="0.014144" calcext:value-type="float">
            <text:p>0.014144</text:p>
          </table:table-cell>
          <table:table-cell office:value-type="float" office:value="0" calcext:value-type="float">
            <text:p>0</text:p>
          </table:table-cell>
          <table:table-cell office:value-type="float" office:value="0.013374" calcext:value-type="float">
            <text:p>0.013374</text:p>
          </table:table-cell>
          <table:table-cell office:value-type="float" office:value="0.004887" calcext:value-type="float">
            <text:p>0.004887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" calcext:value-type="float">
            <text:p>0</text:p>
          </table:table-cell>
          <table:table-cell table:formula="of:=[.D17]+[.F17]+[.H17]" office:value-type="float" office:value="0.038003" calcext:value-type="float">
            <text:p>0.038003</text:p>
          </table:table-cell>
          <table:table-cell table:formula="of:=[.E17]+[.G17]+[.I17]" office:value-type="float" office:value="0.004887" calcext:value-type="float">
            <text:p>0.004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1554.99" calcext:value-type="float">
            <text:p>1554.99</text:p>
          </table:table-cell>
          <table:table-cell office:value-type="float" office:value="0.038892" calcext:value-type="float">
            <text:p>0.038892</text:p>
          </table:table-cell>
          <table:table-cell office:value-type="float" office:value="0" calcext:value-type="float">
            <text:p>0</text:p>
          </table:table-cell>
          <table:table-cell office:value-type="float" office:value="0.041826" calcext:value-type="float">
            <text:p>0.041826</text:p>
          </table:table-cell>
          <table:table-cell office:value-type="float" office:value="0.012135" calcext:value-type="float">
            <text:p>0.012135</text:p>
          </table:table-cell>
          <table:table-cell office:value-type="float" office:value="0.0561" calcext:value-type="float">
            <text:p>0.0561</text:p>
          </table:table-cell>
          <table:table-cell office:value-type="float" office:value="0" calcext:value-type="float">
            <text:p>0</text:p>
          </table:table-cell>
          <table:table-cell table:formula="of:=[.D18]+[.F18]+[.H18]" office:value-type="float" office:value="0.136818" calcext:value-type="float">
            <text:p>0.136818</text:p>
          </table:table-cell>
          <table:table-cell table:formula="of:=[.E18]+[.G18]+[.I18]" office:value-type="float" office:value="0.012135" calcext:value-type="float">
            <text:p>0.012135</text:p>
          </table:table-cell>
          <table:table-cell table:formula="of:=[.J18]" office:value-type="float" office:value="0.136818" calcext:value-type="float">
            <text:p>0.136818</text:p>
          </table:table-cell>
          <table:table-cell table:formula="of:=[.K18]" office:value-type="float" office:value="0.012135" calcext:value-type="float">
            <text:p>0.012135</text:p>
          </table:table-cell>
          <table:table-cell table:formula="of:=[.J19]" office:value-type="float" office:value="0.127671" calcext:value-type="float">
            <text:p>0.127671</text:p>
          </table:table-cell>
          <table:table-cell table:formula="of:=[.K19]" office:value-type="float" office:value="0.012991" calcext:value-type="float">
            <text:p>0.012991</text:p>
          </table:table-cell>
          <table:table-cell table:formula="of:=[.J20]" office:value-type="float" office:value="0.129359" calcext:value-type="float">
            <text:p>0.129359</text:p>
          </table:table-cell>
          <table:table-cell table:formula="of:=[.K20]" office:value-type="float" office:value="0.010825" calcext:value-type="float">
            <text:p>0.010825</text:p>
          </table:table-cell>
          <table:table-cell table:formula="of:=[.C18]" office:value-type="float" office:value="1554.99" calcext:value-type="float">
            <text:p>1554.99</text:p>
          </table:table-cell>
          <table:table-cell table:formula="of:=[.C19]" office:value-type="float" office:value="1773.2" calcext:value-type="float">
            <text:p>1773.2</text:p>
          </table:table-cell>
          <table:table-cell table:formula="of:=[.C20]" office:value-type="float" office:value="2943.07" calcext:value-type="float">
            <text:p>2943.07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1773.2" calcext:value-type="float">
            <text:p>1773.2</text:p>
          </table:table-cell>
          <table:table-cell office:value-type="float" office:value="0.043152" calcext:value-type="float">
            <text:p>0.043152</text:p>
          </table:table-cell>
          <table:table-cell office:value-type="float" office:value="0" calcext:value-type="float">
            <text:p>0</text:p>
          </table:table-cell>
          <table:table-cell office:value-type="float" office:value="0.043506" calcext:value-type="float">
            <text:p>0.043506</text:p>
          </table:table-cell>
          <table:table-cell office:value-type="float" office:value="0.012991" calcext:value-type="float">
            <text:p>0.012991</text:p>
          </table:table-cell>
          <table:table-cell office:value-type="float" office:value="0.041013" calcext:value-type="float">
            <text:p>0.041013</text:p>
          </table:table-cell>
          <table:table-cell office:value-type="float" office:value="0" calcext:value-type="float">
            <text:p>0</text:p>
          </table:table-cell>
          <table:table-cell table:formula="of:=[.D19]+[.F19]+[.H19]" office:value-type="float" office:value="0.127671" calcext:value-type="float">
            <text:p>0.127671</text:p>
          </table:table-cell>
          <table:table-cell table:formula="of:=[.E19]+[.G19]+[.I19]" office:value-type="float" office:value="0.012991" calcext:value-type="float">
            <text:p>0.01299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0.04436" calcext:value-type="float">
            <text:p>0.04436</text:p>
          </table:table-cell>
          <table:table-cell office:value-type="float" office:value="0" calcext:value-type="float">
            <text:p>0</text:p>
          </table:table-cell>
          <table:table-cell office:value-type="float" office:value="0.038845" calcext:value-type="float">
            <text:p>0.038845</text:p>
          </table:table-cell>
          <table:table-cell office:value-type="float" office:value="0.010825" calcext:value-type="float">
            <text:p>0.010825</text:p>
          </table:table-cell>
          <table:table-cell office:value-type="float" office:value="0.046154" calcext:value-type="float">
            <text:p>0.046154</text:p>
          </table:table-cell>
          <table:table-cell office:value-type="float" office:value="0" calcext:value-type="float">
            <text:p>0</text:p>
          </table:table-cell>
          <table:table-cell table:formula="of:=[.D20]+[.F20]+[.H20]" office:value-type="float" office:value="0.129359" calcext:value-type="float">
            <text:p>0.129359</text:p>
          </table:table-cell>
          <table:table-cell table:formula="of:=[.E20]+[.G20]+[.I20]" office:value-type="float" office:value="0.010825" calcext:value-type="float">
            <text:p>0.010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2980.75" calcext:value-type="float">
            <text:p>2980.75</text:p>
          </table:table-cell>
          <table:table-cell office:value-type="float" office:value="0.153171" calcext:value-type="float">
            <text:p>0.153171</text:p>
          </table:table-cell>
          <table:table-cell office:value-type="float" office:value="0" calcext:value-type="float">
            <text:p>0</text:p>
          </table:table-cell>
          <table:table-cell office:value-type="float" office:value="0.16116" calcext:value-type="float">
            <text:p>0.16116</text:p>
          </table:table-cell>
          <table:table-cell office:value-type="float" office:value="0.04096" calcext:value-type="float">
            <text:p>0.04096</text:p>
          </table:table-cell>
          <table:table-cell office:value-type="float" office:value="0.13546" calcext:value-type="float">
            <text:p>0.13546</text:p>
          </table:table-cell>
          <table:table-cell office:value-type="float" office:value="0" calcext:value-type="float">
            <text:p>0</text:p>
          </table:table-cell>
          <table:table-cell table:formula="of:=[.D21]+[.F21]+[.H21]" office:value-type="float" office:value="0.449791" calcext:value-type="float">
            <text:p>0.449791</text:p>
          </table:table-cell>
          <table:table-cell table:formula="of:=[.E21]+[.G21]+[.I21]" office:value-type="float" office:value="0.04096" calcext:value-type="float">
            <text:p>0.04096</text:p>
          </table:table-cell>
          <table:table-cell table:formula="of:=[.J21]" office:value-type="float" office:value="0.449791" calcext:value-type="float">
            <text:p>0.449791</text:p>
          </table:table-cell>
          <table:table-cell table:formula="of:=[.K21]" office:value-type="float" office:value="0.04096" calcext:value-type="float">
            <text:p>0.04096</text:p>
          </table:table-cell>
          <table:table-cell table:formula="of:=[.J22]" office:value-type="float" office:value="0.491466" calcext:value-type="float">
            <text:p>0.491466</text:p>
          </table:table-cell>
          <table:table-cell table:formula="of:=[.K22]" office:value-type="float" office:value="0.043191" calcext:value-type="float">
            <text:p>0.043191</text:p>
          </table:table-cell>
          <table:table-cell table:formula="of:=[.J23]" office:value-type="float" office:value="0.464995" calcext:value-type="float">
            <text:p>0.464995</text:p>
          </table:table-cell>
          <table:table-cell table:formula="of:=[.K23]" office:value-type="float" office:value="0.045136" calcext:value-type="float">
            <text:p>0.045136</text:p>
          </table:table-cell>
          <table:table-cell table:formula="of:=[.C21]" office:value-type="float" office:value="2980.75" calcext:value-type="float">
            <text:p>2980.75</text:p>
          </table:table-cell>
          <table:table-cell table:formula="of:=[.C22]" office:value-type="float" office:value="3420.11" calcext:value-type="float">
            <text:p>3420.11</text:p>
          </table:table-cell>
          <table:table-cell table:formula="of:=[.C23]" office:value-type="float" office:value="8762.64" calcext:value-type="float">
            <text:p>8762.64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3420.11" calcext:value-type="float">
            <text:p>3420.11</text:p>
          </table:table-cell>
          <table:table-cell office:value-type="float" office:value="0.146628" calcext:value-type="float">
            <text:p>0.146628</text:p>
          </table:table-cell>
          <table:table-cell office:value-type="float" office:value="0" calcext:value-type="float">
            <text:p>0</text:p>
          </table:table-cell>
          <table:table-cell office:value-type="float" office:value="0.158715" calcext:value-type="float">
            <text:p>0.158715</text:p>
          </table:table-cell>
          <table:table-cell office:value-type="float" office:value="0.043191" calcext:value-type="float">
            <text:p>0.043191</text:p>
          </table:table-cell>
          <table:table-cell office:value-type="float" office:value="0.186123" calcext:value-type="float">
            <text:p>0.186123</text:p>
          </table:table-cell>
          <table:table-cell office:value-type="float" office:value="0" calcext:value-type="float">
            <text:p>0</text:p>
          </table:table-cell>
          <table:table-cell table:formula="of:=[.D22]+[.F22]+[.H22]" office:value-type="float" office:value="0.491466" calcext:value-type="float">
            <text:p>0.491466</text:p>
          </table:table-cell>
          <table:table-cell table:formula="of:=[.E22]+[.G22]+[.I22]" office:value-type="float" office:value="0.043191" calcext:value-type="float">
            <text:p>0.04319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8762.64" calcext:value-type="float">
            <text:p>8762.64</text:p>
          </table:table-cell>
          <table:table-cell office:value-type="float" office:value="0.162022" calcext:value-type="float">
            <text:p>0.162022</text:p>
          </table:table-cell>
          <table:table-cell office:value-type="float" office:value="0" calcext:value-type="float">
            <text:p>0</text:p>
          </table:table-cell>
          <table:table-cell office:value-type="float" office:value="0.153841" calcext:value-type="float">
            <text:p>0.153841</text:p>
          </table:table-cell>
          <table:table-cell office:value-type="float" office:value="0.045136" calcext:value-type="float">
            <text:p>0.045136</text:p>
          </table:table-cell>
          <table:table-cell office:value-type="float" office:value="0.149132" calcext:value-type="float">
            <text:p>0.149132</text:p>
          </table:table-cell>
          <table:table-cell office:value-type="float" office:value="0" calcext:value-type="float">
            <text:p>0</text:p>
          </table:table-cell>
          <table:table-cell table:formula="of:=[.D23]+[.F23]+[.H23]" office:value-type="float" office:value="0.464995" calcext:value-type="float">
            <text:p>0.464995</text:p>
          </table:table-cell>
          <table:table-cell table:formula="of:=[.E23]+[.G23]+[.I23]" office:value-type="float" office:value="0.045136" calcext:value-type="float">
            <text:p>0.0451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9309.39" calcext:value-type="float">
            <text:p>9309.39</text:p>
          </table:table-cell>
          <table:table-cell office:value-type="float" office:value="0.521715" calcext:value-type="float">
            <text:p>0.521715</text:p>
          </table:table-cell>
          <table:table-cell office:value-type="float" office:value="0" calcext:value-type="float">
            <text:p>0</text:p>
          </table:table-cell>
          <table:table-cell office:value-type="float" office:value="0.644443" calcext:value-type="float">
            <text:p>0.644443</text:p>
          </table:table-cell>
          <table:table-cell office:value-type="float" office:value="0.230722" calcext:value-type="float">
            <text:p>0.230722</text:p>
          </table:table-cell>
          <table:table-cell office:value-type="float" office:value="0.506887" calcext:value-type="float">
            <text:p>0.506887</text:p>
          </table:table-cell>
          <table:table-cell office:value-type="float" office:value="0" calcext:value-type="float">
            <text:p>0</text:p>
          </table:table-cell>
          <table:table-cell table:formula="of:=[.D24]+[.F24]+[.H24]" office:value-type="float" office:value="1.673045" calcext:value-type="float">
            <text:p>1.673045</text:p>
          </table:table-cell>
          <table:table-cell table:formula="of:=[.E24]+[.G24]+[.I24]" office:value-type="float" office:value="0.230722" calcext:value-type="float">
            <text:p>0.230722</text:p>
          </table:table-cell>
          <table:table-cell table:formula="of:=[.J24]" office:value-type="float" office:value="1.673045" calcext:value-type="float">
            <text:p>1.673045</text:p>
          </table:table-cell>
          <table:table-cell table:formula="of:=[.K24]" office:value-type="float" office:value="0.230722" calcext:value-type="float">
            <text:p>0.230722</text:p>
          </table:table-cell>
          <table:table-cell table:formula="of:=[.J25]" office:value-type="float" office:value="2.219576" calcext:value-type="float">
            <text:p>2.219576</text:p>
          </table:table-cell>
          <table:table-cell table:formula="of:=[.K25]" office:value-type="float" office:value="0.179935" calcext:value-type="float">
            <text:p>0.179935</text:p>
          </table:table-cell>
          <table:table-cell table:formula="of:=[.J26]" office:value-type="float" office:value="1.850334" calcext:value-type="float">
            <text:p>1.850334</text:p>
          </table:table-cell>
          <table:table-cell table:formula="of:=[.K26]" office:value-type="float" office:value="0.18295" calcext:value-type="float">
            <text:p>0.18295</text:p>
          </table:table-cell>
          <table:table-cell table:formula="of:=[.C24]" office:value-type="float" office:value="9309.39" calcext:value-type="float">
            <text:p>9309.39</text:p>
          </table:table-cell>
          <table:table-cell table:formula="of:=[.C25]" office:value-type="float" office:value="13315.6" calcext:value-type="float">
            <text:p>13315.6</text:p>
          </table:table-cell>
          <table:table-cell table:formula="of:=[.C26]" office:value-type="float" office:value="45661.4" calcext:value-type="float">
            <text:p>45661.4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13315.6" calcext:value-type="float">
            <text:p>13315.6</text:p>
          </table:table-cell>
          <table:table-cell office:value-type="float" office:value="0.836863" calcext:value-type="float">
            <text:p>0.836863</text:p>
          </table:table-cell>
          <table:table-cell office:value-type="float" office:value="0" calcext:value-type="float">
            <text:p>0</text:p>
          </table:table-cell>
          <table:table-cell office:value-type="float" office:value="0.754549" calcext:value-type="float">
            <text:p>0.754549</text:p>
          </table:table-cell>
          <table:table-cell office:value-type="float" office:value="0.179935" calcext:value-type="float">
            <text:p>0.179935</text:p>
          </table:table-cell>
          <table:table-cell office:value-type="float" office:value="0.628164" calcext:value-type="float">
            <text:p>0.628164</text:p>
          </table:table-cell>
          <table:table-cell office:value-type="float" office:value="0" calcext:value-type="float">
            <text:p>0</text:p>
          </table:table-cell>
          <table:table-cell table:formula="of:=[.D25]+[.F25]+[.H25]" office:value-type="float" office:value="2.219576" calcext:value-type="float">
            <text:p>2.219576</text:p>
          </table:table-cell>
          <table:table-cell table:formula="of:=[.E25]+[.G25]+[.I25]" office:value-type="float" office:value="0.179935" calcext:value-type="float">
            <text:p>0.179935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45661.4" calcext:value-type="float">
            <text:p>45661.4</text:p>
          </table:table-cell>
          <table:table-cell office:value-type="float" office:value="0.66603" calcext:value-type="float">
            <text:p>0.66603</text:p>
          </table:table-cell>
          <table:table-cell office:value-type="float" office:value="0" calcext:value-type="float">
            <text:p>0</text:p>
          </table:table-cell>
          <table:table-cell office:value-type="float" office:value="0.598916" calcext:value-type="float">
            <text:p>0.598916</text:p>
          </table:table-cell>
          <table:table-cell office:value-type="float" office:value="0.18295" calcext:value-type="float">
            <text:p>0.18295</text:p>
          </table:table-cell>
          <table:table-cell office:value-type="float" office:value="0.585388" calcext:value-type="float">
            <text:p>0.585388</text:p>
          </table:table-cell>
          <table:table-cell office:value-type="float" office:value="0" calcext:value-type="float">
            <text:p>0</text:p>
          </table:table-cell>
          <table:table-cell table:formula="of:=[.D26]+[.F26]+[.H26]" office:value-type="float" office:value="1.850334" calcext:value-type="float">
            <text:p>1.850334</text:p>
          </table:table-cell>
          <table:table-cell table:formula="of:=[.E26]+[.G26]+[.I26]" office:value-type="float" office:value="0.18295" calcext:value-type="float">
            <text:p>0.18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48069.2" calcext:value-type="float">
            <text:p>48069.2</text:p>
          </table:table-cell>
          <table:table-cell office:value-type="float" office:value="2.87352" calcext:value-type="float">
            <text:p>2.87352</text:p>
          </table:table-cell>
          <table:table-cell office:value-type="float" office:value="0" calcext:value-type="float">
            <text:p>0</text:p>
          </table:table-cell>
          <table:table-cell office:value-type="float" office:value="2.56924" calcext:value-type="float">
            <text:p>2.56924</text:p>
          </table:table-cell>
          <table:table-cell office:value-type="float" office:value="0.836483" calcext:value-type="float">
            <text:p>0.836483</text:p>
          </table:table-cell>
          <table:table-cell office:value-type="float" office:value="1.93573" calcext:value-type="float">
            <text:p>1.93573</text:p>
          </table:table-cell>
          <table:table-cell office:value-type="float" office:value="0" calcext:value-type="float">
            <text:p>0</text:p>
          </table:table-cell>
          <table:table-cell table:formula="of:=[.D27]+[.F27]+[.H27]" office:value-type="float" office:value="7.37849" calcext:value-type="float">
            <text:p>7.37849</text:p>
          </table:table-cell>
          <table:table-cell table:formula="of:=[.E27]+[.G27]+[.I27]" office:value-type="float" office:value="0.836483" calcext:value-type="float">
            <text:p>0.836483</text:p>
          </table:table-cell>
          <table:table-cell table:formula="of:=[.J27]" office:value-type="float" office:value="7.37849" calcext:value-type="float">
            <text:p>7.37849</text:p>
          </table:table-cell>
          <table:table-cell table:formula="of:=[.K27]" office:value-type="float" office:value="0.836483" calcext:value-type="float">
            <text:p>0.836483</text:p>
          </table:table-cell>
          <table:table-cell table:formula="of:=[.J28]" office:value-type="float" office:value="7.71269" calcext:value-type="float">
            <text:p>7.71269</text:p>
          </table:table-cell>
          <table:table-cell table:formula="of:=[.K28]" office:value-type="float" office:value="0.780283" calcext:value-type="float">
            <text:p>0.780283</text:p>
          </table:table-cell>
          <table:table-cell table:formula="of:=[.J29]" office:value-type="float" office:value="6.6133" calcext:value-type="float">
            <text:p>6.6133</text:p>
          </table:table-cell>
          <table:table-cell table:formula="of:=[.K29]" office:value-type="float" office:value="0.828214" calcext:value-type="float">
            <text:p>0.828214</text:p>
          </table:table-cell>
          <table:table-cell table:formula="of:=[.C27]" office:value-type="float" office:value="48069.2" calcext:value-type="float">
            <text:p>48069.2</text:p>
          </table:table-cell>
          <table:table-cell table:formula="of:=[.C28]" office:value-type="float" office:value="72164.5" calcext:value-type="float">
            <text:p>72164.5</text:p>
          </table:table-cell>
          <table:table-cell table:formula="of:=[.C29]" office:value-type="float" office:value="318009" calcext:value-type="float">
            <text:p>318009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72164.5" calcext:value-type="float">
            <text:p>72164.5</text:p>
          </table:table-cell>
          <table:table-cell office:value-type="float" office:value="2.45423" calcext:value-type="float">
            <text:p>2.45423</text:p>
          </table:table-cell>
          <table:table-cell office:value-type="float" office:value="0" calcext:value-type="float">
            <text:p>0</text:p>
          </table:table-cell>
          <table:table-cell office:value-type="float" office:value="2.57769" calcext:value-type="float">
            <text:p>2.57769</text:p>
          </table:table-cell>
          <table:table-cell office:value-type="float" office:value="0.780283" calcext:value-type="float">
            <text:p>0.780283</text:p>
          </table:table-cell>
          <table:table-cell office:value-type="float" office:value="2.68077" calcext:value-type="float">
            <text:p>2.68077</text:p>
          </table:table-cell>
          <table:table-cell office:value-type="float" office:value="0" calcext:value-type="float">
            <text:p>0</text:p>
          </table:table-cell>
          <table:table-cell table:formula="of:=[.D28]+[.F28]+[.H28]" office:value-type="float" office:value="7.71269" calcext:value-type="float">
            <text:p>7.71269</text:p>
          </table:table-cell>
          <table:table-cell table:formula="of:=[.E28]+[.G28]+[.I28]" office:value-type="float" office:value="0.780283" calcext:value-type="float">
            <text:p>0.780283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318009" calcext:value-type="float">
            <text:p>318009</text:p>
          </table:table-cell>
          <table:table-cell office:value-type="float" office:value="2.56781" calcext:value-type="float">
            <text:p>2.56781</text:p>
          </table:table-cell>
          <table:table-cell office:value-type="float" office:value="0" calcext:value-type="float">
            <text:p>0</text:p>
          </table:table-cell>
          <table:table-cell office:value-type="float" office:value="2.02683" calcext:value-type="float">
            <text:p>2.02683</text:p>
          </table:table-cell>
          <table:table-cell office:value-type="float" office:value="0.828214" calcext:value-type="float">
            <text:p>0.828214</text:p>
          </table:table-cell>
          <table:table-cell office:value-type="float" office:value="2.01866" calcext:value-type="float">
            <text:p>2.01866</text:p>
          </table:table-cell>
          <table:table-cell office:value-type="float" office:value="0" calcext:value-type="float">
            <text:p>0</text:p>
          </table:table-cell>
          <table:table-cell table:formula="of:=[.D29]+[.F29]+[.H29]" office:value-type="float" office:value="6.6133" calcext:value-type="float">
            <text:p>6.6133</text:p>
          </table:table-cell>
          <table:table-cell table:formula="of:=[.E29]+[.G29]+[.I29]" office:value-type="float" office:value="0.828214" calcext:value-type="float">
            <text:p>0.828214</text:p>
          </table:table-cell>
          <table:table-cell table:number-columns-repeated="9"/>
        </table:table-row>
        <table:table-row table:style-name="ro1" table:visibility="filter" table:number-rows-repeated="3">
          <table:table-cell table:number-columns-repeated="20"/>
        </table:table-row>
        <table:table-row table:style-name="ro1" table:visibility="filter">
          <table:table-cell/>
          <table:table-cell table:style-name="ce1"/>
          <table:table-cell table:number-columns-repeated="7"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1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7"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8"/>
        </table:table-row>
      </table:table>
      <table:named-expressions/>
      <table:database-ranges>
        <table:database-range table:name="__Anonymous_Sheet_DB__0" table:target-range-address="'PS3-1_gpu'.A2:'PS3-1_gpu'.K35" table:display-filter-buttons="true" table:orientation="column">
          <table:filter>
            <table:filter-and>
              <table:filter-condition table:field-number="0" table:value="100" table:operator="="/>
              <table:filter-condition table:field-number="-1" table:value="16x16" table:operator="=">
                <table:filter-set-item table:value="16x16"/>
                <table:filter-set-item table:value="1024x1024"/>
                <table:filter-set-item table:value="128x128"/>
                <table:filter-set-item table:value="256x256"/>
                <table:filter-set-item table:value="8x8"/>
                <table:filter-set-item table:value="32x32"/>
                <table:filter-set-item table:value="4x4"/>
                <table:filter-set-item table:value="512x512"/>
                <table:filter-set-item table:value="64x64"/>
              </table:filter-condition>
            </table:filter-and>
          </table:filter>
        </table:database-range>
        <table:database-range table:name="__Anonymous_Sheet_DB__1" table:target-range-address="'PS3-1_cpu'.A2:'PS3-1_cpu'.K33" table:display-filter-buttons="true" table:orientation="column">
          <table:filter>
            <table:filter-and>
              <table:filter-condition table:field-number="0" table:value="" table:operator="=">
                <table:filter-set-item table:value=""/>
                <table:filter-set-item table:value="100"/>
              </table:filter-condition>
              <table:filter-condition table:field-number="8" table:value="2.723738" table:operator="=">
                <table:filter-set-item table:value="2.723738"/>
                <table:filter-set-item table:value="13.556363"/>
                <table:filter-set-item table:value="0.787866"/>
                <table:filter-set-item table:value="70.42158"/>
                <table:filter-set-item table:value="0.255691"/>
                <table:filter-set-item table:value="0.064136"/>
                <table:filter-set-item table:value="0.077214"/>
                <table:filter-set-item table:value="0.08965"/>
                <table:filter-set-item table:value="0.107042"/>
              </table:filter-condition>
            </table:filter-and>
          </table:filter>
        </table:database-range>
        <table:database-range table:name="__Anonymous_Sheet_DB__2" table:target-range-address="'PS3-2_gpu'.A2:'PS3-2_gpu'.K35" table:display-filter-buttons="true" table:orientation="column">
          <table:filter>
            <table:filter-and>
              <table:filter-condition table:field-number="-1" table:value="16x16" table:operator="=">
                <table:filter-set-item table:value="16x16"/>
                <table:filter-set-item table:value="1024x1024"/>
                <table:filter-set-item table:value="128x128"/>
                <table:filter-set-item table:value="2048x2048"/>
                <table:filter-set-item table:value="256x256"/>
                <table:filter-set-item table:value="8x8"/>
                <table:filter-set-item table:value="32x32"/>
                <table:filter-set-item table:value="4x4"/>
                <table:filter-set-item table:value="512x512"/>
                <table:filter-set-item table:value="64x64"/>
              </table:filter-condition>
              <table:filter-condition table:field-number="0" table:value="100" table:operator="="/>
            </table:filter-and>
          </table:filter>
        </table:database-range>
        <table:database-range table:name="__Anonymous_Sheet_DB__3" table:target-range-address="'PS3-2_cpu'.A2:'PS3-2_cpu'.K33" table:display-filter-buttons="true" table:orientation="column">
          <table:filter>
            <table:filter-and>
              <table:filter-condition table:field-number="0" table:value="10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2" loext:min-decimal-places="2" number:min-integer-digits="1"/>
      <number:text> ms</number:text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5" loext:min-decimal-places="5"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scale-to="73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21:43:24.946754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04.568718609</meta:creation-date>
    <dc:date>2016-11-12T21:59:07.714727689</dc:date>
    <meta:editing-duration>PT2H41M40S</meta:editing-duration>
    <meta:editing-cycles>18</meta:editing-cycles>
    <meta:generator>LibreOffice/5.1.6.2.0$Linux_X86_64 LibreOffice_project/10m0$Build-2</meta:generator>
    <meta:document-statistic meta:table-count="4" meta:cell-count="174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'PS3-2_gpu'.A3:'PS3-2_gpu'.A38 'PS3-2_gpu'.R2:'PS3-2_gpu'.T33" chart:data-source-has-labels="both" svg:x="0.32cm" svg:y="0.18cm" svg:width="11.873cm" svg:height="8.64cm">
          <chartooo:coordinate-region svg:x="1.312cm" svg:y="0.18cm" svg:width="10.74cm" svg:height="6.731cm"/>
          <chart:axis chart:dimension="x" chart:name="primary-x" chart:style-name="ch4" chartooo:axis-type="auto">
            <chartooo:date-scale/>
            <chart:categories table:cell-range-address="'PS3-2_gpu'.A3:'PS3-2_gpu'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gpu'.R3:'PS3-2_gpu'.R33" chart:label-cell-address="'PS3-2_gpu'.R2:'PS3-2_gpu'.R2" chart:class="chart:line">
            <chart:data-point chart:repeated="9"/>
          </chart:series>
          <chart:series chart:style-name="ch7" chart:values-cell-range-address="'PS3-2_gpu'.S3:'PS3-2_gpu'.S33" chart:label-cell-address="'PS3-2_gpu'.S2:'PS3-2_gpu'.S2" chart:class="chart:line">
            <chart:data-point chart:repeated="9"/>
          </chart:series>
          <chart:series chart:style-name="ch8" chart:values-cell-range-address="'PS3-2_gpu'.T3:'PS3-2_gpu'.T33" chart:label-cell-address="'PS3-2_gpu'.T2:'PS3-2_gpu'.T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kernel</text:p>
                <draw:g>
                  <svg:desc>'PS3-2_gpu'.R2:'PS3-2_gpu'.R2</svg:desc>
                </draw:g>
              </table:table-cell>
              <table:table-cell office:value-type="string">
                <text:p>1000x kernel</text:p>
                <draw:g>
                  <svg:desc>'PS3-2_gpu'.S2:'PS3-2_gpu'.S2</svg:desc>
                </draw:g>
              </table:table-cell>
              <table:table-cell office:value-type="string">
                <text:p>10000x kernel</text:p>
                <draw:g>
                  <svg:desc>'PS3-2_gpu'.T2:'PS3-2_gpu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gpu'.A3:'PS3-2_gpu'.A38</svg:desc>
                </draw:g>
              </table:table-cell>
              <table:table-cell office:value-type="float" office:value="0.323136">
                <text:p>0.323136</text:p>
                <draw:g>
                  <svg:desc>'PS3-2_gpu'.R3:'PS3-2_gpu'.R33</svg:desc>
                </draw:g>
              </table:table-cell>
              <table:table-cell office:value-type="float" office:value="4.45622">
                <text:p>4.45622</text:p>
                <draw:g>
                  <svg:desc>'PS3-2_gpu'.S3:'PS3-2_gpu'.S33</svg:desc>
                </draw:g>
              </table:table-cell>
              <table:table-cell office:value-type="float" office:value="35.8242">
                <text:p>35.8242</text:p>
                <draw:g>
                  <svg:desc>'PS3-2_gpu'.T3:'PS3-2_gpu'.T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36.1532">
                <text:p>36.1532</text:p>
              </table:table-cell>
              <table:table-cell office:value-type="float" office:value="39.3406">
                <text:p>39.3406</text:p>
              </table:table-cell>
              <table:table-cell office:value-type="float" office:value="71.5549">
                <text:p>71.5549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71.8897">
                <text:p>71.8897</text:p>
              </table:table-cell>
              <table:table-cell office:value-type="float" office:value="75.2273">
                <text:p>75.2273</text:p>
              </table:table-cell>
              <table:table-cell office:value-type="float" office:value="109.922">
                <text:p>109.922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110.295">
                <text:p>110.295</text:p>
              </table:table-cell>
              <table:table-cell office:value-type="float" office:value="113.844">
                <text:p>113.844</text:p>
              </table:table-cell>
              <table:table-cell office:value-type="float" office:value="149.541">
                <text:p>149.541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150.034">
                <text:p>150.034</text:p>
              </table:table-cell>
              <table:table-cell office:value-type="float" office:value="155.152">
                <text:p>155.152</text:p>
              </table:table-cell>
              <table:table-cell office:value-type="float" office:value="206.048">
                <text:p>206.048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207.162">
                <text:p>207.162</text:p>
              </table:table-cell>
              <table:table-cell office:value-type="float" office:value="218.081">
                <text:p>218.081</text:p>
              </table:table-cell>
              <table:table-cell office:value-type="float" office:value="331.354">
                <text:p>331.354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334.134">
                <text:p>334.134</text:p>
              </table:table-cell>
              <table:table-cell office:value-type="float" office:value="363.368">
                <text:p>363.368</text:p>
              </table:table-cell>
              <table:table-cell office:value-type="float" office:value="612.693">
                <text:p>612.693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622.743">
                <text:p>622.743</text:p>
              </table:table-cell>
              <table:table-cell office:value-type="float" office:value="723.204">
                <text:p>723.204</text:p>
              </table:table-cell>
              <table:table-cell office:value-type="float" office:value="1730.66">
                <text:p>1730.66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769.99">
                <text:p>1769.99</text:p>
              </table:table-cell>
              <table:table-cell office:value-type="float" office:value="2163.51">
                <text:p>2163.51</text:p>
              </table:table-cell>
              <table:table-cell office:value-type="float" office:value="6100.09">
                <text:p>610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legend chart:legend-position="end" svg:x="12.513cm" svg:y="3.703cm" style:legend-expansion="high" chart:style-name="ch2"/>
        <chart:plot-area chart:style-name="ch3" table:cell-range-address="'PS3-1_gpu'.A3:'PS3-1_gpu'.A38 'PS3-1_gpu'.R2:'PS3-1_gpu'.T33" chart:data-source-has-labels="both" svg:x="0.32cm" svg:y="0.18cm" svg:width="11.873cm" svg:height="8.64cm">
          <chartooo:coordinate-region svg:x="1.312cm" svg:y="0.18cm" svg:width="10.74cm" svg:height="6.731cm"/>
          <chart:axis chart:dimension="x" chart:name="primary-x" chart:style-name="ch4" chartooo:axis-type="auto">
            <chartooo:date-scale/>
            <chart:categories table:cell-range-address="'PS3-1_gpu'.A3:'PS3-1_gpu'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R3:'PS3-1_gpu'.R33" chart:label-cell-address="'PS3-1_gpu'.R2:'PS3-1_gpu'.R2" chart:class="chart:line">
            <chart:data-point chart:repeated="9"/>
          </chart:series>
          <chart:series chart:style-name="ch7" chart:values-cell-range-address="'PS3-1_gpu'.S3:'PS3-1_gpu'.S33" chart:label-cell-address="'PS3-1_gpu'.S2:'PS3-1_gpu'.S2" chart:class="chart:line">
            <chart:data-point chart:repeated="9"/>
          </chart:series>
          <chart:series chart:style-name="ch8" chart:values-cell-range-address="'PS3-1_gpu'.T3:'PS3-1_gpu'.T33" chart:label-cell-address="'PS3-1_gpu'.T2:'PS3-1_gpu'.T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kernel</text:p>
                <draw:g>
                  <svg:desc>'PS3-1_gpu'.R2:'PS3-1_gpu'.R2</svg:desc>
                </draw:g>
              </table:table-cell>
              <table:table-cell office:value-type="string">
                <text:p>1000x kernel</text:p>
                <draw:g>
                  <svg:desc>'PS3-1_gpu'.S2:'PS3-1_gpu'.S2</svg:desc>
                </draw:g>
              </table:table-cell>
              <table:table-cell office:value-type="string">
                <text:p>10000x kernel</text:p>
                <draw:g>
                  <svg:desc>'PS3-1_gpu'.T2:'PS3-1_gpu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8</svg:desc>
                </draw:g>
              </table:table-cell>
              <table:table-cell office:value-type="float" office:value="0.6384">
                <text:p>0.6384</text:p>
                <draw:g>
                  <svg:desc>'PS3-1_gpu'.R3:'PS3-1_gpu'.R33</svg:desc>
                </draw:g>
              </table:table-cell>
              <table:table-cell office:value-type="float" office:value="7.17648">
                <text:p>7.17648</text:p>
                <draw:g>
                  <svg:desc>'PS3-1_gpu'.S3:'PS3-1_gpu'.S33</svg:desc>
                </draw:g>
              </table:table-cell>
              <table:table-cell office:value-type="float" office:value="58.9271">
                <text:p>58.9271</text:p>
                <draw:g>
                  <svg:desc>'PS3-1_gpu'.T3:'PS3-1_gpu'.T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59.4186">
                <text:p>59.4186</text:p>
              </table:table-cell>
              <table:table-cell office:value-type="float" office:value="64.4186">
                <text:p>64.4186</text:p>
              </table:table-cell>
              <table:table-cell office:value-type="float" office:value="113.846">
                <text:p>113.846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114.362">
                <text:p>114.362</text:p>
              </table:table-cell>
              <table:table-cell office:value-type="float" office:value="119.524">
                <text:p>119.524</text:p>
              </table:table-cell>
              <table:table-cell office:value-type="float" office:value="171.047">
                <text:p>171.047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171.603">
                <text:p>171.603</text:p>
              </table:table-cell>
              <table:table-cell office:value-type="float" office:value="176.997">
                <text:p>176.997</text:p>
              </table:table-cell>
              <table:table-cell office:value-type="float" office:value="232.343">
                <text:p>232.343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233.215">
                <text:p>233.215</text:p>
              </table:table-cell>
              <table:table-cell office:value-type="float" office:value="240.679">
                <text:p>240.679</text:p>
              </table:table-cell>
              <table:table-cell office:value-type="float" office:value="309.142">
                <text:p>309.142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310.389">
                <text:p>310.389</text:p>
              </table:table-cell>
              <table:table-cell office:value-type="float" office:value="322.579">
                <text:p>322.579</text:p>
              </table:table-cell>
              <table:table-cell office:value-type="float" office:value="444.899">
                <text:p>444.899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448.586">
                <text:p>448.586</text:p>
              </table:table-cell>
              <table:table-cell office:value-type="float" office:value="486.103">
                <text:p>486.103</text:p>
              </table:table-cell>
              <table:table-cell office:value-type="float" office:value="851.697">
                <text:p>851.697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864.982">
                <text:p>864.982</text:p>
              </table:table-cell>
              <table:table-cell office:value-type="float" office:value="997.449">
                <text:p>997.449</text:p>
              </table:table-cell>
              <table:table-cell office:value-type="float" office:value="2322.53">
                <text:p>2322.53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371.6">
                <text:p>2371.6</text:p>
              </table:table-cell>
              <table:table-cell office:value-type="float" office:value="2859.82">
                <text:p>2859.82</text:p>
              </table:table-cell>
              <table:table-cell office:value-type="float" office:value="7173.95">
                <text:p>7173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2.715cm" svg:y="2.957cm" style:legend-expansion="high" chart:style-name="ch2"/>
        <chart:plot-area chart:style-name="ch3" table:cell-range-address="'PS3-1_gpu'.A3:'PS3-1_gpu'.A33 'PS3-1_gpu'.L2:'PS3-1_gpu'.Q33" chart:data-source-has-labels="both" svg:x="0.319cm" svg:y="0.18cm" svg:width="12.077cm" svg:height="8.642cm">
          <chartooo:coordinate-region svg:x="1.311cm" svg:y="0.18cm" svg:width="10.759cm" svg:height="6.732cm"/>
          <chart:axis chart:dimension="x" chart:name="primary-x" chart:style-name="ch4" chartooo:axis-type="auto">
            <chartooo:date-scale/>
            <chart:categories table:cell-range-address="'PS3-1_gpu'.A3:'PS3-1_gpu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L3:'PS3-1_gpu'.L33" chart:label-cell-address="'PS3-1_gpu'.L2:'PS3-1_gpu'.L2" chart:class="chart:line">
            <chart:data-point chart:repeated="9"/>
          </chart:series>
          <chart:series chart:style-name="ch7" chart:values-cell-range-address="'PS3-1_gpu'.M3:'PS3-1_gpu'.M33" chart:label-cell-address="'PS3-1_gpu'.M2:'PS3-1_gpu'.M2" chart:class="chart:line">
            <chart:data-point chart:repeated="9"/>
          </chart:series>
          <chart:series chart:style-name="ch8" chart:values-cell-range-address="'PS3-1_gpu'.N3:'PS3-1_gpu'.N33" chart:label-cell-address="'PS3-1_gpu'.N2:'PS3-1_gpu'.N2" chart:class="chart:line">
            <chart:data-point chart:repeated="9"/>
          </chart:series>
          <chart:series chart:style-name="ch9" chart:values-cell-range-address="'PS3-1_gpu'.O3:'PS3-1_gpu'.O33" chart:label-cell-address="'PS3-1_gpu'.O2:'PS3-1_gpu'.O2" chart:class="chart:line">
            <chart:data-point chart:repeated="9"/>
          </chart:series>
          <chart:series chart:style-name="ch10" chart:values-cell-range-address="'PS3-1_gpu'.P3:'PS3-1_gpu'.P33" chart:label-cell-address="'PS3-1_gpu'.P2:'PS3-1_gpu'.P2" chart:class="chart:line">
            <chart:data-point chart:repeated="9"/>
          </chart:series>
          <chart:series chart:style-name="ch11" chart:values-cell-range-address="'PS3-1_gpu'.Q3:'PS3-1_gpu'.Q33" chart:label-cell-address="'PS3-1_gpu'.Q2:'PS3-1_gpu'.Q2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write</text:p>
                <draw:g>
                  <svg:desc>'PS3-1_gpu'.L2:'PS3-1_gpu'.L2</svg:desc>
                </draw:g>
              </table:table-cell>
              <table:table-cell office:value-type="string">
                <text:p>100x read</text:p>
                <draw:g>
                  <svg:desc>'PS3-1_gpu'.M2:'PS3-1_gpu'.M2</svg:desc>
                </draw:g>
              </table:table-cell>
              <table:table-cell office:value-type="string">
                <text:p>1000x write</text:p>
                <draw:g>
                  <svg:desc>'PS3-1_gpu'.N2:'PS3-1_gpu'.N2</svg:desc>
                </draw:g>
              </table:table-cell>
              <table:table-cell office:value-type="string">
                <text:p>1000x read</text:p>
                <draw:g>
                  <svg:desc>'PS3-1_gpu'.O2:'PS3-1_gpu'.O2</svg:desc>
                </draw:g>
              </table:table-cell>
              <table:table-cell office:value-type="string">
                <text:p>10000x write</text:p>
                <draw:g>
                  <svg:desc>'PS3-1_gpu'.P2:'PS3-1_gpu'.P2</svg:desc>
                </draw:g>
              </table:table-cell>
              <table:table-cell office:value-type="string">
                <text:p>10000x read</text:p>
                <draw:g>
                  <svg:desc>'PS3-1_gpu'.Q2:'PS3-1_gpu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3</svg:desc>
                </draw:g>
              </table:table-cell>
              <table:table-cell office:value-type="float" office:value="0.076288">
                <text:p>0.076288</text:p>
                <draw:g>
                  <svg:desc>'PS3-1_gpu'.L3:'PS3-1_gpu'.L33</svg:desc>
                </draw:g>
              </table:table-cell>
              <table:table-cell office:value-type="float" office:value="0.095008">
                <text:p>0.095008</text:p>
                <draw:g>
                  <svg:desc>'PS3-1_gpu'.M3:'PS3-1_gpu'.M33</svg:desc>
                </draw:g>
              </table:table-cell>
              <table:table-cell office:value-type="float" office:value="0.73392">
                <text:p>0.73392</text:p>
                <draw:g>
                  <svg:desc>'PS3-1_gpu'.N3:'PS3-1_gpu'.N33</svg:desc>
                </draw:g>
              </table:table-cell>
              <table:table-cell office:value-type="float" office:value="0.952576">
                <text:p>0.952576</text:p>
                <draw:g>
                  <svg:desc>'PS3-1_gpu'.O3:'PS3-1_gpu'.O33</svg:desc>
                </draw:g>
              </table:table-cell>
              <table:table-cell office:value-type="float" office:value="7.42579">
                <text:p>7.42579</text:p>
                <draw:g>
                  <svg:desc>'PS3-1_gpu'.P3:'PS3-1_gpu'.P33</svg:desc>
                </draw:g>
              </table:table-cell>
              <table:table-cell office:value-type="float" office:value="9.37552">
                <text:p>9.37552</text:p>
                <draw:g>
                  <svg:desc>'PS3-1_gpu'.Q3:'PS3-1_gpu'.Q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77536">
                <text:p>0.077536</text:p>
              </table:table-cell>
              <table:table-cell office:value-type="float" office:value="0.092608">
                <text:p>0.092608</text:p>
              </table:table-cell>
              <table:table-cell office:value-type="float" office:value="0.770048">
                <text:p>0.770048</text:p>
              </table:table-cell>
              <table:table-cell office:value-type="float" office:value="0.939072">
                <text:p>0.939072</text:p>
              </table:table-cell>
              <table:table-cell office:value-type="float" office:value="7.592544">
                <text:p>7.592544</text:p>
              </table:table-cell>
              <table:table-cell office:value-type="float" office:value="9.45466">
                <text:p>9.45466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78048">
                <text:p>0.078048</text:p>
              </table:table-cell>
              <table:table-cell office:value-type="float" office:value="0.099072">
                <text:p>0.099072</text:p>
              </table:table-cell>
              <table:table-cell office:value-type="float" office:value="0.827456">
                <text:p>0.827456</text:p>
              </table:table-cell>
              <table:table-cell office:value-type="float" office:value="0.97264">
                <text:p>0.97264</text:p>
              </table:table-cell>
              <table:table-cell office:value-type="float" office:value="8.275134">
                <text:p>8.275134</text:p>
              </table:table-cell>
              <table:table-cell office:value-type="float" office:value="9.65312">
                <text:p>9.65312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110528">
                <text:p>0.110528</text:p>
              </table:table-cell>
              <table:table-cell office:value-type="float" office:value="0.107008">
                <text:p>0.107008</text:p>
              </table:table-cell>
              <table:table-cell office:value-type="float" office:value="1.085698">
                <text:p>1.085698</text:p>
              </table:table-cell>
              <table:table-cell office:value-type="float" office:value="1.06646">
                <text:p>1.06646</text:p>
              </table:table-cell>
              <table:table-cell office:value-type="float" office:value="10.956816">
                <text:p>10.956816</text:p>
              </table:table-cell>
              <table:table-cell office:value-type="float" office:value="10.6897">
                <text:p>10.6897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231424">
                <text:p>0.231424</text:p>
              </table:table-cell>
              <table:table-cell office:value-type="float" office:value="0.287904">
                <text:p>0.287904</text:p>
              </table:table-cell>
              <table:table-cell office:value-type="float" office:value="2.237436">
                <text:p>2.237436</text:p>
              </table:table-cell>
              <table:table-cell office:value-type="float" office:value="2.88976">
                <text:p>2.88976</text:p>
              </table:table-cell>
              <table:table-cell office:value-type="float" office:value="22.348896">
                <text:p>22.348896</text:p>
              </table:table-cell>
              <table:table-cell office:value-type="float" office:value="28.775">
                <text:p>28.775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97792">
                <text:p>0.97792</text:p>
              </table:table-cell>
              <table:table-cell office:value-type="float" office:value="1.05738">
                <text:p>1.05738</text:p>
              </table:table-cell>
              <table:table-cell office:value-type="float" office:value="9.423842">
                <text:p>9.423842</text:p>
              </table:table-cell>
              <table:table-cell office:value-type="float" office:value="10.4948">
                <text:p>10.4948</text:p>
              </table:table-cell>
              <table:table-cell office:value-type="float" office:value="94.386156">
                <text:p>94.386156</text:p>
              </table:table-cell>
              <table:table-cell office:value-type="float" office:value="104.323">
                <text:p>104.323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5.0455">
                <text:p>5.0455</text:p>
              </table:table-cell>
              <table:table-cell office:value-type="float" office:value="4.06605">
                <text:p>4.06605</text:p>
              </table:table-cell>
              <table:table-cell office:value-type="float" office:value="48.810008">
                <text:p>48.810008</text:p>
              </table:table-cell>
              <table:table-cell office:value-type="float" office:value="40.5474">
                <text:p>40.5474</text:p>
              </table:table-cell>
              <table:table-cell office:value-type="float" office:value="486.608536">
                <text:p>486.608536</text:p>
              </table:table-cell>
              <table:table-cell office:value-type="float" office:value="412.178">
                <text:p>412.178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9.583704">
                <text:p>19.583704</text:p>
              </table:table-cell>
              <table:table-cell office:value-type="float" office:value="16.3186">
                <text:p>16.3186</text:p>
              </table:table-cell>
              <table:table-cell office:value-type="float" office:value="190.857024">
                <text:p>190.857024</text:p>
              </table:table-cell>
              <table:table-cell office:value-type="float" office:value="163.482">
                <text:p>163.482</text:p>
              </table:table-cell>
              <table:table-cell office:value-type="float" office:value="1902.551184">
                <text:p>1902.551184</text:p>
              </table:table-cell>
              <table:table-cell office:value-type="float" office:value="1632.33">
                <text:p>1632.33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15.89869">
                <text:p>115.89869</text:p>
              </table:table-cell>
              <table:table-cell office:value-type="float" office:value="101.14">
                <text:p>101.14</text:p>
              </table:table-cell>
              <table:table-cell office:value-type="float" office:value="1131.55968">
                <text:p>1131.55968</text:p>
              </table:table-cell>
              <table:table-cell office:value-type="float" office:value="1001.61">
                <text:p>1001.61</text:p>
              </table:table-cell>
              <table:table-cell office:value-type="float" office:value="11311.53184">
                <text:p>11311.53184</text:p>
              </table:table-cell>
              <table:table-cell office:value-type="float" office:value="10058.4">
                <text:p>10058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2.715cm" svg:y="2.957cm" style:legend-expansion="high" chart:style-name="ch2"/>
        <chart:plot-area chart:style-name="ch3" table:cell-range-address="'PS3-2_gpu'.A3:'PS3-2_gpu'.A33 'PS3-2_gpu'.L2:'PS3-2_gpu'.Q33" chart:data-source-has-labels="both" svg:x="0.319cm" svg:y="0.18cm" svg:width="12.077cm" svg:height="8.642cm">
          <chartooo:coordinate-region svg:x="1.046cm" svg:y="0.18cm" svg:width="11.209cm" svg:height="6.733cm"/>
          <chart:axis chart:dimension="x" chart:name="primary-x" chart:style-name="ch4" chartooo:axis-type="auto">
            <chartooo:date-scale/>
            <chart:categories table:cell-range-address="'PS3-2_gpu'.A3:'PS3-2_gpu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gpu'.L3:'PS3-2_gpu'.L33" chart:label-cell-address="'PS3-2_gpu'.L2:'PS3-2_gpu'.L2" chart:class="chart:line">
            <chart:data-point chart:repeated="9"/>
          </chart:series>
          <chart:series chart:style-name="ch7" chart:values-cell-range-address="'PS3-2_gpu'.M3:'PS3-2_gpu'.M33" chart:label-cell-address="'PS3-2_gpu'.M2:'PS3-2_gpu'.M2" chart:class="chart:line">
            <chart:data-point chart:repeated="9"/>
          </chart:series>
          <chart:series chart:style-name="ch8" chart:values-cell-range-address="'PS3-2_gpu'.N3:'PS3-2_gpu'.N33" chart:label-cell-address="'PS3-2_gpu'.N2:'PS3-2_gpu'.N2" chart:class="chart:line">
            <chart:data-point chart:repeated="9"/>
          </chart:series>
          <chart:series chart:style-name="ch9" chart:values-cell-range-address="'PS3-2_gpu'.O3:'PS3-2_gpu'.O33" chart:label-cell-address="'PS3-2_gpu'.O2:'PS3-2_gpu'.O2" chart:class="chart:line">
            <chart:data-point chart:repeated="9"/>
          </chart:series>
          <chart:series chart:style-name="ch10" chart:values-cell-range-address="'PS3-2_gpu'.P3:'PS3-2_gpu'.P33" chart:label-cell-address="'PS3-2_gpu'.P2:'PS3-2_gpu'.P2" chart:class="chart:line">
            <chart:data-point chart:repeated="9"/>
          </chart:series>
          <chart:series chart:style-name="ch11" chart:values-cell-range-address="'PS3-2_gpu'.Q3:'PS3-2_gpu'.Q33" chart:label-cell-address="'PS3-2_gpu'.Q2:'PS3-2_gpu'.Q2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write</text:p>
                <draw:g>
                  <svg:desc>'PS3-2_gpu'.L2:'PS3-2_gpu'.L2</svg:desc>
                </draw:g>
              </table:table-cell>
              <table:table-cell office:value-type="string">
                <text:p>100x read</text:p>
                <draw:g>
                  <svg:desc>'PS3-2_gpu'.M2:'PS3-2_gpu'.M2</svg:desc>
                </draw:g>
              </table:table-cell>
              <table:table-cell office:value-type="string">
                <text:p>1000x write</text:p>
                <draw:g>
                  <svg:desc>'PS3-2_gpu'.N2:'PS3-2_gpu'.N2</svg:desc>
                </draw:g>
              </table:table-cell>
              <table:table-cell office:value-type="string">
                <text:p>1000x read</text:p>
                <draw:g>
                  <svg:desc>'PS3-2_gpu'.O2:'PS3-2_gpu'.O2</svg:desc>
                </draw:g>
              </table:table-cell>
              <table:table-cell office:value-type="string">
                <text:p>10000x write</text:p>
                <draw:g>
                  <svg:desc>'PS3-2_gpu'.P2:'PS3-2_gpu'.P2</svg:desc>
                </draw:g>
              </table:table-cell>
              <table:table-cell office:value-type="string">
                <text:p>10000x read</text:p>
                <draw:g>
                  <svg:desc>'PS3-2_gpu'.Q2:'PS3-2_gpu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gpu'.A3:'PS3-2_gpu'.A33</svg:desc>
                </draw:g>
              </table:table-cell>
              <table:table-cell office:value-type="float" office:value="0.002944">
                <text:p>0.002944</text:p>
                <draw:g>
                  <svg:desc>'PS3-2_gpu'.L3:'PS3-2_gpu'.L33</svg:desc>
                </draw:g>
              </table:table-cell>
              <table:table-cell office:value-type="float" office:value="0.00112">
                <text:p>0.00112</text:p>
                <draw:g>
                  <svg:desc>'PS3-2_gpu'.M3:'PS3-2_gpu'.M33</svg:desc>
                </draw:g>
              </table:table-cell>
              <table:table-cell office:value-type="float" office:value="0.003072">
                <text:p>0.003072</text:p>
                <draw:g>
                  <svg:desc>'PS3-2_gpu'.N3:'PS3-2_gpu'.N33</svg:desc>
                </draw:g>
              </table:table-cell>
              <table:table-cell office:value-type="float" office:value="0.001152">
                <text:p>0.001152</text:p>
                <draw:g>
                  <svg:desc>'PS3-2_gpu'.O3:'PS3-2_gpu'.O33</svg:desc>
                </draw:g>
              </table:table-cell>
              <table:table-cell office:value-type="float" office:value="0.003072">
                <text:p>0.003072</text:p>
                <draw:g>
                  <svg:desc>'PS3-2_gpu'.P3:'PS3-2_gpu'.P33</svg:desc>
                </draw:g>
              </table:table-cell>
              <table:table-cell office:value-type="float" office:value="0.001152">
                <text:p>0.001152</text:p>
                <draw:g>
                  <svg:desc>'PS3-2_gpu'.Q3:'PS3-2_gpu'.Q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03072">
                <text:p>0.003072</text:p>
              </table:table-cell>
              <table:table-cell office:value-type="float" office:value="0.001184">
                <text:p>0.001184</text:p>
              </table:table-cell>
              <table:table-cell office:value-type="float" office:value="0.003072">
                <text:p>0.003072</text:p>
              </table:table-cell>
              <table:table-cell office:value-type="float" office:value="0.00096">
                <text:p>0.00096</text:p>
              </table:table-cell>
              <table:table-cell office:value-type="float" office:value="0.001856">
                <text:p>0.001856</text:p>
              </table:table-cell>
              <table:table-cell office:value-type="float" office:value="0.001152">
                <text:p>0.001152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02016">
                <text:p>0.002016</text:p>
              </table:table-cell>
              <table:table-cell office:value-type="float" office:value="0.001152">
                <text:p>0.001152</text:p>
              </table:table-cell>
              <table:table-cell office:value-type="float" office:value="0.002048">
                <text:p>0.002048</text:p>
              </table:table-cell>
              <table:table-cell office:value-type="float" office:value="0.001536">
                <text:p>0.001536</text:p>
              </table:table-cell>
              <table:table-cell office:value-type="float" office:value="0.003072">
                <text:p>0.003072</text:p>
              </table:table-cell>
              <table:table-cell office:value-type="float" office:value="0.001184">
                <text:p>0.001184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03072">
                <text:p>0.003072</text:p>
              </table:table-cell>
              <table:table-cell office:value-type="float" office:value="0.001248">
                <text:p>0.001248</text:p>
              </table:table-cell>
              <table:table-cell office:value-type="float" office:value="0.003744">
                <text:p>0.003744</text:p>
              </table:table-cell>
              <table:table-cell office:value-type="float" office:value="0.001376">
                <text:p>0.001376</text:p>
              </table:table-cell>
              <table:table-cell office:value-type="float" office:value="0.003008">
                <text:p>0.003008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06144">
                <text:p>0.006144</text:p>
              </table:table-cell>
              <table:table-cell office:value-type="float" office:value="0.00304">
                <text:p>0.00304</text:p>
              </table:table-cell>
              <table:table-cell office:value-type="float" office:value="0.007168">
                <text:p>0.007168</text:p>
              </table:table-cell>
              <table:table-cell office:value-type="float" office:value="0.003264">
                <text:p>0.003264</text:p>
              </table:table-cell>
              <table:table-cell office:value-type="float" office:value="0.007168">
                <text:p>0.007168</text:p>
              </table:table-cell>
              <table:table-cell office:value-type="float" office:value="0.003104">
                <text:p>0.003104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27648">
                <text:p>0.027648</text:p>
              </table:table-cell>
              <table:table-cell office:value-type="float" office:value="0.010496">
                <text:p>0.010496</text:p>
              </table:table-cell>
              <table:table-cell office:value-type="float" office:value="0.027648">
                <text:p>0.027648</text:p>
              </table:table-cell>
              <table:table-cell office:value-type="float" office:value="0.010848">
                <text:p>0.010848</text:p>
              </table:table-cell>
              <table:table-cell office:value-type="float" office:value="0.028672">
                <text:p>0.028672</text:p>
              </table:table-cell>
              <table:table-cell office:value-type="float" office:value="0.011264">
                <text:p>0.011264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14736">
                <text:p>0.14736</text:p>
              </table:table-cell>
              <table:table-cell office:value-type="float" office:value="0.040576">
                <text:p>0.040576</text:p>
              </table:table-cell>
              <table:table-cell office:value-type="float" office:value="0.147072">
                <text:p>0.147072</text:p>
              </table:table-cell>
              <table:table-cell office:value-type="float" office:value="0.040352">
                <text:p>0.040352</text:p>
              </table:table-cell>
              <table:table-cell office:value-type="float" office:value="0.147968">
                <text:p>0.147968</text:p>
              </table:table-cell>
              <table:table-cell office:value-type="float" office:value="0.04032">
                <text:p>0.04032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0.572">
                <text:p>0.572</text:p>
              </table:table-cell>
              <table:table-cell office:value-type="float" office:value="0.162048">
                <text:p>0.162048</text:p>
              </table:table-cell>
              <table:table-cell office:value-type="float" office:value="0.571136">
                <text:p>0.571136</text:p>
              </table:table-cell>
              <table:table-cell office:value-type="float" office:value="0.160064">
                <text:p>0.160064</text:p>
              </table:table-cell>
              <table:table-cell office:value-type="float" office:value="0.572128">
                <text:p>0.572128</text:p>
              </table:table-cell>
              <table:table-cell office:value-type="float" office:value="0.164384">
                <text:p>0.164384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3.36218">
                <text:p>3.36218</text:p>
              </table:table-cell>
              <table:table-cell office:value-type="float" office:value="1.03744">
                <text:p>1.03744</text:p>
              </table:table-cell>
              <table:table-cell office:value-type="float" office:value="3.65828">
                <text:p>3.65828</text:p>
              </table:table-cell>
              <table:table-cell office:value-type="float" office:value="1.05306">
                <text:p>1.05306</text:p>
              </table:table-cell>
              <table:table-cell office:value-type="float" office:value="3.32259">
                <text:p>3.32259</text:p>
              </table:table-cell>
              <table:table-cell office:value-type="float" office:value="1.02957">
                <text:p>1.029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'PS3-1_cpu'.A3:'PS3-1_cpu'.A27 'PS3-1_cpu'.R2:'PS3-1_cpu'.T27" chart:data-source-has-labels="both" svg:x="0.32cm" svg:y="0.18cm" svg:width="11.873cm" svg:height="8.64cm">
          <chartooo:coordinate-region svg:x="1.682cm" svg:y="0.18cm" svg:width="10.37cm" svg:height="6.731cm"/>
          <chart:axis chart:dimension="x" chart:name="primary-x" chart:style-name="ch4" chartooo:axis-type="auto">
            <chartooo:date-scale/>
            <chart:categories table:cell-range-address="'PS3-1_cpu'.A3:'PS3-1_cpu'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cpu'.R3:'PS3-1_cpu'.R27" chart:label-cell-address="'PS3-1_cpu'.R2:'PS3-1_cpu'.R2" chart:class="chart:line">
            <chart:data-point chart:repeated="9"/>
          </chart:series>
          <chart:series chart:style-name="ch7" chart:values-cell-range-address="'PS3-1_cpu'.S3:'PS3-1_cpu'.S27" chart:label-cell-address="'PS3-1_cpu'.S2:'PS3-1_cpu'.S2" chart:class="chart:line">
            <chart:data-point chart:repeated="9"/>
          </chart:series>
          <chart:series chart:style-name="ch8" chart:values-cell-range-address="'PS3-1_cpu'.T3:'PS3-1_cpu'.T27" chart:label-cell-address="'PS3-1_cpu'.T2:'PS3-1_cpu'.T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kernel</text:p>
                <draw:g>
                  <svg:desc>'PS3-1_cpu'.R2:'PS3-1_cpu'.R2</svg:desc>
                </draw:g>
              </table:table-cell>
              <table:table-cell office:value-type="string">
                <text:p>1000x kernel</text:p>
                <draw:g>
                  <svg:desc>'PS3-1_cpu'.S2:'PS3-1_cpu'.S2</svg:desc>
                </draw:g>
              </table:table-cell>
              <table:table-cell office:value-type="string">
                <text:p>10000x kernel</text:p>
                <draw:g>
                  <svg:desc>'PS3-1_cpu'.T2:'PS3-1_cpu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cpu'.A3:'PS3-1_cpu'.A27</svg:desc>
                </draw:g>
              </table:table-cell>
              <table:table-cell office:value-type="float" office:value="0.648329">
                <text:p>0.648329</text:p>
                <draw:g>
                  <svg:desc>'PS3-1_cpu'.R3:'PS3-1_cpu'.R27</svg:desc>
                </draw:g>
              </table:table-cell>
              <table:table-cell office:value-type="float" office:value="10.4032">
                <text:p>10.4032</text:p>
                <draw:g>
                  <svg:desc>'PS3-1_cpu'.S3:'PS3-1_cpu'.S27</svg:desc>
                </draw:g>
              </table:table-cell>
              <table:table-cell office:value-type="float" office:value="75.5813">
                <text:p>75.5813</text:p>
                <draw:g>
                  <svg:desc>'PS3-1_cpu'.T3:'PS3-1_cpu'.T27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76.2334">
                <text:p>76.2334</text:p>
              </table:table-cell>
              <table:table-cell office:value-type="float" office:value="82.7109">
                <text:p>82.7109</text:p>
              </table:table-cell>
              <table:table-cell office:value-type="float" office:value="155.72">
                <text:p>155.72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156.498">
                <text:p>156.498</text:p>
              </table:table-cell>
              <table:table-cell office:value-type="float" office:value="164.35">
                <text:p>164.35</text:p>
              </table:table-cell>
              <table:table-cell office:value-type="float" office:value="244.784">
                <text:p>244.784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245.96">
                <text:p>245.96</text:p>
              </table:table-cell>
              <table:table-cell office:value-type="float" office:value="257.788">
                <text:p>257.788</text:p>
              </table:table-cell>
              <table:table-cell office:value-type="float" office:value="388.809">
                <text:p>388.809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391.16">
                <text:p>391.16</text:p>
              </table:table-cell>
              <table:table-cell office:value-type="float" office:value="414.256">
                <text:p>414.256</text:p>
              </table:table-cell>
              <table:table-cell office:value-type="float" office:value="660.436">
                <text:p>660.436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666.676">
                <text:p>666.676</text:p>
              </table:table-cell>
              <table:table-cell office:value-type="float" office:value="729.664">
                <text:p>729.664</text:p>
              </table:table-cell>
              <table:table-cell office:value-type="float" office:value="1388.35">
                <text:p>1388.35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1412.36">
                <text:p>1412.36</text:p>
              </table:table-cell>
              <table:table-cell office:value-type="float" office:value="1668.24">
                <text:p>1668.24</text:p>
              </table:table-cell>
              <table:table-cell office:value-type="float" office:value="4153.05">
                <text:p>4153.05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4365.28">
                <text:p>4365.28</text:p>
              </table:table-cell>
              <table:table-cell office:value-type="float" office:value="6327.78">
                <text:p>6327.78</text:p>
              </table:table-cell>
              <table:table-cell office:value-type="float" office:value="29660.4">
                <text:p>29660.4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31409.7">
                <text:p>31409.7</text:p>
              </table:table-cell>
              <table:table-cell office:value-type="float" office:value="51870.4">
                <text:p>51870.4</text:p>
              </table:table-cell>
              <table:table-cell office:value-type="float" office:value="233754">
                <text:p>2337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column-mapping="0 1 2 3 4" chart:style-name="ch1">
        <chart:legend chart:legend-position="end" svg:x="12.715cm" svg:y="2.957cm" style:legend-expansion="high" chart:style-name="ch2"/>
        <chart:plot-area chart:style-name="ch3" table:cell-range-address="'PS3-1_cpu'.A3:'PS3-1_cpu'.A27 'PS3-1_cpu'.L2:'PS3-1_cpu'.Q33" chart:data-source-has-labels="both" svg:x="0.319cm" svg:y="0.18cm" svg:width="12.077cm" svg:height="8.642cm">
          <chartooo:coordinate-region svg:x="1.311cm" svg:y="0.18cm" svg:width="10.944cm" svg:height="6.733cm"/>
          <chart:axis chart:dimension="x" chart:name="primary-x" chart:style-name="ch4" chartooo:axis-type="auto">
            <chartooo:date-scale/>
            <chart:categories table:cell-range-address="'PS3-1_cpu'.A3:'PS3-1_cpu'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cpu'.L3:'PS3-1_cpu'.L33" chart:label-cell-address="'PS3-1_cpu'.L2:'PS3-1_cpu'.L2" chart:class="chart:line">
            <chart:data-point chart:repeated="9"/>
          </chart:series>
          <chart:series chart:style-name="ch7" chart:values-cell-range-address="'PS3-1_cpu'.M3:'PS3-1_cpu'.M33" chart:label-cell-address="'PS3-1_cpu'.M2:'PS3-1_cpu'.M2" chart:class="chart:line">
            <chart:data-point chart:repeated="9"/>
          </chart:series>
          <chart:series chart:style-name="ch8" chart:values-cell-range-address="'PS3-1_cpu'.N3:'PS3-1_cpu'.N33" chart:label-cell-address="'PS3-1_cpu'.N2:'PS3-1_cpu'.N2" chart:class="chart:line">
            <chart:data-point chart:repeated="9"/>
          </chart:series>
          <chart:series chart:style-name="ch9" chart:values-cell-range-address="'PS3-1_cpu'.O3:'PS3-1_cpu'.O33" chart:label-cell-address="'PS3-1_cpu'.O2:'PS3-1_cpu'.O2" chart:class="chart:line">
            <chart:data-point chart:repeated="9"/>
          </chart:series>
          <chart:series chart:style-name="ch10" chart:values-cell-range-address="'PS3-1_cpu'.P3:'PS3-1_cpu'.P33" chart:label-cell-address="'PS3-1_cpu'.P2:'PS3-1_cpu'.P2" chart:class="chart:line">
            <chart:data-point chart:repeated="9"/>
          </chart:series>
          <chart:series chart:style-name="ch11" chart:values-cell-range-address="'PS3-1_cpu'.Q3:'PS3-1_cpu'.Q33" chart:label-cell-address="'PS3-1_cpu'.Q2:'PS3-1_cpu'.Q2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write</text:p>
                <draw:g>
                  <svg:desc>'PS3-1_cpu'.L2:'PS3-1_cpu'.L2</svg:desc>
                </draw:g>
              </table:table-cell>
              <table:table-cell office:value-type="string">
                <text:p>100x read</text:p>
                <draw:g>
                  <svg:desc>'PS3-1_cpu'.M2:'PS3-1_cpu'.M2</svg:desc>
                </draw:g>
              </table:table-cell>
              <table:table-cell office:value-type="string">
                <text:p>1000x write</text:p>
                <draw:g>
                  <svg:desc>'PS3-1_cpu'.N2:'PS3-1_cpu'.N2</svg:desc>
                </draw:g>
              </table:table-cell>
              <table:table-cell office:value-type="string">
                <text:p>1000x read</text:p>
                <draw:g>
                  <svg:desc>'PS3-1_cpu'.O2:'PS3-1_cpu'.O2</svg:desc>
                </draw:g>
              </table:table-cell>
              <table:table-cell office:value-type="string">
                <text:p>10000x write</text:p>
                <draw:g>
                  <svg:desc>'PS3-1_cpu'.P2:'PS3-1_cpu'.P2</svg:desc>
                </draw:g>
              </table:table-cell>
              <table:table-cell office:value-type="string">
                <text:p>10000x read</text:p>
                <draw:g>
                  <svg:desc>'PS3-1_cpu'.Q2:'PS3-1_cpu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cpu'.A3:'PS3-1_cpu'.A27</svg:desc>
                </draw:g>
              </table:table-cell>
              <table:table-cell office:value-type="float" office:value="0.08965">
                <text:p>0.08965</text:p>
                <draw:g>
                  <svg:desc>'PS3-1_cpu'.L3:'PS3-1_cpu'.L33</svg:desc>
                </draw:g>
              </table:table-cell>
              <table:table-cell office:value-type="float" office:value="0.883307">
                <text:p>0.883307</text:p>
                <draw:g>
                  <svg:desc>'PS3-1_cpu'.M3:'PS3-1_cpu'.M33</svg:desc>
                </draw:g>
              </table:table-cell>
              <table:table-cell office:value-type="float" office:value="0.741816">
                <text:p>0.741816</text:p>
                <draw:g>
                  <svg:desc>'PS3-1_cpu'.N3:'PS3-1_cpu'.N33</svg:desc>
                </draw:g>
              </table:table-cell>
              <table:table-cell office:value-type="float" office:value="2.47725">
                <text:p>2.47725</text:p>
                <draw:g>
                  <svg:desc>'PS3-1_cpu'.O3:'PS3-1_cpu'.O33</svg:desc>
                </draw:g>
              </table:table-cell>
              <table:table-cell office:value-type="float" office:value="6.99775">
                <text:p>6.99775</text:p>
                <draw:g>
                  <svg:desc>'PS3-1_cpu'.P3:'PS3-1_cpu'.P33</svg:desc>
                </draw:g>
              </table:table-cell>
              <table:table-cell office:value-type="float" office:value="18.0549">
                <text:p>18.0549</text:p>
                <draw:g>
                  <svg:desc>'PS3-1_cpu'.Q3:'PS3-1_cpu'.Q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64136">
                <text:p>0.064136</text:p>
              </table:table-cell>
              <table:table-cell office:value-type="float" office:value="0.065163">
                <text:p>0.065163</text:p>
              </table:table-cell>
              <table:table-cell office:value-type="float" office:value="0.62924">
                <text:p>0.62924</text:p>
              </table:table-cell>
              <table:table-cell office:value-type="float" office:value="0.663229">
                <text:p>0.663229</text:p>
              </table:table-cell>
              <table:table-cell office:value-type="float" office:value="7.402626">
                <text:p>7.402626</text:p>
              </table:table-cell>
              <table:table-cell office:value-type="float" office:value="11.0712">
                <text:p>11.0712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77214">
                <text:p>0.077214</text:p>
              </table:table-cell>
              <table:table-cell office:value-type="float" office:value="0.081331">
                <text:p>0.081331</text:p>
              </table:table-cell>
              <table:table-cell office:value-type="float" office:value="0.7414">
                <text:p>0.7414</text:p>
              </table:table-cell>
              <table:table-cell office:value-type="float" office:value="0.785902">
                <text:p>0.785902</text:p>
              </table:table-cell>
              <table:table-cell office:value-type="float" office:value="17.218279">
                <text:p>17.218279</text:p>
              </table:table-cell>
              <table:table-cell office:value-type="float" office:value="8.29663">
                <text:p>8.29663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107042">
                <text:p>0.107042</text:p>
              </table:table-cell>
              <table:table-cell office:value-type="float" office:value="0.107562">
                <text:p>0.107562</text:p>
              </table:table-cell>
              <table:table-cell office:value-type="float" office:value="1.047101">
                <text:p>1.047101</text:p>
              </table:table-cell>
              <table:table-cell office:value-type="float" office:value="1.04807">
                <text:p>1.04807</text:p>
              </table:table-cell>
              <table:table-cell office:value-type="float" office:value="11.214769">
                <text:p>11.214769</text:p>
              </table:table-cell>
              <table:table-cell office:value-type="float" office:value="10.6474">
                <text:p>10.647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255691">
                <text:p>0.255691</text:p>
              </table:table-cell>
              <table:table-cell office:value-type="float" office:value="0.216961">
                <text:p>0.216961</text:p>
              </table:table-cell>
              <table:table-cell office:value-type="float" office:value="2.804302">
                <text:p>2.804302</text:p>
              </table:table-cell>
              <table:table-cell office:value-type="float" office:value="2.01657">
                <text:p>2.01657</text:p>
              </table:table-cell>
              <table:table-cell office:value-type="float" office:value="22.768574">
                <text:p>22.768574</text:p>
              </table:table-cell>
              <table:table-cell office:value-type="float" office:value="20.5694">
                <text:p>20.5694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787866">
                <text:p>0.787866</text:p>
              </table:table-cell>
              <table:table-cell office:value-type="float" office:value="0.656617">
                <text:p>0.656617</text:p>
              </table:table-cell>
              <table:table-cell office:value-type="float" office:value="6.83068">
                <text:p>6.83068</text:p>
              </table:table-cell>
              <table:table-cell office:value-type="float" office:value="6.16026">
                <text:p>6.16026</text:p>
              </table:table-cell>
              <table:table-cell office:value-type="float" office:value="68.31351">
                <text:p>68.31351</text:p>
              </table:table-cell>
              <table:table-cell office:value-type="float" office:value="62.5032">
                <text:p>62.5032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2.723738">
                <text:p>2.723738</text:p>
              </table:table-cell>
              <table:table-cell office:value-type="float" office:value="2.47531">
                <text:p>2.47531</text:p>
              </table:table-cell>
              <table:table-cell office:value-type="float" office:value="25.25627">
                <text:p>25.25627</text:p>
              </table:table-cell>
              <table:table-cell office:value-type="float" office:value="23.5891">
                <text:p>23.5891</text:p>
              </table:table-cell>
              <table:table-cell office:value-type="float" office:value="251.052754">
                <text:p>251.052754</text:p>
              </table:table-cell>
              <table:table-cell office:value-type="float" office:value="237.518">
                <text:p>237.518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3.556363">
                <text:p>13.556363</text:p>
              </table:table-cell>
              <table:table-cell office:value-type="float" office:value="13.8673">
                <text:p>13.8673</text:p>
              </table:table-cell>
              <table:table-cell office:value-type="float" office:value="126.355093">
                <text:p>126.355093</text:p>
              </table:table-cell>
              <table:table-cell office:value-type="float" office:value="134.286">
                <text:p>134.286</text:p>
              </table:table-cell>
              <table:table-cell office:value-type="float" office:value="1430.730406">
                <text:p>1430.730406</text:p>
              </table:table-cell>
              <table:table-cell office:value-type="float" office:value="1483.5">
                <text:p>1483.5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70.42158">
                <text:p>70.42158</text:p>
              </table:table-cell>
              <table:table-cell office:value-type="float" office:value="69.6982">
                <text:p>69.6982</text:p>
              </table:table-cell>
              <table:table-cell office:value-type="float" office:value="738.78199">
                <text:p>738.78199</text:p>
              </table:table-cell>
              <table:table-cell office:value-type="float" office:value="712.385">
                <text:p>712.385</text:p>
              </table:table-cell>
              <table:table-cell office:value-type="float" office:value="7275.92266">
                <text:p>7275.92266</text:p>
              </table:table-cell>
              <table:table-cell office:value-type="float" office:value="7022.43">
                <text:p>7022.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'PS3-2_cpu'.A3:'PS3-2_cpu'.A27 'PS3-2_cpu'.R2:'PS3-2_cpu'.T27" chart:data-source-has-labels="both" svg:x="0.32cm" svg:y="0.18cm" svg:width="11.873cm" svg:height="8.64cm">
          <chartooo:coordinate-region svg:x="1.682cm" svg:y="0.18cm" svg:width="10.37cm" svg:height="6.731cm"/>
          <chart:axis chart:dimension="x" chart:name="primary-x" chart:style-name="ch4" chartooo:axis-type="auto">
            <chartooo:date-scale/>
            <chart:categories table:cell-range-address="'PS3-2_cpu'.A3:'PS3-2_cpu'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cpu'.R3:'PS3-2_cpu'.R27" chart:label-cell-address="'PS3-2_cpu'.R2:'PS3-2_cpu'.R2" chart:class="chart:line">
            <chart:data-point chart:repeated="9"/>
          </chart:series>
          <chart:series chart:style-name="ch7" chart:values-cell-range-address="'PS3-2_cpu'.S3:'PS3-2_cpu'.S27" chart:label-cell-address="'PS3-2_cpu'.S2:'PS3-2_cpu'.S2" chart:class="chart:line">
            <chart:data-point chart:repeated="9"/>
          </chart:series>
          <chart:series chart:style-name="ch8" chart:values-cell-range-address="'PS3-2_cpu'.T3:'PS3-2_cpu'.T27" chart:label-cell-address="'PS3-2_cpu'.T2:'PS3-2_cpu'.T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kernel</text:p>
                <draw:g>
                  <svg:desc>'PS3-2_cpu'.R2:'PS3-2_cpu'.R2</svg:desc>
                </draw:g>
              </table:table-cell>
              <table:table-cell office:value-type="string">
                <text:p>1000x kernel</text:p>
                <draw:g>
                  <svg:desc>'PS3-2_cpu'.S2:'PS3-2_cpu'.S2</svg:desc>
                </draw:g>
              </table:table-cell>
              <table:table-cell office:value-type="string">
                <text:p>10000x kernel</text:p>
                <draw:g>
                  <svg:desc>'PS3-2_cpu'.T2:'PS3-2_cpu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cpu'.A3:'PS3-2_cpu'.A27</svg:desc>
                </draw:g>
              </table:table-cell>
              <table:table-cell office:value-type="float" office:value="0.844391">
                <text:p>0.844391</text:p>
                <draw:g>
                  <svg:desc>'PS3-2_cpu'.R3:'PS3-2_cpu'.R27</svg:desc>
                </draw:g>
              </table:table-cell>
              <table:table-cell office:value-type="float" office:value="15.2526">
                <text:p>15.2526</text:p>
                <draw:g>
                  <svg:desc>'PS3-2_cpu'.S3:'PS3-2_cpu'.S27</svg:desc>
                </draw:g>
              </table:table-cell>
              <table:table-cell office:value-type="float" office:value="110.396">
                <text:p>110.396</text:p>
                <draw:g>
                  <svg:desc>'PS3-2_cpu'.T3:'PS3-2_cpu'.T27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112.32">
                <text:p>112.32</text:p>
              </table:table-cell>
              <table:table-cell office:value-type="float" office:value="125.803">
                <text:p>125.803</text:p>
              </table:table-cell>
              <table:table-cell office:value-type="float" office:value="269.59">
                <text:p>269.59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271.767">
                <text:p>271.767</text:p>
              </table:table-cell>
              <table:table-cell office:value-type="float" office:value="292.168">
                <text:p>292.168</text:p>
              </table:table-cell>
              <table:table-cell office:value-type="float" office:value="517.087">
                <text:p>517.087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520.347">
                <text:p>520.347</text:p>
              </table:table-cell>
              <table:table-cell office:value-type="float" office:value="546.873">
                <text:p>546.873</text:p>
              </table:table-cell>
              <table:table-cell office:value-type="float" office:value="904.243">
                <text:p>904.243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910.137">
                <text:p>910.137</text:p>
              </table:table-cell>
              <table:table-cell office:value-type="float" office:value="975.508">
                <text:p>975.508</text:p>
              </table:table-cell>
              <table:table-cell office:value-type="float" office:value="1515.51">
                <text:p>1515.51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1554.99">
                <text:p>1554.99</text:p>
              </table:table-cell>
              <table:table-cell office:value-type="float" office:value="1773.2">
                <text:p>1773.2</text:p>
              </table:table-cell>
              <table:table-cell office:value-type="float" office:value="2943.07">
                <text:p>2943.07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2980.75">
                <text:p>2980.75</text:p>
              </table:table-cell>
              <table:table-cell office:value-type="float" office:value="3420.11">
                <text:p>3420.11</text:p>
              </table:table-cell>
              <table:table-cell office:value-type="float" office:value="8762.64">
                <text:p>8762.64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9309.39">
                <text:p>9309.39</text:p>
              </table:table-cell>
              <table:table-cell office:value-type="float" office:value="13315.6">
                <text:p>13315.6</text:p>
              </table:table-cell>
              <table:table-cell office:value-type="float" office:value="45661.4">
                <text:p>45661.4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48069.2">
                <text:p>48069.2</text:p>
              </table:table-cell>
              <table:table-cell office:value-type="float" office:value="72164.5">
                <text:p>72164.5</text:p>
              </table:table-cell>
              <table:table-cell office:value-type="float" office:value="318009">
                <text:p>3180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2.715cm" svg:y="2.957cm" style:legend-expansion="high" chart:style-name="ch2"/>
        <chart:plot-area chart:style-name="ch3" table:cell-range-address="'PS3-2_cpu'.A3:'PS3-2_cpu'.A33 'PS3-2_cpu'.L2:'PS3-2_cpu'.Q33" chart:data-source-has-labels="both" svg:x="0.319cm" svg:y="0.18cm" svg:width="12.077cm" svg:height="8.642cm">
          <chartooo:coordinate-region svg:x="0.755cm" svg:y="0.18cm" svg:width="11.401cm" svg:height="6.733cm"/>
          <chart:axis chart:dimension="x" chart:name="primary-x" chart:style-name="ch4" chartooo:axis-type="auto">
            <chartooo:date-scale/>
            <chart:categories table:cell-range-address="'PS3-2_cpu'.A3:'PS3-2_cpu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cpu'.L3:'PS3-2_cpu'.L33" chart:label-cell-address="'PS3-2_cpu'.L2:'PS3-2_cpu'.L2" chart:class="chart:line">
            <chart:data-point chart:repeated="9"/>
          </chart:series>
          <chart:series chart:style-name="ch7" chart:values-cell-range-address="'PS3-2_cpu'.M3:'PS3-2_cpu'.M33" chart:label-cell-address="'PS3-2_cpu'.M2:'PS3-2_cpu'.M2" chart:class="chart:line">
            <chart:data-point chart:repeated="9"/>
          </chart:series>
          <chart:series chart:style-name="ch8" chart:values-cell-range-address="'PS3-2_cpu'.N3:'PS3-2_cpu'.N33" chart:label-cell-address="'PS3-2_cpu'.N2:'PS3-2_cpu'.N2" chart:class="chart:line">
            <chart:data-point chart:repeated="9"/>
          </chart:series>
          <chart:series chart:style-name="ch9" chart:values-cell-range-address="'PS3-2_cpu'.O3:'PS3-2_cpu'.O33" chart:label-cell-address="'PS3-2_cpu'.O2:'PS3-2_cpu'.O2" chart:class="chart:line">
            <chart:data-point chart:repeated="9"/>
          </chart:series>
          <chart:series chart:style-name="ch10" chart:values-cell-range-address="'PS3-2_cpu'.P3:'PS3-2_cpu'.P33" chart:label-cell-address="'PS3-2_cpu'.P2:'PS3-2_cpu'.P2" chart:class="chart:line">
            <chart:data-point chart:repeated="9"/>
          </chart:series>
          <chart:series chart:style-name="ch11" chart:values-cell-range-address="'PS3-2_cpu'.Q3:'PS3-2_cpu'.Q33" chart:label-cell-address="'PS3-2_cpu'.Q2:'PS3-2_cpu'.Q2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write</text:p>
                <draw:g>
                  <svg:desc>'PS3-2_cpu'.L2:'PS3-2_cpu'.L2</svg:desc>
                </draw:g>
              </table:table-cell>
              <table:table-cell office:value-type="string">
                <text:p>100x read</text:p>
                <draw:g>
                  <svg:desc>'PS3-2_cpu'.M2:'PS3-2_cpu'.M2</svg:desc>
                </draw:g>
              </table:table-cell>
              <table:table-cell office:value-type="string">
                <text:p>1000x write</text:p>
                <draw:g>
                  <svg:desc>'PS3-2_cpu'.N2:'PS3-2_cpu'.N2</svg:desc>
                </draw:g>
              </table:table-cell>
              <table:table-cell office:value-type="string">
                <text:p>1000x read</text:p>
                <draw:g>
                  <svg:desc>'PS3-2_cpu'.O2:'PS3-2_cpu'.O2</svg:desc>
                </draw:g>
              </table:table-cell>
              <table:table-cell office:value-type="string">
                <text:p>10000x write</text:p>
                <draw:g>
                  <svg:desc>'PS3-2_cpu'.P2:'PS3-2_cpu'.P2</svg:desc>
                </draw:g>
              </table:table-cell>
              <table:table-cell office:value-type="string">
                <text:p>10000x read</text:p>
                <draw:g>
                  <svg:desc>'PS3-2_cpu'.Q2:'PS3-2_cpu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cpu'.A3:'PS3-2_cpu'.A33</svg:desc>
                </draw:g>
              </table:table-cell>
              <table:table-cell office:value-type="float" office:value="0.008375">
                <text:p>0.008375</text:p>
                <draw:g>
                  <svg:desc>'PS3-2_cpu'.L3:'PS3-2_cpu'.L33</svg:desc>
                </draw:g>
              </table:table-cell>
              <table:table-cell office:value-type="float" office:value="0.002389">
                <text:p>0.002389</text:p>
                <draw:g>
                  <svg:desc>'PS3-2_cpu'.M3:'PS3-2_cpu'.M33</svg:desc>
                </draw:g>
              </table:table-cell>
              <table:table-cell office:value-type="float" office:value="0.004064">
                <text:p>0.004064</text:p>
                <draw:g>
                  <svg:desc>'PS3-2_cpu'.N3:'PS3-2_cpu'.N33</svg:desc>
                </draw:g>
              </table:table-cell>
              <table:table-cell office:value-type="float" office:value="0.00228">
                <text:p>0.00228</text:p>
                <draw:g>
                  <svg:desc>'PS3-2_cpu'.O3:'PS3-2_cpu'.O33</svg:desc>
                </draw:g>
              </table:table-cell>
              <table:table-cell office:value-type="float" office:value="0.005245">
                <text:p>0.005245</text:p>
                <draw:g>
                  <svg:desc>'PS3-2_cpu'.P3:'PS3-2_cpu'.P33</svg:desc>
                </draw:g>
              </table:table-cell>
              <table:table-cell office:value-type="float" office:value="0.002323">
                <text:p>0.002323</text:p>
                <draw:g>
                  <svg:desc>'PS3-2_cpu'.Q3:'PS3-2_cpu'.Q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04117">
                <text:p>0.004117</text:p>
              </table:table-cell>
              <table:table-cell office:value-type="float" office:value="0.002171">
                <text:p>0.002171</text:p>
              </table:table-cell>
              <table:table-cell office:value-type="float" office:value="0.004108">
                <text:p>0.004108</text:p>
              </table:table-cell>
              <table:table-cell office:value-type="float" office:value="0.002613">
                <text:p>0.002613</text:p>
              </table:table-cell>
              <table:table-cell office:value-type="float" office:value="0.005632">
                <text:p>0.005632</text:p>
              </table:table-cell>
              <table:table-cell office:value-type="float" office:value="0.002291">
                <text:p>0.002291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04472">
                <text:p>0.004472</text:p>
              </table:table-cell>
              <table:table-cell office:value-type="float" office:value="0.002228">
                <text:p>0.002228</text:p>
              </table:table-cell>
              <table:table-cell office:value-type="float" office:value="0.00505">
                <text:p>0.00505</text:p>
              </table:table-cell>
              <table:table-cell office:value-type="float" office:value="0.002501">
                <text:p>0.002501</text:p>
              </table:table-cell>
              <table:table-cell office:value-type="float" office:value="0.005414">
                <text:p>0.005414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06465">
                <text:p>0.006465</text:p>
              </table:table-cell>
              <table:table-cell office:value-type="float" office:value="0.002849">
                <text:p>0.002849</text:p>
              </table:table-cell>
              <table:table-cell office:value-type="float" office:value="0.007037">
                <text:p>0.007037</text:p>
              </table:table-cell>
              <table:table-cell office:value-type="float" office:value="0.002601">
                <text:p>0.002601</text:p>
              </table:table-cell>
              <table:table-cell office:value-type="float" office:value="0.004844">
                <text:p>0.004844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39786">
                <text:p>0.039786</text:p>
              </table:table-cell>
              <table:table-cell office:value-type="float" office:value="0.005226">
                <text:p>0.005226</text:p>
              </table:table-cell>
              <table:table-cell office:value-type="float" office:value="0.040499">
                <text:p>0.040499</text:p>
              </table:table-cell>
              <table:table-cell office:value-type="float" office:value="0.004159">
                <text:p>0.004159</text:p>
              </table:table-cell>
              <table:table-cell office:value-type="float" office:value="0.038003">
                <text:p>0.038003</text:p>
              </table:table-cell>
              <table:table-cell office:value-type="float" office:value="0.004887">
                <text:p>0.004887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136818">
                <text:p>0.136818</text:p>
              </table:table-cell>
              <table:table-cell office:value-type="float" office:value="0.012135">
                <text:p>0.012135</text:p>
              </table:table-cell>
              <table:table-cell office:value-type="float" office:value="0.127671">
                <text:p>0.127671</text:p>
              </table:table-cell>
              <table:table-cell office:value-type="float" office:value="0.012991">
                <text:p>0.012991</text:p>
              </table:table-cell>
              <table:table-cell office:value-type="float" office:value="0.129359">
                <text:p>0.129359</text:p>
              </table:table-cell>
              <table:table-cell office:value-type="float" office:value="0.010825">
                <text:p>0.010825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449791">
                <text:p>0.449791</text:p>
              </table:table-cell>
              <table:table-cell office:value-type="float" office:value="0.04096">
                <text:p>0.04096</text:p>
              </table:table-cell>
              <table:table-cell office:value-type="float" office:value="0.491466">
                <text:p>0.491466</text:p>
              </table:table-cell>
              <table:table-cell office:value-type="float" office:value="0.043191">
                <text:p>0.043191</text:p>
              </table:table-cell>
              <table:table-cell office:value-type="float" office:value="0.464995">
                <text:p>0.464995</text:p>
              </table:table-cell>
              <table:table-cell office:value-type="float" office:value="0.045136">
                <text:p>0.045136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.673045">
                <text:p>1.673045</text:p>
              </table:table-cell>
              <table:table-cell office:value-type="float" office:value="0.230722">
                <text:p>0.230722</text:p>
              </table:table-cell>
              <table:table-cell office:value-type="float" office:value="2.219576">
                <text:p>2.219576</text:p>
              </table:table-cell>
              <table:table-cell office:value-type="float" office:value="0.179935">
                <text:p>0.179935</text:p>
              </table:table-cell>
              <table:table-cell office:value-type="float" office:value="1.850334">
                <text:p>1.850334</text:p>
              </table:table-cell>
              <table:table-cell office:value-type="float" office:value="0.18295">
                <text:p>0.18295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7.37849">
                <text:p>7.37849</text:p>
              </table:table-cell>
              <table:table-cell office:value-type="float" office:value="0.836483">
                <text:p>0.836483</text:p>
              </table:table-cell>
              <table:table-cell office:value-type="float" office:value="7.71269">
                <text:p>7.71269</text:p>
              </table:table-cell>
              <table:table-cell office:value-type="float" office:value="0.780283">
                <text:p>0.780283</text:p>
              </table:table-cell>
              <table:table-cell office:value-type="float" office:value="6.6133">
                <text:p>6.6133</text:p>
              </table:table-cell>
              <table:table-cell office:value-type="float" office:value="0.828214">
                <text:p>0.8282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